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547in" svg:y="1.0118in">
            <draw:object draw:notify-on-update-of-ranges="Sheet1.A2:Sheet1.A401 Sheet1.B1:Sheet1.B1 Sheet1.B2:Sheet1.B401 Sheet1.A2:Sheet1.A401 Sheet1.C1:Sheet1.C1 Sheet1.C2:Sheet1.C401 Sheet1.A2:Sheet1.A401 Sheet1.D1:Sheet1.D1 Sheet1.D2:Sheet1.D401 Sheet1.A2:Sheet1.A401 Sheet1.E1:Sheet1.E1 Sheet1.E2:Sheet1.E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4284" calcext:value-type="float">
            <text:p>0.914284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91764" calcext:value-type="float">
            <text:p>0.91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7912" calcext:value-type="float">
            <text:p>0.927912</text:p>
          </table:table-cell>
          <table:table-cell office:value-type="float" office:value="0.931708" calcext:value-type="float">
            <text:p>0.931708</text:p>
          </table:table-cell>
          <table:table-cell office:value-type="float" office:value="0.931216" calcext:value-type="float">
            <text:p>0.931216</text:p>
          </table:table-cell>
          <table:table-cell office:value-type="float" office:value="0.937296" calcext:value-type="float">
            <text:p>0.937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8164" calcext:value-type="float">
            <text:p>0.938164</text:p>
          </table:table-cell>
          <table:table-cell office:value-type="float" office:value="0.941652" calcext:value-type="float">
            <text:p>0.941652</text:p>
          </table:table-cell>
          <table:table-cell office:value-type="float" office:value="0.94046" calcext:value-type="float">
            <text:p>0.94046</text:p>
          </table:table-cell>
          <table:table-cell office:value-type="float" office:value="0.947808" calcext:value-type="float">
            <text:p>0.947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438" calcext:value-type="float">
            <text:p>0.94438</text:p>
          </table:table-cell>
          <table:table-cell office:value-type="float" office:value="0.947908" calcext:value-type="float">
            <text:p>0.947908</text:p>
          </table:table-cell>
          <table:table-cell office:value-type="float" office:value="0.947264" calcext:value-type="float">
            <text:p>0.947264</text:p>
          </table:table-cell>
          <table:table-cell office:value-type="float" office:value="0.956168" calcext:value-type="float">
            <text:p>0.956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026" calcext:value-type="float">
            <text:p>0.95026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51112" calcext:value-type="float">
            <text:p>0.951112</text:p>
          </table:table-cell>
          <table:table-cell office:value-type="float" office:value="0.962468" calcext:value-type="float">
            <text:p>0.962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3812" calcext:value-type="float">
            <text:p>0.953812</text:p>
          </table:table-cell>
          <table:table-cell office:value-type="float" office:value="0.95628" calcext:value-type="float">
            <text:p>0.95628</text:p>
          </table:table-cell>
          <table:table-cell office:value-type="float" office:value="0.954444" calcext:value-type="float">
            <text:p>0.954444</text:p>
          </table:table-cell>
          <table:table-cell office:value-type="float" office:value="0.967228" calcext:value-type="float">
            <text:p>0.967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08" calcext:value-type="float">
            <text:p>0.956508</text:p>
          </table:table-cell>
          <table:table-cell office:value-type="float" office:value="0.959504" calcext:value-type="float">
            <text:p>0.959504</text:p>
          </table:table-cell>
          <table:table-cell office:value-type="float" office:value="0.956784" calcext:value-type="float">
            <text:p>0.956784</text:p>
          </table:table-cell>
          <table:table-cell office:value-type="float" office:value="0.970676" calcext:value-type="float">
            <text:p>0.970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9148" calcext:value-type="float">
            <text:p>0.959148</text:p>
          </table:table-cell>
          <table:table-cell office:value-type="float" office:value="0.962384" calcext:value-type="float">
            <text:p>0.962384</text:p>
          </table:table-cell>
          <table:table-cell office:value-type="float" office:value="0.957564" calcext:value-type="float">
            <text:p>0.957564</text:p>
          </table:table-cell>
          <table:table-cell office:value-type="float" office:value="0.973812" calcext:value-type="float">
            <text:p>0.9738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0052" calcext:value-type="float">
            <text:p>0.960052</text:p>
          </table:table-cell>
          <table:table-cell office:value-type="float" office:value="0.96454" calcext:value-type="float">
            <text:p>0.96454</text:p>
          </table:table-cell>
          <table:table-cell office:value-type="float" office:value="0.959704" calcext:value-type="float">
            <text:p>0.959704</text:p>
          </table:table-cell>
          <table:table-cell office:value-type="float" office:value="0.976588" calcext:value-type="float">
            <text:p>0.9765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0464" calcext:value-type="float">
            <text:p>0.960464</text:p>
          </table:table-cell>
          <table:table-cell office:value-type="float" office:value="0.966256" calcext:value-type="float">
            <text:p>0.966256</text:p>
          </table:table-cell>
          <table:table-cell office:value-type="float" office:value="0.961584" calcext:value-type="float">
            <text:p>0.961584</text:p>
          </table:table-cell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2276" calcext:value-type="float">
            <text:p>0.962276</text:p>
          </table:table-cell>
          <table:table-cell office:value-type="float" office:value="0.967736" calcext:value-type="float">
            <text:p>0.967736</text:p>
          </table:table-cell>
          <table:table-cell office:value-type="float" office:value="0.962768" calcext:value-type="float">
            <text:p>0.962768</text:p>
          </table:table-cell>
          <table:table-cell office:value-type="float" office:value="0.979964" calcext:value-type="float">
            <text:p>0.979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3236" calcext:value-type="float">
            <text:p>0.963236</text:p>
          </table:table-cell>
          <table:table-cell office:value-type="float" office:value="0.96982" calcext:value-type="float">
            <text:p>0.96982</text:p>
          </table:table-cell>
          <table:table-cell office:value-type="float" office:value="0.962948" calcext:value-type="float">
            <text:p>0.962948</text:p>
          </table:table-cell>
          <table:table-cell office:value-type="float" office:value="0.981528" calcext:value-type="float">
            <text:p>0.981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4976" calcext:value-type="float">
            <text:p>0.964976</text:p>
          </table:table-cell>
          <table:table-cell office:value-type="float" office:value="0.971288" calcext:value-type="float">
            <text:p>0.971288</text:p>
          </table:table-cell>
          <table:table-cell office:value-type="float" office:value="0.964508" calcext:value-type="float">
            <text:p>0.964508</text:p>
          </table:table-cell>
          <table:table-cell office:value-type="float" office:value="0.983144" calcext:value-type="float">
            <text:p>0.983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5524" calcext:value-type="float">
            <text:p>0.965524</text:p>
          </table:table-cell>
          <table:table-cell office:value-type="float" office:value="0.972224" calcext:value-type="float">
            <text:p>0.972224</text:p>
          </table:table-cell>
          <table:table-cell office:value-type="float" office:value="0.965344" calcext:value-type="float">
            <text:p>0.965344</text:p>
          </table:table-cell>
          <table:table-cell office:value-type="float" office:value="0.98406" calcext:value-type="float">
            <text:p>0.98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5732" calcext:value-type="float">
            <text:p>0.965732</text:p>
          </table:table-cell>
          <table:table-cell office:value-type="float" office:value="0.973964" calcext:value-type="float">
            <text:p>0.973964</text:p>
          </table:table-cell>
          <table:table-cell office:value-type="float" office:value="0.965664" calcext:value-type="float">
            <text:p>0.965664</text:p>
          </table:table-cell>
          <table:table-cell office:value-type="float" office:value="0.984668" calcext:value-type="float">
            <text:p>0.9846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4908" calcext:value-type="float">
            <text:p>0.964908</text:p>
          </table:table-cell>
          <table:table-cell office:value-type="float" office:value="0.975244" calcext:value-type="float">
            <text:p>0.975244</text:p>
          </table:table-cell>
          <table:table-cell office:value-type="float" office:value="0.966344" calcext:value-type="float">
            <text:p>0.966344</text:p>
          </table:table-cell>
          <table:table-cell office:value-type="float" office:value="0.985852" calcext:value-type="float">
            <text:p>0.9858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75852" calcext:value-type="float">
            <text:p>0.975852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86584" calcext:value-type="float">
            <text:p>0.9865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7256" calcext:value-type="float">
            <text:p>0.967256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66508" calcext:value-type="float">
            <text:p>0.966508</text:p>
          </table:table-cell>
          <table:table-cell office:value-type="float" office:value="0.987264" calcext:value-type="float">
            <text:p>0.987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67868" calcext:value-type="float">
            <text:p>0.967868</text:p>
          </table:table-cell>
          <table:table-cell office:value-type="float" office:value="0.977252" calcext:value-type="float">
            <text:p>0.977252</text:p>
          </table:table-cell>
          <table:table-cell office:value-type="float" office:value="0.96696" calcext:value-type="float">
            <text:p>0.96696</text:p>
          </table:table-cell>
          <table:table-cell office:value-type="float" office:value="0.987944" calcext:value-type="float">
            <text:p>0.9879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8836" calcext:value-type="float">
            <text:p>0.968836</text:p>
          </table:table-cell>
          <table:table-cell office:value-type="float" office:value="0.978416" calcext:value-type="float">
            <text:p>0.978416</text:p>
          </table:table-cell>
          <table:table-cell office:value-type="float" office:value="0.96752" calcext:value-type="float">
            <text:p>0.96752</text:p>
          </table:table-cell>
          <table:table-cell office:value-type="float" office:value="0.988604" calcext:value-type="float">
            <text:p>0.988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8244" calcext:value-type="float">
            <text:p>0.968244</text:p>
          </table:table-cell>
          <table:table-cell office:value-type="float" office:value="0.979476" calcext:value-type="float">
            <text:p>0.979476</text:p>
          </table:table-cell>
          <table:table-cell office:value-type="float" office:value="0.96782" calcext:value-type="float">
            <text:p>0.96782</text:p>
          </table:table-cell>
          <table:table-cell office:value-type="float" office:value="0.988936" calcext:value-type="float">
            <text:p>0.9889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68932" calcext:value-type="float">
            <text:p>0.968932</text:p>
          </table:table-cell>
          <table:table-cell office:value-type="float" office:value="0.979976" calcext:value-type="float">
            <text:p>0.979976</text:p>
          </table:table-cell>
          <table:table-cell office:value-type="float" office:value="0.968496" calcext:value-type="float">
            <text:p>0.968496</text:p>
          </table:table-cell>
          <table:table-cell office:value-type="float" office:value="0.989396" calcext:value-type="float">
            <text:p>0.9893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69656" calcext:value-type="float">
            <text:p>0.969656</text:p>
          </table:table-cell>
          <table:table-cell office:value-type="float" office:value="0.980604" calcext:value-type="float">
            <text:p>0.980604</text:p>
          </table:table-cell>
          <table:table-cell office:value-type="float" office:value="0.967764" calcext:value-type="float">
            <text:p>0.967764</text:p>
          </table:table-cell>
          <table:table-cell office:value-type="float" office:value="0.989964" calcext:value-type="float">
            <text:p>0.989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9104" calcext:value-type="float">
            <text:p>0.969104</text:p>
          </table:table-cell>
          <table:table-cell office:value-type="float" office:value="0.981832" calcext:value-type="float">
            <text:p>0.981832</text:p>
          </table:table-cell>
          <table:table-cell office:value-type="float" office:value="0.968548" calcext:value-type="float">
            <text:p>0.968548</text:p>
          </table:table-cell>
          <table:table-cell office:value-type="float" office:value="0.990376" calcext:value-type="float">
            <text:p>0.9903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9304" calcext:value-type="float">
            <text:p>0.969304</text:p>
          </table:table-cell>
          <table:table-cell office:value-type="float" office:value="0.982248" calcext:value-type="float">
            <text:p>0.982248</text:p>
          </table:table-cell>
          <table:table-cell office:value-type="float" office:value="0.968016" calcext:value-type="float">
            <text:p>0.968016</text:p>
          </table:table-cell>
          <table:table-cell office:value-type="float" office:value="0.990692" calcext:value-type="float">
            <text:p>0.990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904" calcext:value-type="float">
            <text:p>0.96904</text:p>
          </table:table-cell>
          <table:table-cell office:value-type="float" office:value="0.983084" calcext:value-type="float">
            <text:p>0.983084</text:p>
          </table:table-cell>
          <table:table-cell office:value-type="float" office:value="0.969256" calcext:value-type="float">
            <text:p>0.969256</text:p>
          </table:table-cell>
          <table:table-cell office:value-type="float" office:value="0.991052" calcext:value-type="float">
            <text:p>0.991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044" calcext:value-type="float">
            <text:p>0.97044</text:p>
          </table:table-cell>
          <table:table-cell office:value-type="float" office:value="0.983596" calcext:value-type="float">
            <text:p>0.983596</text:p>
          </table:table-cell>
          <table:table-cell office:value-type="float" office:value="0.96866" calcext:value-type="float">
            <text:p>0.96866</text:p>
          </table:table-cell>
          <table:table-cell office:value-type="float" office:value="0.991308" calcext:value-type="float">
            <text:p>0.9913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0216" calcext:value-type="float">
            <text:p>0.970216</text:p>
          </table:table-cell>
          <table:table-cell office:value-type="float" office:value="0.98428" calcext:value-type="float">
            <text:p>0.98428</text:p>
          </table:table-cell>
          <table:table-cell office:value-type="float" office:value="0.96958" calcext:value-type="float">
            <text:p>0.96958</text:p>
          </table:table-cell>
          <table:table-cell office:value-type="float" office:value="0.991652" calcext:value-type="float">
            <text:p>0.991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508" calcext:value-type="float">
            <text:p>0.970508</text:p>
          </table:table-cell>
          <table:table-cell office:value-type="float" office:value="0.984872" calcext:value-type="float">
            <text:p>0.984872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91948" calcext:value-type="float">
            <text:p>0.991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0528" calcext:value-type="float">
            <text:p>0.970528</text:p>
          </table:table-cell>
          <table:table-cell office:value-type="float" office:value="0.985504" calcext:value-type="float">
            <text:p>0.985504</text:p>
          </table:table-cell>
          <table:table-cell office:value-type="float" office:value="0.969916" calcext:value-type="float">
            <text:p>0.969916</text:p>
          </table:table-cell>
          <table:table-cell office:value-type="float" office:value="0.992268" calcext:value-type="float">
            <text:p>0.9922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85988" calcext:value-type="float">
            <text:p>0.985988</text:p>
          </table:table-cell>
          <table:table-cell office:value-type="float" office:value="0.969292" calcext:value-type="float">
            <text:p>0.969292</text:p>
          </table:table-cell>
          <table:table-cell office:value-type="float" office:value="0.99252" calcext:value-type="float">
            <text:p>0.99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1484" calcext:value-type="float">
            <text:p>0.971484</text:p>
          </table:table-cell>
          <table:table-cell office:value-type="float" office:value="0.986112" calcext:value-type="float">
            <text:p>0.986112</text:p>
          </table:table-cell>
          <table:table-cell office:value-type="float" office:value="0.969728" calcext:value-type="float">
            <text:p>0.969728</text:p>
          </table:table-cell>
          <table:table-cell office:value-type="float" office:value="0.992668" calcext:value-type="float">
            <text:p>0.9926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1248" calcext:value-type="float">
            <text:p>0.971248</text:p>
          </table:table-cell>
          <table:table-cell office:value-type="float" office:value="0.986596" calcext:value-type="float">
            <text:p>0.986596</text:p>
          </table:table-cell>
          <table:table-cell office:value-type="float" office:value="0.969656" calcext:value-type="float">
            <text:p>0.969656</text:p>
          </table:table-cell>
          <table:table-cell office:value-type="float" office:value="0.99294" calcext:value-type="float">
            <text:p>0.992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1484" calcext:value-type="float">
            <text:p>0.971484</text:p>
          </table:table-cell>
          <table:table-cell office:value-type="float" office:value="0.987172" calcext:value-type="float">
            <text:p>0.987172</text:p>
          </table:table-cell>
          <table:table-cell office:value-type="float" office:value="0.970564" calcext:value-type="float">
            <text:p>0.970564</text:p>
          </table:table-cell>
          <table:table-cell office:value-type="float" office:value="0.992952" calcext:value-type="float">
            <text:p>0.9929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0816" calcext:value-type="float">
            <text:p>0.970816</text:p>
          </table:table-cell>
          <table:table-cell office:value-type="float" office:value="0.987624" calcext:value-type="float">
            <text:p>0.987624</text:p>
          </table:table-cell>
          <table:table-cell office:value-type="float" office:value="0.969452" calcext:value-type="float">
            <text:p>0.969452</text:p>
          </table:table-cell>
          <table:table-cell office:value-type="float" office:value="0.993256" calcext:value-type="float">
            <text:p>0.9932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71584" calcext:value-type="float">
            <text:p>0.971584</text:p>
          </table:table-cell>
          <table:table-cell office:value-type="float" office:value="0.987964" calcext:value-type="float">
            <text:p>0.987964</text:p>
          </table:table-cell>
          <table:table-cell office:value-type="float" office:value="0.970496" calcext:value-type="float">
            <text:p>0.970496</text:p>
          </table:table-cell>
          <table:table-cell office:value-type="float" office:value="0.993412" calcext:value-type="float">
            <text:p>0.9934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0704" calcext:value-type="float">
            <text:p>0.970704</text:p>
          </table:table-cell>
          <table:table-cell office:value-type="float" office:value="0.988464" calcext:value-type="float">
            <text:p>0.988464</text:p>
          </table:table-cell>
          <table:table-cell office:value-type="float" office:value="0.970584" calcext:value-type="float">
            <text:p>0.970584</text:p>
          </table:table-cell>
          <table:table-cell office:value-type="float" office:value="0.993516" calcext:value-type="float">
            <text:p>0.9935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1892" calcext:value-type="float">
            <text:p>0.971892</text:p>
          </table:table-cell>
          <table:table-cell office:value-type="float" office:value="0.988972" calcext:value-type="float">
            <text:p>0.988972</text:p>
          </table:table-cell>
          <table:table-cell office:value-type="float" office:value="0.97052" calcext:value-type="float">
            <text:p>0.97052</text:p>
          </table:table-cell>
          <table:table-cell office:value-type="float" office:value="0.993644" calcext:value-type="float">
            <text:p>0.9936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72156" calcext:value-type="float">
            <text:p>0.972156</text:p>
          </table:table-cell>
          <table:table-cell office:value-type="float" office:value="0.98922" calcext:value-type="float">
            <text:p>0.98922</text:p>
          </table:table-cell>
          <table:table-cell office:value-type="float" office:value="0.970416" calcext:value-type="float">
            <text:p>0.970416</text:p>
          </table:table-cell>
          <table:table-cell office:value-type="float" office:value="0.993832" calcext:value-type="float">
            <text:p>0.993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1884" calcext:value-type="float">
            <text:p>0.971884</text:p>
          </table:table-cell>
          <table:table-cell office:value-type="float" office:value="0.989592" calcext:value-type="float">
            <text:p>0.989592</text:p>
          </table:table-cell>
          <table:table-cell office:value-type="float" office:value="0.970408" calcext:value-type="float">
            <text:p>0.970408</text:p>
          </table:table-cell>
          <table:table-cell office:value-type="float" office:value="0.993924" calcext:value-type="float">
            <text:p>0.9939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7216" calcext:value-type="float">
            <text:p>0.97216</text:p>
          </table:table-cell>
          <table:table-cell office:value-type="float" office:value="0.98976" calcext:value-type="float">
            <text:p>0.98976</text:p>
          </table:table-cell>
          <table:table-cell office:value-type="float" office:value="0.970968" calcext:value-type="float">
            <text:p>0.970968</text:p>
          </table:table-cell>
          <table:table-cell office:value-type="float" office:value="0.994088" calcext:value-type="float">
            <text:p>0.9940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7332" calcext:value-type="float">
            <text:p>0.97332</text:p>
          </table:table-cell>
          <table:table-cell office:value-type="float" office:value="0.990216" calcext:value-type="float">
            <text:p>0.990216</text:p>
          </table:table-cell>
          <table:table-cell office:value-type="float" office:value="0.971076" calcext:value-type="float">
            <text:p>0.971076</text:p>
          </table:table-cell>
          <table:table-cell office:value-type="float" office:value="0.994192" calcext:value-type="float">
            <text:p>0.9941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72256" calcext:value-type="float">
            <text:p>0.972256</text:p>
          </table:table-cell>
          <table:table-cell office:value-type="float" office:value="0.990628" calcext:value-type="float">
            <text:p>0.990628</text:p>
          </table:table-cell>
          <table:table-cell office:value-type="float" office:value="0.971096" calcext:value-type="float">
            <text:p>0.971096</text:p>
          </table:table-cell>
          <table:table-cell office:value-type="float" office:value="0.9943" calcext:value-type="float">
            <text:p>0.99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990872" calcext:value-type="float">
            <text:p>0.990872</text:p>
          </table:table-cell>
          <table:table-cell office:value-type="float" office:value="0.970112" calcext:value-type="float">
            <text:p>0.970112</text:p>
          </table:table-cell>
          <table:table-cell office:value-type="float" office:value="0.994332" calcext:value-type="float">
            <text:p>0.9943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73136" calcext:value-type="float">
            <text:p>0.973136</text:p>
          </table:table-cell>
          <table:table-cell office:value-type="float" office:value="0.99128" calcext:value-type="float">
            <text:p>0.99128</text:p>
          </table:table-cell>
          <table:table-cell office:value-type="float" office:value="0.970544" calcext:value-type="float">
            <text:p>0.970544</text:p>
          </table:table-cell>
          <table:table-cell office:value-type="float" office:value="0.994408" calcext:value-type="float">
            <text:p>0.994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73188" calcext:value-type="float">
            <text:p>0.973188</text:p>
          </table:table-cell>
          <table:table-cell office:value-type="float" office:value="0.99164" calcext:value-type="float">
            <text:p>0.99164</text:p>
          </table:table-cell>
          <table:table-cell office:value-type="float" office:value="0.970564" calcext:value-type="float">
            <text:p>0.970564</text:p>
          </table:table-cell>
          <table:table-cell office:value-type="float" office:value="0.99458" calcext:value-type="float">
            <text:p>0.994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99192" calcext:value-type="float">
            <text:p>0.99192</text:p>
          </table:table-cell>
          <table:table-cell office:value-type="float" office:value="0.970328" calcext:value-type="float">
            <text:p>0.970328</text:p>
          </table:table-cell>
          <table:table-cell office:value-type="float" office:value="0.994608" calcext:value-type="float">
            <text:p>0.994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72852" calcext:value-type="float">
            <text:p>0.972852</text:p>
          </table:table-cell>
          <table:table-cell office:value-type="float" office:value="0.992396" calcext:value-type="float">
            <text:p>0.992396</text:p>
          </table:table-cell>
          <table:table-cell office:value-type="float" office:value="0.971476" calcext:value-type="float">
            <text:p>0.971476</text:p>
          </table:table-cell>
          <table:table-cell office:value-type="float" office:value="0.994692" calcext:value-type="float">
            <text:p>0.9946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7324" calcext:value-type="float">
            <text:p>0.97324</text:p>
          </table:table-cell>
          <table:table-cell office:value-type="float" office:value="0.99244" calcext:value-type="float">
            <text:p>0.99244</text:p>
          </table:table-cell>
          <table:table-cell office:value-type="float" office:value="0.97092" calcext:value-type="float">
            <text:p>0.97092</text:p>
          </table:table-cell>
          <table:table-cell office:value-type="float" office:value="0.994752" calcext:value-type="float">
            <text:p>0.9947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7294" calcext:value-type="float">
            <text:p>0.97294</text:p>
          </table:table-cell>
          <table:table-cell office:value-type="float" office:value="0.99272" calcext:value-type="float">
            <text:p>0.99272</text:p>
          </table:table-cell>
          <table:table-cell office:value-type="float" office:value="0.97086" calcext:value-type="float">
            <text:p>0.97086</text:p>
          </table:table-cell>
          <table:table-cell office:value-type="float" office:value="0.994808" calcext:value-type="float">
            <text:p>0.994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73932" calcext:value-type="float">
            <text:p>0.973932</text:p>
          </table:table-cell>
          <table:table-cell office:value-type="float" office:value="0.992956" calcext:value-type="float">
            <text:p>0.992956</text:p>
          </table:table-cell>
          <table:table-cell office:value-type="float" office:value="0.97132" calcext:value-type="float">
            <text:p>0.97132</text:p>
          </table:table-cell>
          <table:table-cell office:value-type="float" office:value="0.994872" calcext:value-type="float">
            <text:p>0.9948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7378" calcext:value-type="float">
            <text:p>0.97378</text:p>
          </table:table-cell>
          <table:table-cell office:value-type="float" office:value="0.993348" calcext:value-type="float">
            <text:p>0.993348</text:p>
          </table:table-cell>
          <table:table-cell office:value-type="float" office:value="0.970804" calcext:value-type="float">
            <text:p>0.970804</text:p>
          </table:table-cell>
          <table:table-cell office:value-type="float" office:value="0.994912" calcext:value-type="float">
            <text:p>0.9949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73544" calcext:value-type="float">
            <text:p>0.973544</text:p>
          </table:table-cell>
          <table:table-cell office:value-type="float" office:value="0.99358" calcext:value-type="float">
            <text:p>0.99358</text:p>
          </table:table-cell>
          <table:table-cell office:value-type="float" office:value="0.971412" calcext:value-type="float">
            <text:p>0.971412</text:p>
          </table:table-cell>
          <table:table-cell office:value-type="float" office:value="0.99498" calcext:value-type="float">
            <text:p>0.994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73248" calcext:value-type="float">
            <text:p>0.973248</text:p>
          </table:table-cell>
          <table:table-cell office:value-type="float" office:value="0.99382" calcext:value-type="float">
            <text:p>0.99382</text:p>
          </table:table-cell>
          <table:table-cell office:value-type="float" office:value="0.969932" calcext:value-type="float">
            <text:p>0.969932</text:p>
          </table:table-cell>
          <table:table-cell office:value-type="float" office:value="0.995052" calcext:value-type="float">
            <text:p>0.9950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73652" calcext:value-type="float">
            <text:p>0.973652</text:p>
          </table:table-cell>
          <table:table-cell office:value-type="float" office:value="0.994052" calcext:value-type="float">
            <text:p>0.994052</text:p>
          </table:table-cell>
          <table:table-cell office:value-type="float" office:value="0.971652" calcext:value-type="float">
            <text:p>0.971652</text:p>
          </table:table-cell>
          <table:table-cell office:value-type="float" office:value="0.99506" calcext:value-type="float">
            <text:p>0.995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74316" calcext:value-type="float">
            <text:p>0.974316</text:p>
          </table:table-cell>
          <table:table-cell office:value-type="float" office:value="0.993996" calcext:value-type="float">
            <text:p>0.993996</text:p>
          </table:table-cell>
          <table:table-cell office:value-type="float" office:value="0.971736" calcext:value-type="float">
            <text:p>0.971736</text:p>
          </table:table-cell>
          <table:table-cell office:value-type="float" office:value="0.995128" calcext:value-type="float">
            <text:p>0.9951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7404" calcext:value-type="float">
            <text:p>0.97404</text:p>
          </table:table-cell>
          <table:table-cell office:value-type="float" office:value="0.994368" calcext:value-type="float">
            <text:p>0.994368</text:p>
          </table:table-cell>
          <table:table-cell office:value-type="float" office:value="0.97138" calcext:value-type="float">
            <text:p>0.97138</text:p>
          </table:table-cell>
          <table:table-cell office:value-type="float" office:value="0.995164" calcext:value-type="float">
            <text:p>0.995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74144" calcext:value-type="float">
            <text:p>0.974144</text:p>
          </table:table-cell>
          <table:table-cell office:value-type="float" office:value="0.994508" calcext:value-type="float">
            <text:p>0.994508</text:p>
          </table:table-cell>
          <table:table-cell office:value-type="float" office:value="0.971064" calcext:value-type="float">
            <text:p>0.971064</text:p>
          </table:table-cell>
          <table:table-cell office:value-type="float" office:value="0.9952" calcext:value-type="float">
            <text:p>0.99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74356" calcext:value-type="float">
            <text:p>0.974356</text:p>
          </table:table-cell>
          <table:table-cell office:value-type="float" office:value="0.994544" calcext:value-type="float">
            <text:p>0.994544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995256" calcext:value-type="float">
            <text:p>0.995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74364" calcext:value-type="float">
            <text:p>0.97436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7168" calcext:value-type="float">
            <text:p>0.97168</text:p>
          </table:table-cell>
          <table:table-cell office:value-type="float" office:value="0.99528" calcext:value-type="float">
            <text:p>0.995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74444" calcext:value-type="float">
            <text:p>0.974444</text:p>
          </table:table-cell>
          <table:table-cell office:value-type="float" office:value="0.995024" calcext:value-type="float">
            <text:p>0.995024</text:p>
          </table:table-cell>
          <table:table-cell office:value-type="float" office:value="0.971524" calcext:value-type="float">
            <text:p>0.971524</text:p>
          </table:table-cell>
          <table:table-cell office:value-type="float" office:value="0.995344" calcext:value-type="float">
            <text:p>0.9953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74452" calcext:value-type="float">
            <text:p>0.974452</text:p>
          </table:table-cell>
          <table:table-cell office:value-type="float" office:value="0.995188" calcext:value-type="float">
            <text:p>0.995188</text:p>
          </table:table-cell>
          <table:table-cell office:value-type="float" office:value="0.971676" calcext:value-type="float">
            <text:p>0.971676</text:p>
          </table:table-cell>
          <table:table-cell office:value-type="float" office:value="0.995368" calcext:value-type="float">
            <text:p>0.9953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7304" calcext:value-type="float">
            <text:p>0.97304</text:p>
          </table:table-cell>
          <table:table-cell office:value-type="float" office:value="0.995372" calcext:value-type="float">
            <text:p>0.995372</text:p>
          </table:table-cell>
          <table:table-cell office:value-type="float" office:value="0.970884" calcext:value-type="float">
            <text:p>0.970884</text:p>
          </table:table-cell>
          <table:table-cell office:value-type="float" office:value="0.995376" calcext:value-type="float">
            <text:p>0.995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7426" calcext:value-type="float">
            <text:p>0.97426</text:p>
          </table:table-cell>
          <table:table-cell office:value-type="float" office:value="0.995424" calcext:value-type="float">
            <text:p>0.995424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5184" calcext:value-type="float">
            <text:p>0.975184</text:p>
          </table:table-cell>
          <table:table-cell office:value-type="float" office:value="0.995664" calcext:value-type="float">
            <text:p>0.995664</text:p>
          </table:table-cell>
          <table:table-cell office:value-type="float" office:value="0.97186" calcext:value-type="float">
            <text:p>0.97186</text:p>
          </table:table-cell>
          <table:table-cell office:value-type="float" office:value="0.995436" calcext:value-type="float">
            <text:p>0.9954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5388" calcext:value-type="float">
            <text:p>0.975388</text:p>
          </table:table-cell>
          <table:table-cell office:value-type="float" office:value="0.99574" calcext:value-type="float">
            <text:p>0.99574</text:p>
          </table:table-cell>
          <table:table-cell office:value-type="float" office:value="0.971384" calcext:value-type="float">
            <text:p>0.971384</text:p>
          </table:table-cell>
          <table:table-cell office:value-type="float" office:value="0.995456" calcext:value-type="float">
            <text:p>0.9954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4704" calcext:value-type="float">
            <text:p>0.974704</text:p>
          </table:table-cell>
          <table:table-cell office:value-type="float" office:value="0.995812" calcext:value-type="float">
            <text:p>0.995812</text:p>
          </table:table-cell>
          <table:table-cell office:value-type="float" office:value="0.971952" calcext:value-type="float">
            <text:p>0.971952</text:p>
          </table:table-cell>
          <table:table-cell office:value-type="float" office:value="0.995484" calcext:value-type="float">
            <text:p>0.9954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5312" calcext:value-type="float">
            <text:p>0.975312</text:p>
          </table:table-cell>
          <table:table-cell office:value-type="float" office:value="0.995844" calcext:value-type="float">
            <text:p>0.995844</text:p>
          </table:table-cell>
          <table:table-cell office:value-type="float" office:value="0.97116" calcext:value-type="float">
            <text:p>0.97116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5216" calcext:value-type="float">
            <text:p>0.975216</text:p>
          </table:table-cell>
          <table:table-cell office:value-type="float" office:value="0.996016" calcext:value-type="float">
            <text:p>0.996016</text:p>
          </table:table-cell>
          <table:table-cell office:value-type="float" office:value="0.97126" calcext:value-type="float">
            <text:p>0.97126</text:p>
          </table:table-cell>
          <table:table-cell office:value-type="float" office:value="0.99552" calcext:value-type="float">
            <text:p>0.995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5544" calcext:value-type="float">
            <text:p>0.975544</text:p>
          </table:table-cell>
          <table:table-cell office:value-type="float" office:value="0.996068" calcext:value-type="float">
            <text:p>0.996068</text:p>
          </table:table-cell>
          <table:table-cell office:value-type="float" office:value="0.971464" calcext:value-type="float">
            <text:p>0.971464</text:p>
          </table:table-cell>
          <table:table-cell office:value-type="float" office:value="0.995548" calcext:value-type="float">
            <text:p>0.9955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5488" calcext:value-type="float">
            <text:p>0.975488</text:p>
          </table:table-cell>
          <table:table-cell office:value-type="float" office:value="0.996204" calcext:value-type="float">
            <text:p>0.996204</text:p>
          </table:table-cell>
          <table:table-cell office:value-type="float" office:value="0.971548" calcext:value-type="float">
            <text:p>0.971548</text:p>
          </table:table-cell>
          <table:table-cell office:value-type="float" office:value="0.995584" calcext:value-type="float">
            <text:p>0.9955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75292" calcext:value-type="float">
            <text:p>0.975292</text:p>
          </table:table-cell>
          <table:table-cell office:value-type="float" office:value="0.996212" calcext:value-type="float">
            <text:p>0.996212</text:p>
          </table:table-cell>
          <table:table-cell office:value-type="float" office:value="0.971908" calcext:value-type="float">
            <text:p>0.971908</text:p>
          </table:table-cell>
          <table:table-cell office:value-type="float" office:value="0.995588" calcext:value-type="float">
            <text:p>0.9955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75076" calcext:value-type="float">
            <text:p>0.975076</text:p>
          </table:table-cell>
          <table:table-cell office:value-type="float" office:value="0.996344" calcext:value-type="float">
            <text:p>0.996344</text:p>
          </table:table-cell>
          <table:table-cell office:value-type="float" office:value="0.971896" calcext:value-type="float">
            <text:p>0.971896</text:p>
          </table:table-cell>
          <table:table-cell office:value-type="float" office:value="0.99562" calcext:value-type="float">
            <text:p>0.995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75508" calcext:value-type="float">
            <text:p>0.975508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0.972248" calcext:value-type="float">
            <text:p>0.972248</text:p>
          </table:table-cell>
          <table:table-cell office:value-type="float" office:value="0.995648" calcext:value-type="float">
            <text:p>0.9956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75532" calcext:value-type="float">
            <text:p>0.975532</text:p>
          </table:table-cell>
          <table:table-cell office:value-type="float" office:value="0.996588" calcext:value-type="float">
            <text:p>0.996588</text:p>
          </table:table-cell>
          <table:table-cell office:value-type="float" office:value="0.972032" calcext:value-type="float">
            <text:p>0.972032</text:p>
          </table:table-cell>
          <table:table-cell office:value-type="float" office:value="0.995652" calcext:value-type="float">
            <text:p>0.9956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75056" calcext:value-type="float">
            <text:p>0.975056</text:p>
          </table:table-cell>
          <table:table-cell office:value-type="float" office:value="0.996648" calcext:value-type="float">
            <text:p>0.996648</text:p>
          </table:table-cell>
          <table:table-cell office:value-type="float" office:value="0.971856" calcext:value-type="float">
            <text:p>0.971856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75368" calcext:value-type="float">
            <text:p>0.975368</text:p>
          </table:table-cell>
          <table:table-cell office:value-type="float" office:value="0.996704" calcext:value-type="float">
            <text:p>0.996704</text:p>
          </table:table-cell>
          <table:table-cell office:value-type="float" office:value="0.971236" calcext:value-type="float">
            <text:p>0.971236</text:p>
          </table:table-cell>
          <table:table-cell office:value-type="float" office:value="0.995716" calcext:value-type="float">
            <text:p>0.9957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76076" calcext:value-type="float">
            <text:p>0.976076</text:p>
          </table:table-cell>
          <table:table-cell office:value-type="float" office:value="0.996688" calcext:value-type="float">
            <text:p>0.996688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95748" calcext:value-type="float">
            <text:p>0.9957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76068" calcext:value-type="float">
            <text:p>0.976068</text:p>
          </table:table-cell>
          <table:table-cell office:value-type="float" office:value="0.996828" calcext:value-type="float">
            <text:p>0.996828</text:p>
          </table:table-cell>
          <table:table-cell office:value-type="float" office:value="0.97144" calcext:value-type="float">
            <text:p>0.97144</text:p>
          </table:table-cell>
          <table:table-cell office:value-type="float" office:value="0.995756" calcext:value-type="float">
            <text:p>0.9957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76272" calcext:value-type="float">
            <text:p>0.976272</text:p>
          </table:table-cell>
          <table:table-cell office:value-type="float" office:value="0.996848" calcext:value-type="float">
            <text:p>0.996848</text:p>
          </table:table-cell>
          <table:table-cell office:value-type="float" office:value="0.972132" calcext:value-type="float">
            <text:p>0.972132</text:p>
          </table:table-cell>
          <table:table-cell office:value-type="float" office:value="0.995808" calcext:value-type="float">
            <text:p>0.9958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76556" calcext:value-type="float">
            <text:p>0.976556</text:p>
          </table:table-cell>
          <table:table-cell office:value-type="float" office:value="0.996872" calcext:value-type="float">
            <text:p>0.996872</text:p>
          </table:table-cell>
          <table:table-cell office:value-type="float" office:value="0.971496" calcext:value-type="float">
            <text:p>0.971496</text:p>
          </table:table-cell>
          <table:table-cell office:value-type="float" office:value="0.995824" calcext:value-type="float">
            <text:p>0.9958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76004" calcext:value-type="float">
            <text:p>0.976004</text:p>
          </table:table-cell>
          <table:table-cell office:value-type="float" office:value="0.99698" calcext:value-type="float">
            <text:p>0.99698</text:p>
          </table:table-cell>
          <table:table-cell office:value-type="float" office:value="0.972224" calcext:value-type="float">
            <text:p>0.972224</text:p>
          </table:table-cell>
          <table:table-cell office:value-type="float" office:value="0.995848" calcext:value-type="float">
            <text:p>0.9958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75956" calcext:value-type="float">
            <text:p>0.975956</text:p>
          </table:table-cell>
          <table:table-cell office:value-type="float" office:value="0.997016" calcext:value-type="float">
            <text:p>0.997016</text:p>
          </table:table-cell>
          <table:table-cell office:value-type="float" office:value="0.971972" calcext:value-type="float">
            <text:p>0.971972</text:p>
          </table:table-cell>
          <table:table-cell office:value-type="float" office:value="0.995884" calcext:value-type="float">
            <text:p>0.9958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76504" calcext:value-type="float">
            <text:p>0.976504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970804" calcext:value-type="float">
            <text:p>0.970804</text:p>
          </table:table-cell>
          <table:table-cell office:value-type="float" office:value="0.99588" calcext:value-type="float">
            <text:p>0.995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76632" calcext:value-type="float">
            <text:p>0.976632</text:p>
          </table:table-cell>
          <table:table-cell office:value-type="float" office:value="0.997112" calcext:value-type="float">
            <text:p>0.997112</text:p>
          </table:table-cell>
          <table:table-cell office:value-type="float" office:value="0.971188" calcext:value-type="float">
            <text:p>0.971188</text:p>
          </table:table-cell>
          <table:table-cell office:value-type="float" office:value="0.99594" calcext:value-type="float">
            <text:p>0.995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76444" calcext:value-type="float">
            <text:p>0.976444</text:p>
          </table:table-cell>
          <table:table-cell office:value-type="float" office:value="0.997144" calcext:value-type="float">
            <text:p>0.997144</text:p>
          </table:table-cell>
          <table:table-cell office:value-type="float" office:value="0.971716" calcext:value-type="float">
            <text:p>0.971716</text:p>
          </table:table-cell>
          <table:table-cell office:value-type="float" office:value="0.995936" calcext:value-type="float">
            <text:p>0.9959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6316" calcext:value-type="float">
            <text:p>0.976316</text:p>
          </table:table-cell>
          <table:table-cell office:value-type="float" office:value="0.997168" calcext:value-type="float">
            <text:p>0.997168</text:p>
          </table:table-cell>
          <table:table-cell office:value-type="float" office:value="0.971984" calcext:value-type="float">
            <text:p>0.971984</text:p>
          </table:table-cell>
          <table:table-cell office:value-type="float" office:value="0.99596" calcext:value-type="float">
            <text:p>0.995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97184" calcext:value-type="float">
            <text:p>0.997184</text:p>
          </table:table-cell>
          <table:table-cell office:value-type="float" office:value="0.971504" calcext:value-type="float">
            <text:p>0.971504</text:p>
          </table:table-cell>
          <table:table-cell office:value-type="float" office:value="0.995968" calcext:value-type="float">
            <text:p>0.995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656" calcext:value-type="float">
            <text:p>0.97656</text:p>
          </table:table-cell>
          <table:table-cell office:value-type="float" office:value="0.997256" calcext:value-type="float">
            <text:p>0.997256</text:p>
          </table:table-cell>
          <table:table-cell office:value-type="float" office:value="0.971572" calcext:value-type="float">
            <text:p>0.97157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7052" calcext:value-type="float">
            <text:p>0.977052</text:p>
          </table:table-cell>
          <table:table-cell office:value-type="float" office:value="0.997264" calcext:value-type="float">
            <text:p>0.997264</text:p>
          </table:table-cell>
          <table:table-cell office:value-type="float" office:value="0.971316" calcext:value-type="float">
            <text:p>0.971316</text:p>
          </table:table-cell>
          <table:table-cell office:value-type="float" office:value="0.996024" calcext:value-type="float">
            <text:p>0.9960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6948" calcext:value-type="float">
            <text:p>0.976948</text:p>
          </table:table-cell>
          <table:table-cell office:value-type="float" office:value="0.997324" calcext:value-type="float">
            <text:p>0.997324</text:p>
          </table:table-cell>
          <table:table-cell office:value-type="float" office:value="0.971228" calcext:value-type="float">
            <text:p>0.971228</text:p>
          </table:table-cell>
          <table:table-cell office:value-type="float" office:value="0.996032" calcext:value-type="float">
            <text:p>0.9960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6672" calcext:value-type="float">
            <text:p>0.976672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0.971056" calcext:value-type="float">
            <text:p>0.971056</text:p>
          </table:table-cell>
          <table:table-cell office:value-type="float" office:value="0.996048" calcext:value-type="float">
            <text:p>0.9960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7032" calcext:value-type="float">
            <text:p>0.977032</text:p>
          </table:table-cell>
          <table:table-cell office:value-type="float" office:value="0.997384" calcext:value-type="float">
            <text:p>0.997384</text:p>
          </table:table-cell>
          <table:table-cell office:value-type="float" office:value="0.971736" calcext:value-type="float">
            <text:p>0.971736</text:p>
          </table:table-cell>
          <table:table-cell office:value-type="float" office:value="0.99608" calcext:value-type="float">
            <text:p>0.996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6512" calcext:value-type="float">
            <text:p>0.976512</text:p>
          </table:table-cell>
          <table:table-cell office:value-type="float" office:value="0.997412" calcext:value-type="float">
            <text:p>0.997412</text:p>
          </table:table-cell>
          <table:table-cell office:value-type="float" office:value="0.97204" calcext:value-type="float">
            <text:p>0.97204</text:p>
          </table:table-cell>
          <table:table-cell office:value-type="float" office:value="0.996084" calcext:value-type="float">
            <text:p>0.9960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6644" calcext:value-type="float">
            <text:p>0.976644</text:p>
          </table:table-cell>
          <table:table-cell office:value-type="float" office:value="0.997412" calcext:value-type="float">
            <text:p>0.997412</text:p>
          </table:table-cell>
          <table:table-cell office:value-type="float" office:value="0.97198" calcext:value-type="float">
            <text:p>0.97198</text:p>
          </table:table-cell>
          <table:table-cell office:value-type="float" office:value="0.996096" calcext:value-type="float">
            <text:p>0.9960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6412" calcext:value-type="float">
            <text:p>0.976412</text:p>
          </table:table-cell>
          <table:table-cell office:value-type="float" office:value="0.997464" calcext:value-type="float">
            <text:p>0.997464</text:p>
          </table:table-cell>
          <table:table-cell office:value-type="float" office:value="0.971664" calcext:value-type="float">
            <text:p>0.971664</text:p>
          </table:table-cell>
          <table:table-cell office:value-type="float" office:value="0.996112" calcext:value-type="float">
            <text:p>0.9961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7152" calcext:value-type="float">
            <text:p>0.977152</text:p>
          </table:table-cell>
          <table:table-cell office:value-type="float" office:value="0.997488" calcext:value-type="float">
            <text:p>0.997488</text:p>
          </table:table-cell>
          <table:table-cell office:value-type="float" office:value="0.97238" calcext:value-type="float">
            <text:p>0.97238</text:p>
          </table:table-cell>
          <table:table-cell office:value-type="float" office:value="0.996116" calcext:value-type="float">
            <text:p>0.9961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7196" calcext:value-type="float">
            <text:p>0.977196</text:p>
          </table:table-cell>
          <table:table-cell office:value-type="float" office:value="0.997524" calcext:value-type="float">
            <text:p>0.997524</text:p>
          </table:table-cell>
          <table:table-cell office:value-type="float" office:value="0.971856" calcext:value-type="float">
            <text:p>0.971856</text:p>
          </table:table-cell>
          <table:table-cell office:value-type="float" office:value="0.996144" calcext:value-type="float">
            <text:p>0.9961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7708" calcext:value-type="float">
            <text:p>0.977708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71928" calcext:value-type="float">
            <text:p>0.971928</text:p>
          </table:table-cell>
          <table:table-cell office:value-type="float" office:value="0.99614" calcext:value-type="float">
            <text:p>0.99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7516" calcext:value-type="float">
            <text:p>0.977516</text:p>
          </table:table-cell>
          <table:table-cell office:value-type="float" office:value="0.997556" calcext:value-type="float">
            <text:p>0.997556</text:p>
          </table:table-cell>
          <table:table-cell office:value-type="float" office:value="0.971576" calcext:value-type="float">
            <text:p>0.971576</text:p>
          </table:table-cell>
          <table:table-cell office:value-type="float" office:value="0.996168" calcext:value-type="float">
            <text:p>0.996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7176" calcext:value-type="float">
            <text:p>0.977176</text:p>
          </table:table-cell>
          <table:table-cell office:value-type="float" office:value="0.997588" calcext:value-type="float">
            <text:p>0.997588</text:p>
          </table:table-cell>
          <table:table-cell office:value-type="float" office:value="0.97306" calcext:value-type="float">
            <text:p>0.97306</text:p>
          </table:table-cell>
          <table:table-cell office:value-type="float" office:value="0.996176" calcext:value-type="float">
            <text:p>0.9961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77656" calcext:value-type="float">
            <text:p>0.977656</text:p>
          </table:table-cell>
          <table:table-cell office:value-type="float" office:value="0.997592" calcext:value-type="float">
            <text:p>0.997592</text:p>
          </table:table-cell>
          <table:table-cell office:value-type="float" office:value="0.972492" calcext:value-type="float">
            <text:p>0.972492</text:p>
          </table:table-cell>
          <table:table-cell office:value-type="float" office:value="0.996196" calcext:value-type="float">
            <text:p>0.9961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7704" calcext:value-type="float">
            <text:p>0.977704</text:p>
          </table:table-cell>
          <table:table-cell office:value-type="float" office:value="0.997608" calcext:value-type="float">
            <text:p>0.997608</text:p>
          </table:table-cell>
          <table:table-cell office:value-type="float" office:value="0.972364" calcext:value-type="float">
            <text:p>0.972364</text:p>
          </table:table-cell>
          <table:table-cell office:value-type="float" office:value="0.996184" calcext:value-type="float">
            <text:p>0.9961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7372" calcext:value-type="float">
            <text:p>0.977372</text:p>
          </table:table-cell>
          <table:table-cell office:value-type="float" office:value="0.997644" calcext:value-type="float">
            <text:p>0.997644</text:p>
          </table:table-cell>
          <table:table-cell office:value-type="float" office:value="0.972048" calcext:value-type="float">
            <text:p>0.972048</text:p>
          </table:table-cell>
          <table:table-cell office:value-type="float" office:value="0.996216" calcext:value-type="float">
            <text:p>0.9962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97644" calcext:value-type="float">
            <text:p>0.997644</text:p>
          </table:table-cell>
          <table:table-cell office:value-type="float" office:value="0.972112" calcext:value-type="float">
            <text:p>0.972112</text:p>
          </table:table-cell>
          <table:table-cell office:value-type="float" office:value="0.996224" calcext:value-type="float">
            <text:p>0.996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7612" calcext:value-type="float">
            <text:p>0.977612</text:p>
          </table:table-cell>
          <table:table-cell office:value-type="float" office:value="0.997656" calcext:value-type="float">
            <text:p>0.997656</text:p>
          </table:table-cell>
          <table:table-cell office:value-type="float" office:value="0.972088" calcext:value-type="float">
            <text:p>0.972088</text:p>
          </table:table-cell>
          <table:table-cell office:value-type="float" office:value="0.996232" calcext:value-type="float">
            <text:p>0.9962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7384" calcext:value-type="float">
            <text:p>0.977384</text:p>
          </table:table-cell>
          <table:table-cell office:value-type="float" office:value="0.997696" calcext:value-type="float">
            <text:p>0.997696</text:p>
          </table:table-cell>
          <table:table-cell office:value-type="float" office:value="0.972692" calcext:value-type="float">
            <text:p>0.972692</text:p>
          </table:table-cell>
          <table:table-cell office:value-type="float" office:value="0.996236" calcext:value-type="float">
            <text:p>0.9962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6964" calcext:value-type="float">
            <text:p>0.976964</text:p>
          </table:table-cell>
          <table:table-cell office:value-type="float" office:value="0.997712" calcext:value-type="float">
            <text:p>0.997712</text:p>
          </table:table-cell>
          <table:table-cell office:value-type="float" office:value="0.972676" calcext:value-type="float">
            <text:p>0.972676</text:p>
          </table:table-cell>
          <table:table-cell office:value-type="float" office:value="0.99626" calcext:value-type="float">
            <text:p>0.996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7264" calcext:value-type="float">
            <text:p>0.977264</text:p>
          </table:table-cell>
          <table:table-cell office:value-type="float" office:value="0.997748" calcext:value-type="float">
            <text:p>0.997748</text:p>
          </table:table-cell>
          <table:table-cell office:value-type="float" office:value="0.972464" calcext:value-type="float">
            <text:p>0.972464</text:p>
          </table:table-cell>
          <table:table-cell office:value-type="float" office:value="0.996256" calcext:value-type="float">
            <text:p>0.9962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8256" calcext:value-type="float">
            <text:p>0.978256</text:p>
          </table:table-cell>
          <table:table-cell office:value-type="float" office:value="0.99778" calcext:value-type="float">
            <text:p>0.99778</text:p>
          </table:table-cell>
          <table:table-cell office:value-type="float" office:value="0.972368" calcext:value-type="float">
            <text:p>0.972368</text:p>
          </table:table-cell>
          <table:table-cell office:value-type="float" office:value="0.996288" calcext:value-type="float">
            <text:p>0.9962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8276" calcext:value-type="float">
            <text:p>0.978276</text:p>
          </table:table-cell>
          <table:table-cell office:value-type="float" office:value="0.99778" calcext:value-type="float">
            <text:p>0.99778</text:p>
          </table:table-cell>
          <table:table-cell office:value-type="float" office:value="0.972096" calcext:value-type="float">
            <text:p>0.972096</text:p>
          </table:table-cell>
          <table:table-cell office:value-type="float" office:value="0.996288" calcext:value-type="float">
            <text:p>0.9962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8544" calcext:value-type="float">
            <text:p>0.978544</text:p>
          </table:table-cell>
          <table:table-cell office:value-type="float" office:value="0.997808" calcext:value-type="float">
            <text:p>0.997808</text:p>
          </table:table-cell>
          <table:table-cell office:value-type="float" office:value="0.972556" calcext:value-type="float">
            <text:p>0.972556</text:p>
          </table:table-cell>
          <table:table-cell office:value-type="float" office:value="0.996328" calcext:value-type="float">
            <text:p>0.9963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8652" calcext:value-type="float">
            <text:p>0.978652</text:p>
          </table:table-cell>
          <table:table-cell office:value-type="float" office:value="0.997804" calcext:value-type="float">
            <text:p>0.997804</text:p>
          </table:table-cell>
          <table:table-cell office:value-type="float" office:value="0.972076" calcext:value-type="float">
            <text:p>0.972076</text:p>
          </table:table-cell>
          <table:table-cell office:value-type="float" office:value="0.996324" calcext:value-type="float">
            <text:p>0.9963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842" calcext:value-type="float">
            <text:p>0.97842</text:p>
          </table:table-cell>
          <table:table-cell office:value-type="float" office:value="0.99782" calcext:value-type="float">
            <text:p>0.99782</text:p>
          </table:table-cell>
          <table:table-cell office:value-type="float" office:value="0.971768" calcext:value-type="float">
            <text:p>0.971768</text:p>
          </table:table-cell>
          <table:table-cell office:value-type="float" office:value="0.996328" calcext:value-type="float">
            <text:p>0.9963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8716" calcext:value-type="float">
            <text:p>0.978716</text:p>
          </table:table-cell>
          <table:table-cell office:value-type="float" office:value="0.997836" calcext:value-type="float">
            <text:p>0.997836</text:p>
          </table:table-cell>
          <table:table-cell office:value-type="float" office:value="0.972088" calcext:value-type="float">
            <text:p>0.972088</text:p>
          </table:table-cell>
          <table:table-cell office:value-type="float" office:value="0.99634" calcext:value-type="float">
            <text:p>0.996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9208" calcext:value-type="float">
            <text:p>0.979208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72528" calcext:value-type="float">
            <text:p>0.972528</text:p>
          </table:table-cell>
          <table:table-cell office:value-type="float" office:value="0.996364" calcext:value-type="float">
            <text:p>0.9963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97852" calcext:value-type="float">
            <text:p>0.997852</text:p>
          </table:table-cell>
          <table:table-cell office:value-type="float" office:value="0.97202" calcext:value-type="float">
            <text:p>0.97202</text:p>
          </table:table-cell>
          <table:table-cell office:value-type="float" office:value="0.996376" calcext:value-type="float">
            <text:p>0.9963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8724" calcext:value-type="float">
            <text:p>0.978724</text:p>
          </table:table-cell>
          <table:table-cell office:value-type="float" office:value="0.997864" calcext:value-type="float">
            <text:p>0.997864</text:p>
          </table:table-cell>
          <table:table-cell office:value-type="float" office:value="0.97238" calcext:value-type="float">
            <text:p>0.97238</text:p>
          </table:table-cell>
          <table:table-cell office:value-type="float" office:value="0.996396" calcext:value-type="float">
            <text:p>0.9963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8316" calcext:value-type="float">
            <text:p>0.978316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971916" calcext:value-type="float">
            <text:p>0.971916</text:p>
          </table:table-cell>
          <table:table-cell office:value-type="float" office:value="0.996404" calcext:value-type="float">
            <text:p>0.9964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872" calcext:value-type="float">
            <text:p>0.97872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97198" calcext:value-type="float">
            <text:p>0.97198</text:p>
          </table:table-cell>
          <table:table-cell office:value-type="float" office:value="0.996416" calcext:value-type="float">
            <text:p>0.9964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8788" calcext:value-type="float">
            <text:p>0.978788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7202" calcext:value-type="float">
            <text:p>0.97202</text:p>
          </table:table-cell>
          <table:table-cell office:value-type="float" office:value="0.996428" calcext:value-type="float">
            <text:p>0.9964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8812" calcext:value-type="float">
            <text:p>0.978812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0.972188" calcext:value-type="float">
            <text:p>0.972188</text:p>
          </table:table-cell>
          <table:table-cell office:value-type="float" office:value="0.996436" calcext:value-type="float">
            <text:p>0.9964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9" calcext:value-type="float">
            <text:p>0.979</text:p>
          </table:table-cell>
          <table:table-cell office:value-type="float" office:value="0.997908" calcext:value-type="float">
            <text:p>0.997908</text:p>
          </table:table-cell>
          <table:table-cell office:value-type="float" office:value="0.971824" calcext:value-type="float">
            <text:p>0.971824</text:p>
          </table:table-cell>
          <table:table-cell office:value-type="float" office:value="0.996448" calcext:value-type="float">
            <text:p>0.9964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9108" calcext:value-type="float">
            <text:p>0.979108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0.972064" calcext:value-type="float">
            <text:p>0.972064</text:p>
          </table:table-cell>
          <table:table-cell office:value-type="float" office:value="0.996464" calcext:value-type="float">
            <text:p>0.9964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9572" calcext:value-type="float">
            <text:p>0.979572</text:p>
          </table:table-cell>
          <table:table-cell office:value-type="float" office:value="0.997916" calcext:value-type="float">
            <text:p>0.997916</text:p>
          </table:table-cell>
          <table:table-cell office:value-type="float" office:value="0.971912" calcext:value-type="float">
            <text:p>0.971912</text:p>
          </table:table-cell>
          <table:table-cell office:value-type="float" office:value="0.996464" calcext:value-type="float">
            <text:p>0.9964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888" calcext:value-type="float">
            <text:p>0.97888</text:p>
          </table:table-cell>
          <table:table-cell office:value-type="float" office:value="0.997928" calcext:value-type="float">
            <text:p>0.997928</text:p>
          </table:table-cell>
          <table:table-cell office:value-type="float" office:value="0.972492" calcext:value-type="float">
            <text:p>0.972492</text:p>
          </table:table-cell>
          <table:table-cell office:value-type="float" office:value="0.996476" calcext:value-type="float">
            <text:p>0.9964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954" calcext:value-type="float">
            <text:p>0.97954</text:p>
          </table:table-cell>
          <table:table-cell office:value-type="float" office:value="0.997948" calcext:value-type="float">
            <text:p>0.997948</text:p>
          </table:table-cell>
          <table:table-cell office:value-type="float" office:value="0.972456" calcext:value-type="float">
            <text:p>0.972456</text:p>
          </table:table-cell>
          <table:table-cell office:value-type="float" office:value="0.996484" calcext:value-type="float">
            <text:p>0.996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8848" calcext:value-type="float">
            <text:p>0.978848</text:p>
          </table:table-cell>
          <table:table-cell office:value-type="float" office:value="0.997968" calcext:value-type="float">
            <text:p>0.997968</text:p>
          </table:table-cell>
          <table:table-cell office:value-type="float" office:value="0.972832" calcext:value-type="float">
            <text:p>0.972832</text:p>
          </table:table-cell>
          <table:table-cell office:value-type="float" office:value="0.996488" calcext:value-type="float">
            <text:p>0.9964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9668" calcext:value-type="float">
            <text:p>0.979668</text:p>
          </table:table-cell>
          <table:table-cell office:value-type="float" office:value="0.997968" calcext:value-type="float">
            <text:p>0.997968</text:p>
          </table:table-cell>
          <table:table-cell office:value-type="float" office:value="0.972652" calcext:value-type="float">
            <text:p>0.972652</text:p>
          </table:table-cell>
          <table:table-cell office:value-type="float" office:value="0.996508" calcext:value-type="float">
            <text:p>0.9965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9392" calcext:value-type="float">
            <text:p>0.979392</text:p>
          </table:table-cell>
          <table:table-cell office:value-type="float" office:value="0.997984" calcext:value-type="float">
            <text:p>0.997984</text:p>
          </table:table-cell>
          <table:table-cell office:value-type="float" office:value="0.972048" calcext:value-type="float">
            <text:p>0.972048</text:p>
          </table:table-cell>
          <table:table-cell office:value-type="float" office:value="0.996512" calcext:value-type="float">
            <text:p>0.9965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9708" calcext:value-type="float">
            <text:p>0.979708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71664" calcext:value-type="float">
            <text:p>0.971664</text:p>
          </table:table-cell>
          <table:table-cell office:value-type="float" office:value="0.996512" calcext:value-type="float">
            <text:p>0.9965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972" calcext:value-type="float">
            <text:p>0.97972</text:p>
          </table:table-cell>
          <table:table-cell office:value-type="float" office:value="0.998024" calcext:value-type="float">
            <text:p>0.998024</text:p>
          </table:table-cell>
          <table:table-cell office:value-type="float" office:value="0.972652" calcext:value-type="float">
            <text:p>0.972652</text:p>
          </table:table-cell>
          <table:table-cell office:value-type="float" office:value="0.99652" calcext:value-type="float">
            <text:p>0.996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9692" calcext:value-type="float">
            <text:p>0.979692</text:p>
          </table:table-cell>
          <table:table-cell office:value-type="float" office:value="0.998028" calcext:value-type="float">
            <text:p>0.998028</text:p>
          </table:table-cell>
          <table:table-cell office:value-type="float" office:value="0.972012" calcext:value-type="float">
            <text:p>0.972012</text:p>
          </table:table-cell>
          <table:table-cell office:value-type="float" office:value="0.996528" calcext:value-type="float">
            <text:p>0.9965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9304" calcext:value-type="float">
            <text:p>0.979304</text:p>
          </table:table-cell>
          <table:table-cell office:value-type="float" office:value="0.998032" calcext:value-type="float">
            <text:p>0.998032</text:p>
          </table:table-cell>
          <table:table-cell office:value-type="float" office:value="0.972192" calcext:value-type="float">
            <text:p>0.972192</text:p>
          </table:table-cell>
          <table:table-cell office:value-type="float" office:value="0.996548" calcext:value-type="float">
            <text:p>0.9965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9928" calcext:value-type="float">
            <text:p>0.979928</text:p>
          </table:table-cell>
          <table:table-cell office:value-type="float" office:value="0.998032" calcext:value-type="float">
            <text:p>0.998032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96552" calcext:value-type="float">
            <text:p>0.9965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9904" calcext:value-type="float">
            <text:p>0.979904</text:p>
          </table:table-cell>
          <table:table-cell office:value-type="float" office:value="0.998044" calcext:value-type="float">
            <text:p>0.998044</text:p>
          </table:table-cell>
          <table:table-cell office:value-type="float" office:value="0.971652" calcext:value-type="float">
            <text:p>0.971652</text:p>
          </table:table-cell>
          <table:table-cell office:value-type="float" office:value="0.99656" calcext:value-type="float">
            <text:p>0.996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9512" calcext:value-type="float">
            <text:p>0.979512</text:p>
          </table:table-cell>
          <table:table-cell office:value-type="float" office:value="0.998044" calcext:value-type="float">
            <text:p>0.998044</text:p>
          </table:table-cell>
          <table:table-cell office:value-type="float" office:value="0.971908" calcext:value-type="float">
            <text:p>0.971908</text:p>
          </table:table-cell>
          <table:table-cell office:value-type="float" office:value="0.996572" calcext:value-type="float">
            <text:p>0.9965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9472" calcext:value-type="float">
            <text:p>0.979472</text:p>
          </table:table-cell>
          <table:table-cell office:value-type="float" office:value="0.998064" calcext:value-type="float">
            <text:p>0.998064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996568" calcext:value-type="float">
            <text:p>0.9965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024" calcext:value-type="float">
            <text:p>0.98024</text:p>
          </table:table-cell>
          <table:table-cell office:value-type="float" office:value="0.998064" calcext:value-type="float">
            <text:p>0.998064</text:p>
          </table:table-cell>
          <table:table-cell office:value-type="float" office:value="0.971636" calcext:value-type="float">
            <text:p>0.971636</text:p>
          </table:table-cell>
          <table:table-cell office:value-type="float" office:value="0.996576" calcext:value-type="float">
            <text:p>0.9965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748" calcext:value-type="float">
            <text:p>0.979748</text:p>
          </table:table-cell>
          <table:table-cell office:value-type="float" office:value="0.998092" calcext:value-type="float">
            <text:p>0.998092</text:p>
          </table:table-cell>
          <table:table-cell office:value-type="float" office:value="0.972556" calcext:value-type="float">
            <text:p>0.972556</text:p>
          </table:table-cell>
          <table:table-cell office:value-type="float" office:value="0.99658" calcext:value-type="float">
            <text:p>0.996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0436" calcext:value-type="float">
            <text:p>0.980436</text:p>
          </table:table-cell>
          <table:table-cell office:value-type="float" office:value="0.99808" calcext:value-type="float">
            <text:p>0.99808</text:p>
          </table:table-cell>
          <table:table-cell office:value-type="float" office:value="0.971452" calcext:value-type="float">
            <text:p>0.971452</text:p>
          </table:table-cell>
          <table:table-cell office:value-type="float" office:value="0.996592" calcext:value-type="float">
            <text:p>0.9965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0012" calcext:value-type="float">
            <text:p>0.980012</text:p>
          </table:table-cell>
          <table:table-cell office:value-type="float" office:value="0.998108" calcext:value-type="float">
            <text:p>0.998108</text:p>
          </table:table-cell>
          <table:table-cell office:value-type="float" office:value="0.971252" calcext:value-type="float">
            <text:p>0.971252</text:p>
          </table:table-cell>
          <table:table-cell office:value-type="float" office:value="0.996596" calcext:value-type="float">
            <text:p>0.9965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9728" calcext:value-type="float">
            <text:p>0.97972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72904" calcext:value-type="float">
            <text:p>0.972904</text:p>
          </table:table-cell>
          <table:table-cell office:value-type="float" office:value="0.996604" calcext:value-type="float">
            <text:p>0.9966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086" calcext:value-type="float">
            <text:p>0.98086</text:p>
          </table:table-cell>
          <table:table-cell office:value-type="float" office:value="0.998124" calcext:value-type="float">
            <text:p>0.998124</text:p>
          </table:table-cell>
          <table:table-cell office:value-type="float" office:value="0.971724" calcext:value-type="float">
            <text:p>0.971724</text:p>
          </table:table-cell>
          <table:table-cell office:value-type="float" office:value="0.996616" calcext:value-type="float">
            <text:p>0.9966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" calcext:value-type="float">
            <text:p>0.98</text:p>
          </table:table-cell>
          <table:table-cell office:value-type="float" office:value="0.998124" calcext:value-type="float">
            <text:p>0.998124</text:p>
          </table:table-cell>
          <table:table-cell office:value-type="float" office:value="0.972708" calcext:value-type="float">
            <text:p>0.972708</text:p>
          </table:table-cell>
          <table:table-cell office:value-type="float" office:value="0.99662" calcext:value-type="float">
            <text:p>0.996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0516" calcext:value-type="float">
            <text:p>0.980516</text:p>
          </table:table-cell>
          <table:table-cell office:value-type="float" office:value="0.998128" calcext:value-type="float">
            <text:p>0.998128</text:p>
          </table:table-cell>
          <table:table-cell office:value-type="float" office:value="0.972192" calcext:value-type="float">
            <text:p>0.972192</text:p>
          </table:table-cell>
          <table:table-cell office:value-type="float" office:value="0.996616" calcext:value-type="float">
            <text:p>0.9966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0312" calcext:value-type="float">
            <text:p>0.980312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97268" calcext:value-type="float">
            <text:p>0.97268</text:p>
          </table:table-cell>
          <table:table-cell office:value-type="float" office:value="0.996612" calcext:value-type="float">
            <text:p>0.9966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0396" calcext:value-type="float">
            <text:p>0.980396</text:p>
          </table:table-cell>
          <table:table-cell office:value-type="float" office:value="0.998148" calcext:value-type="float">
            <text:p>0.998148</text:p>
          </table:table-cell>
          <table:table-cell office:value-type="float" office:value="0.971984" calcext:value-type="float">
            <text:p>0.971984</text:p>
          </table:table-cell>
          <table:table-cell office:value-type="float" office:value="0.996616" calcext:value-type="float">
            <text:p>0.9966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98144" calcext:value-type="float">
            <text:p>0.998144</text:p>
          </table:table-cell>
          <table:table-cell office:value-type="float" office:value="0.972484" calcext:value-type="float">
            <text:p>0.972484</text:p>
          </table:table-cell>
          <table:table-cell office:value-type="float" office:value="0.99662" calcext:value-type="float">
            <text:p>0.996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0704" calcext:value-type="float">
            <text:p>0.980704</text:p>
          </table:table-cell>
          <table:table-cell office:value-type="float" office:value="0.998152" calcext:value-type="float">
            <text:p>0.998152</text:p>
          </table:table-cell>
          <table:table-cell office:value-type="float" office:value="0.972856" calcext:value-type="float">
            <text:p>0.972856</text:p>
          </table:table-cell>
          <table:table-cell office:value-type="float" office:value="0.996616" calcext:value-type="float">
            <text:p>0.9966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0828" calcext:value-type="float">
            <text:p>0.980828</text:p>
          </table:table-cell>
          <table:table-cell office:value-type="float" office:value="0.998164" calcext:value-type="float">
            <text:p>0.99816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6624" calcext:value-type="float">
            <text:p>0.9966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0532" calcext:value-type="float">
            <text:p>0.980532</text:p>
          </table:table-cell>
          <table:table-cell office:value-type="float" office:value="0.998156" calcext:value-type="float">
            <text:p>0.998156</text:p>
          </table:table-cell>
          <table:table-cell office:value-type="float" office:value="0.97218" calcext:value-type="float">
            <text:p>0.97218</text:p>
          </table:table-cell>
          <table:table-cell office:value-type="float" office:value="0.99662" calcext:value-type="float">
            <text:p>0.996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078" calcext:value-type="float">
            <text:p>0.98078</text:p>
          </table:table-cell>
          <table:table-cell office:value-type="float" office:value="0.998164" calcext:value-type="float">
            <text:p>0.998164</text:p>
          </table:table-cell>
          <table:table-cell office:value-type="float" office:value="0.972164" calcext:value-type="float">
            <text:p>0.972164</text:p>
          </table:table-cell>
          <table:table-cell office:value-type="float" office:value="0.996624" calcext:value-type="float">
            <text:p>0.9966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0812" calcext:value-type="float">
            <text:p>0.980812</text:p>
          </table:table-cell>
          <table:table-cell office:value-type="float" office:value="0.998168" calcext:value-type="float">
            <text:p>0.998168</text:p>
          </table:table-cell>
          <table:table-cell office:value-type="float" office:value="0.97224" calcext:value-type="float">
            <text:p>0.97224</text:p>
          </table:table-cell>
          <table:table-cell office:value-type="float" office:value="0.99664" calcext:value-type="float">
            <text:p>0.996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0892" calcext:value-type="float">
            <text:p>0.980892</text:p>
          </table:table-cell>
          <table:table-cell office:value-type="float" office:value="0.998184" calcext:value-type="float">
            <text:p>0.998184</text:p>
          </table:table-cell>
          <table:table-cell office:value-type="float" office:value="0.973068" calcext:value-type="float">
            <text:p>0.973068</text:p>
          </table:table-cell>
          <table:table-cell office:value-type="float" office:value="0.996636" calcext:value-type="float">
            <text:p>0.9966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1288" calcext:value-type="float">
            <text:p>0.981288</text:p>
          </table:table-cell>
          <table:table-cell office:value-type="float" office:value="0.998188" calcext:value-type="float">
            <text:p>0.998188</text:p>
          </table:table-cell>
          <table:table-cell office:value-type="float" office:value="0.972136" calcext:value-type="float">
            <text:p>0.972136</text:p>
          </table:table-cell>
          <table:table-cell office:value-type="float" office:value="0.99664" calcext:value-type="float">
            <text:p>0.996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1188" calcext:value-type="float">
            <text:p>0.981188</text:p>
          </table:table-cell>
          <table:table-cell office:value-type="float" office:value="0.998184" calcext:value-type="float">
            <text:p>0.998184</text:p>
          </table:table-cell>
          <table:table-cell office:value-type="float" office:value="0.972744" calcext:value-type="float">
            <text:p>0.972744</text:p>
          </table:table-cell>
          <table:table-cell office:value-type="float" office:value="0.996652" calcext:value-type="float">
            <text:p>0.9966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1168" calcext:value-type="float">
            <text:p>0.981168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96656" calcext:value-type="float">
            <text:p>0.9966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98208" calcext:value-type="float">
            <text:p>0.998208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9666" calcext:value-type="float">
            <text:p>0.996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1324" calcext:value-type="float">
            <text:p>0.981324</text:p>
          </table:table-cell>
          <table:table-cell office:value-type="float" office:value="0.998212" calcext:value-type="float">
            <text:p>0.998212</text:p>
          </table:table-cell>
          <table:table-cell office:value-type="float" office:value="0.972232" calcext:value-type="float">
            <text:p>0.972232</text:p>
          </table:table-cell>
          <table:table-cell office:value-type="float" office:value="0.996668" calcext:value-type="float">
            <text:p>0.9966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0232" calcext:value-type="float">
            <text:p>0.980232</text:p>
          </table:table-cell>
          <table:table-cell office:value-type="float" office:value="0.99822" calcext:value-type="float">
            <text:p>0.99822</text:p>
          </table:table-cell>
          <table:table-cell office:value-type="float" office:value="0.972192" calcext:value-type="float">
            <text:p>0.972192</text:p>
          </table:table-cell>
          <table:table-cell office:value-type="float" office:value="0.996664" calcext:value-type="float">
            <text:p>0.9966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1112" calcext:value-type="float">
            <text:p>0.981112</text:p>
          </table:table-cell>
          <table:table-cell office:value-type="float" office:value="0.99822" calcext:value-type="float">
            <text:p>0.99822</text:p>
          </table:table-cell>
          <table:table-cell office:value-type="float" office:value="0.972316" calcext:value-type="float">
            <text:p>0.972316</text:p>
          </table:table-cell>
          <table:table-cell office:value-type="float" office:value="0.996668" calcext:value-type="float">
            <text:p>0.9966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1228" calcext:value-type="float">
            <text:p>0.981228</text:p>
          </table:table-cell>
          <table:table-cell office:value-type="float" office:value="0.998232" calcext:value-type="float">
            <text:p>0.998232</text:p>
          </table:table-cell>
          <table:table-cell office:value-type="float" office:value="0.972064" calcext:value-type="float">
            <text:p>0.972064</text:p>
          </table:table-cell>
          <table:table-cell office:value-type="float" office:value="0.996676" calcext:value-type="float">
            <text:p>0.9966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1984" calcext:value-type="float">
            <text:p>0.981984</text:p>
          </table:table-cell>
          <table:table-cell office:value-type="float" office:value="0.998244" calcext:value-type="float">
            <text:p>0.998244</text:p>
          </table:table-cell>
          <table:table-cell office:value-type="float" office:value="0.972208" calcext:value-type="float">
            <text:p>0.972208</text:p>
          </table:table-cell>
          <table:table-cell office:value-type="float" office:value="0.99668" calcext:value-type="float">
            <text:p>0.996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998248" calcext:value-type="float">
            <text:p>0.998248</text:p>
          </table:table-cell>
          <table:table-cell office:value-type="float" office:value="0.972552" calcext:value-type="float">
            <text:p>0.972552</text:p>
          </table:table-cell>
          <table:table-cell office:value-type="float" office:value="0.99668" calcext:value-type="float">
            <text:p>0.996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998248" calcext:value-type="float">
            <text:p>0.998248</text:p>
          </table:table-cell>
          <table:table-cell office:value-type="float" office:value="0.972228" calcext:value-type="float">
            <text:p>0.972228</text:p>
          </table:table-cell>
          <table:table-cell office:value-type="float" office:value="0.996684" calcext:value-type="float">
            <text:p>0.9966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1544" calcext:value-type="float">
            <text:p>0.981544</text:p>
          </table:table-cell>
          <table:table-cell office:value-type="float" office:value="0.998252" calcext:value-type="float">
            <text:p>0.998252</text:p>
          </table:table-cell>
          <table:table-cell office:value-type="float" office:value="0.972712" calcext:value-type="float">
            <text:p>0.972712</text:p>
          </table:table-cell>
          <table:table-cell office:value-type="float" office:value="0.996692" calcext:value-type="float">
            <text:p>0.9966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2132" calcext:value-type="float">
            <text:p>0.982132</text:p>
          </table:table-cell>
          <table:table-cell office:value-type="float" office:value="0.998252" calcext:value-type="float">
            <text:p>0.998252</text:p>
          </table:table-cell>
          <table:table-cell office:value-type="float" office:value="0.972292" calcext:value-type="float">
            <text:p>0.972292</text:p>
          </table:table-cell>
          <table:table-cell office:value-type="float" office:value="0.996688" calcext:value-type="float">
            <text:p>0.9966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2016" calcext:value-type="float">
            <text:p>0.982016</text:p>
          </table:table-cell>
          <table:table-cell office:value-type="float" office:value="0.99826" calcext:value-type="float">
            <text:p>0.99826</text:p>
          </table:table-cell>
          <table:table-cell office:value-type="float" office:value="0.973268" calcext:value-type="float">
            <text:p>0.973268</text:p>
          </table:table-cell>
          <table:table-cell office:value-type="float" office:value="0.9967" calcext:value-type="float">
            <text:p>0.99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1912" calcext:value-type="float">
            <text:p>0.981912</text:p>
          </table:table-cell>
          <table:table-cell office:value-type="float" office:value="0.99826" calcext:value-type="float">
            <text:p>0.99826</text:p>
          </table:table-cell>
          <table:table-cell office:value-type="float" office:value="0.972272" calcext:value-type="float">
            <text:p>0.972272</text:p>
          </table:table-cell>
          <table:table-cell office:value-type="float" office:value="0.996712" calcext:value-type="float">
            <text:p>0.9967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2208" calcext:value-type="float">
            <text:p>0.982208</text:p>
          </table:table-cell>
          <table:table-cell office:value-type="float" office:value="0.998268" calcext:value-type="float">
            <text:p>0.998268</text:p>
          </table:table-cell>
          <table:table-cell office:value-type="float" office:value="0.972016" calcext:value-type="float">
            <text:p>0.972016</text:p>
          </table:table-cell>
          <table:table-cell office:value-type="float" office:value="0.996712" calcext:value-type="float">
            <text:p>0.9967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1844" calcext:value-type="float">
            <text:p>0.981844</text:p>
          </table:table-cell>
          <table:table-cell office:value-type="float" office:value="0.998276" calcext:value-type="float">
            <text:p>0.998276</text:p>
          </table:table-cell>
          <table:table-cell office:value-type="float" office:value="0.972388" calcext:value-type="float">
            <text:p>0.972388</text:p>
          </table:table-cell>
          <table:table-cell office:value-type="float" office:value="0.996712" calcext:value-type="float">
            <text:p>0.9967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2368" calcext:value-type="float">
            <text:p>0.982368</text:p>
          </table:table-cell>
          <table:table-cell office:value-type="float" office:value="0.998276" calcext:value-type="float">
            <text:p>0.998276</text:p>
          </table:table-cell>
          <table:table-cell office:value-type="float" office:value="0.972692" calcext:value-type="float">
            <text:p>0.972692</text:p>
          </table:table-cell>
          <table:table-cell office:value-type="float" office:value="0.996716" calcext:value-type="float">
            <text:p>0.9967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2264" calcext:value-type="float">
            <text:p>0.982264</text:p>
          </table:table-cell>
          <table:table-cell office:value-type="float" office:value="0.99828" calcext:value-type="float">
            <text:p>0.99828</text:p>
          </table:table-cell>
          <table:table-cell office:value-type="float" office:value="0.973004" calcext:value-type="float">
            <text:p>0.973004</text:p>
          </table:table-cell>
          <table:table-cell office:value-type="float" office:value="0.996712" calcext:value-type="float">
            <text:p>0.9967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2176" calcext:value-type="float">
            <text:p>0.982176</text:p>
          </table:table-cell>
          <table:table-cell office:value-type="float" office:value="0.998284" calcext:value-type="float">
            <text:p>0.998284</text:p>
          </table:table-cell>
          <table:table-cell office:value-type="float" office:value="0.972748" calcext:value-type="float">
            <text:p>0.972748</text:p>
          </table:table-cell>
          <table:table-cell office:value-type="float" office:value="0.996716" calcext:value-type="float">
            <text:p>0.9967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2096" calcext:value-type="float">
            <text:p>0.982096</text:p>
          </table:table-cell>
          <table:table-cell office:value-type="float" office:value="0.998284" calcext:value-type="float">
            <text:p>0.998284</text:p>
          </table:table-cell>
          <table:table-cell office:value-type="float" office:value="0.972772" calcext:value-type="float">
            <text:p>0.972772</text:p>
          </table:table-cell>
          <table:table-cell office:value-type="float" office:value="0.996712" calcext:value-type="float">
            <text:p>0.9967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2476" calcext:value-type="float">
            <text:p>0.982476</text:p>
          </table:table-cell>
          <table:table-cell office:value-type="float" office:value="0.998296" calcext:value-type="float">
            <text:p>0.998296</text:p>
          </table:table-cell>
          <table:table-cell office:value-type="float" office:value="0.972772" calcext:value-type="float">
            <text:p>0.972772</text:p>
          </table:table-cell>
          <table:table-cell office:value-type="float" office:value="0.996724" calcext:value-type="float">
            <text:p>0.996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2036" calcext:value-type="float">
            <text:p>0.982036</text:p>
          </table:table-cell>
          <table:table-cell office:value-type="float" office:value="0.998296" calcext:value-type="float">
            <text:p>0.998296</text:p>
          </table:table-cell>
          <table:table-cell office:value-type="float" office:value="0.972516" calcext:value-type="float">
            <text:p>0.972516</text:p>
          </table:table-cell>
          <table:table-cell office:value-type="float" office:value="0.996716" calcext:value-type="float">
            <text:p>0.9967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266" calcext:value-type="float">
            <text:p>0.9826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7258" calcext:value-type="float">
            <text:p>0.97258</text:p>
          </table:table-cell>
          <table:table-cell office:value-type="float" office:value="0.996732" calcext:value-type="float">
            <text:p>0.9967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2404" calcext:value-type="float">
            <text:p>0.9824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72336" calcext:value-type="float">
            <text:p>0.972336</text:p>
          </table:table-cell>
          <table:table-cell office:value-type="float" office:value="0.99674" calcext:value-type="float">
            <text:p>0.996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258" calcext:value-type="float">
            <text:p>0.98258</text:p>
          </table:table-cell>
          <table:table-cell office:value-type="float" office:value="0.998308" calcext:value-type="float">
            <text:p>0.998308</text:p>
          </table:table-cell>
          <table:table-cell office:value-type="float" office:value="0.973028" calcext:value-type="float">
            <text:p>0.973028</text:p>
          </table:table-cell>
          <table:table-cell office:value-type="float" office:value="0.996744" calcext:value-type="float">
            <text:p>0.9967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2352" calcext:value-type="float">
            <text:p>0.982352</text:p>
          </table:table-cell>
          <table:table-cell office:value-type="float" office:value="0.998312" calcext:value-type="float">
            <text:p>0.998312</text:p>
          </table:table-cell>
          <table:table-cell office:value-type="float" office:value="0.973004" calcext:value-type="float">
            <text:p>0.973004</text:p>
          </table:table-cell>
          <table:table-cell office:value-type="float" office:value="0.996752" calcext:value-type="float">
            <text:p>0.9967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256" calcext:value-type="float">
            <text:p>0.98256</text:p>
          </table:table-cell>
          <table:table-cell office:value-type="float" office:value="0.998312" calcext:value-type="float">
            <text:p>0.998312</text:p>
          </table:table-cell>
          <table:table-cell office:value-type="float" office:value="0.972844" calcext:value-type="float">
            <text:p>0.972844</text:p>
          </table:table-cell>
          <table:table-cell office:value-type="float" office:value="0.996756" calcext:value-type="float">
            <text:p>0.9967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2684" calcext:value-type="float">
            <text:p>0.982684</text:p>
          </table:table-cell>
          <table:table-cell office:value-type="float" office:value="0.998316" calcext:value-type="float">
            <text:p>0.998316</text:p>
          </table:table-cell>
          <table:table-cell office:value-type="float" office:value="0.97294" calcext:value-type="float">
            <text:p>0.97294</text:p>
          </table:table-cell>
          <table:table-cell office:value-type="float" office:value="0.996764" calcext:value-type="float">
            <text:p>0.9967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98324" calcext:value-type="float">
            <text:p>0.998324</text:p>
          </table:table-cell>
          <table:table-cell office:value-type="float" office:value="0.972564" calcext:value-type="float">
            <text:p>0.972564</text:p>
          </table:table-cell>
          <table:table-cell office:value-type="float" office:value="0.996768" calcext:value-type="float">
            <text:p>0.9967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312" calcext:value-type="float">
            <text:p>0.98312</text:p>
          </table:table-cell>
          <table:table-cell office:value-type="float" office:value="0.998328" calcext:value-type="float">
            <text:p>0.998328</text:p>
          </table:table-cell>
          <table:table-cell office:value-type="float" office:value="0.973084" calcext:value-type="float">
            <text:p>0.973084</text:p>
          </table:table-cell>
          <table:table-cell office:value-type="float" office:value="0.996776" calcext:value-type="float">
            <text:p>0.9967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3124" calcext:value-type="float">
            <text:p>0.983124</text:p>
          </table:table-cell>
          <table:table-cell office:value-type="float" office:value="0.998328" calcext:value-type="float">
            <text:p>0.998328</text:p>
          </table:table-cell>
          <table:table-cell office:value-type="float" office:value="0.97298" calcext:value-type="float">
            <text:p>0.97298</text:p>
          </table:table-cell>
          <table:table-cell office:value-type="float" office:value="0.996788" calcext:value-type="float">
            <text:p>0.9967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2904" calcext:value-type="float">
            <text:p>0.982904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.972624" calcext:value-type="float">
            <text:p>0.972624</text:p>
          </table:table-cell>
          <table:table-cell office:value-type="float" office:value="0.996792" calcext:value-type="float">
            <text:p>0.9967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976" calcext:value-type="float">
            <text:p>0.982976</text:p>
          </table:table-cell>
          <table:table-cell office:value-type="float" office:value="0.998336" calcext:value-type="float">
            <text:p>0.998336</text:p>
          </table:table-cell>
          <table:table-cell office:value-type="float" office:value="0.972564" calcext:value-type="float">
            <text:p>0.972564</text:p>
          </table:table-cell>
          <table:table-cell office:value-type="float" office:value="0.9968" calcext:value-type="float">
            <text:p>0.99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3112" calcext:value-type="float">
            <text:p>0.983112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0.97276" calcext:value-type="float">
            <text:p>0.97276</text:p>
          </table:table-cell>
          <table:table-cell office:value-type="float" office:value="0.996816" calcext:value-type="float">
            <text:p>0.9968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3216" calcext:value-type="float">
            <text:p>0.983216</text:p>
          </table:table-cell>
          <table:table-cell office:value-type="float" office:value="0.998356" calcext:value-type="float">
            <text:p>0.998356</text:p>
          </table:table-cell>
          <table:table-cell office:value-type="float" office:value="0.972564" calcext:value-type="float">
            <text:p>0.972564</text:p>
          </table:table-cell>
          <table:table-cell office:value-type="float" office:value="0.996816" calcext:value-type="float">
            <text:p>0.9968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3648" calcext:value-type="float">
            <text:p>0.983648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97234" calcext:value-type="float">
            <text:p>0.97234</text:p>
          </table:table-cell>
          <table:table-cell office:value-type="float" office:value="0.996816" calcext:value-type="float">
            <text:p>0.9968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3524" calcext:value-type="float">
            <text:p>0.983524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973064" calcext:value-type="float">
            <text:p>0.973064</text:p>
          </table:table-cell>
          <table:table-cell office:value-type="float" office:value="0.996828" calcext:value-type="float">
            <text:p>0.9968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998364" calcext:value-type="float">
            <text:p>0.998364</text:p>
          </table:table-cell>
          <table:table-cell office:value-type="float" office:value="0.972436" calcext:value-type="float">
            <text:p>0.972436</text:p>
          </table:table-cell>
          <table:table-cell office:value-type="float" office:value="0.996832" calcext:value-type="float">
            <text:p>0.9968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3932" calcext:value-type="float">
            <text:p>0.983932</text:p>
          </table:table-cell>
          <table:table-cell office:value-type="float" office:value="0.998368" calcext:value-type="float">
            <text:p>0.998368</text:p>
          </table:table-cell>
          <table:table-cell office:value-type="float" office:value="0.972272" calcext:value-type="float">
            <text:p>0.972272</text:p>
          </table:table-cell>
          <table:table-cell office:value-type="float" office:value="0.996832" calcext:value-type="float">
            <text:p>0.9968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3484" calcext:value-type="float">
            <text:p>0.983484</text:p>
          </table:table-cell>
          <table:table-cell office:value-type="float" office:value="0.99838" calcext:value-type="float">
            <text:p>0.99838</text:p>
          </table:table-cell>
          <table:table-cell office:value-type="float" office:value="0.972432" calcext:value-type="float">
            <text:p>0.972432</text:p>
          </table:table-cell>
          <table:table-cell office:value-type="float" office:value="0.996836" calcext:value-type="float">
            <text:p>0.9968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4104" calcext:value-type="float">
            <text:p>0.984104</text:p>
          </table:table-cell>
          <table:table-cell office:value-type="float" office:value="0.99838" calcext:value-type="float">
            <text:p>0.99838</text:p>
          </table:table-cell>
          <table:table-cell office:value-type="float" office:value="0.972636" calcext:value-type="float">
            <text:p>0.972636</text:p>
          </table:table-cell>
          <table:table-cell office:value-type="float" office:value="0.996848" calcext:value-type="float">
            <text:p>0.9968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3536" calcext:value-type="float">
            <text:p>0.983536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0.972572" calcext:value-type="float">
            <text:p>0.972572</text:p>
          </table:table-cell>
          <table:table-cell office:value-type="float" office:value="0.996844" calcext:value-type="float">
            <text:p>0.9968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3904" calcext:value-type="float">
            <text:p>0.983904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0.972692" calcext:value-type="float">
            <text:p>0.972692</text:p>
          </table:table-cell>
          <table:table-cell office:value-type="float" office:value="0.996848" calcext:value-type="float">
            <text:p>0.996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684" calcext:value-type="float">
            <text:p>0.983684</text:p>
          </table:table-cell>
          <table:table-cell office:value-type="float" office:value="0.998392" calcext:value-type="float">
            <text:p>0.998392</text:p>
          </table:table-cell>
          <table:table-cell office:value-type="float" office:value="0.972556" calcext:value-type="float">
            <text:p>0.972556</text:p>
          </table:table-cell>
          <table:table-cell office:value-type="float" office:value="0.996848" calcext:value-type="float">
            <text:p>0.9968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4224" calcext:value-type="float">
            <text:p>0.984224</text:p>
          </table:table-cell>
          <table:table-cell office:value-type="float" office:value="0.998396" calcext:value-type="float">
            <text:p>0.998396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96848" calcext:value-type="float">
            <text:p>0.9968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414" calcext:value-type="float">
            <text:p>0.98414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72728" calcext:value-type="float">
            <text:p>0.972728</text:p>
          </table:table-cell>
          <table:table-cell office:value-type="float" office:value="0.996848" calcext:value-type="float">
            <text:p>0.9968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3892" calcext:value-type="float">
            <text:p>0.983892</text:p>
          </table:table-cell>
          <table:table-cell office:value-type="float" office:value="0.998396" calcext:value-type="float">
            <text:p>0.998396</text:p>
          </table:table-cell>
          <table:table-cell office:value-type="float" office:value="0.972784" calcext:value-type="float">
            <text:p>0.972784</text:p>
          </table:table-cell>
          <table:table-cell office:value-type="float" office:value="0.996852" calcext:value-type="float">
            <text:p>0.9968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3844" calcext:value-type="float">
            <text:p>0.983844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7256" calcext:value-type="float">
            <text:p>0.97256</text:p>
          </table:table-cell>
          <table:table-cell office:value-type="float" office:value="0.996852" calcext:value-type="float">
            <text:p>0.9968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72352" calcext:value-type="float">
            <text:p>0.972352</text:p>
          </table:table-cell>
          <table:table-cell office:value-type="float" office:value="0.996852" calcext:value-type="float">
            <text:p>0.9968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386" calcext:value-type="float">
            <text:p>0.98386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72428" calcext:value-type="float">
            <text:p>0.972428</text:p>
          </table:table-cell>
          <table:table-cell office:value-type="float" office:value="0.996852" calcext:value-type="float">
            <text:p>0.9968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4048" calcext:value-type="float">
            <text:p>0.984048</text:p>
          </table:table-cell>
          <table:table-cell office:value-type="float" office:value="0.998412" calcext:value-type="float">
            <text:p>0.998412</text:p>
          </table:table-cell>
          <table:table-cell office:value-type="float" office:value="0.973552" calcext:value-type="float">
            <text:p>0.973552</text:p>
          </table:table-cell>
          <table:table-cell office:value-type="float" office:value="0.996852" calcext:value-type="float">
            <text:p>0.9968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4344" calcext:value-type="float">
            <text:p>0.984344</text:p>
          </table:table-cell>
          <table:table-cell office:value-type="float" office:value="0.998412" calcext:value-type="float">
            <text:p>0.998412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96852" calcext:value-type="float">
            <text:p>0.9968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4524" calcext:value-type="float">
            <text:p>0.984524</text:p>
          </table:table-cell>
          <table:table-cell office:value-type="float" office:value="0.998416" calcext:value-type="float">
            <text:p>0.998416</text:p>
          </table:table-cell>
          <table:table-cell office:value-type="float" office:value="0.972988" calcext:value-type="float">
            <text:p>0.972988</text:p>
          </table:table-cell>
          <table:table-cell office:value-type="float" office:value="0.996856" calcext:value-type="float">
            <text:p>0.9968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412" calcext:value-type="float">
            <text:p>0.98412</text:p>
          </table:table-cell>
          <table:table-cell office:value-type="float" office:value="0.99842" calcext:value-type="float">
            <text:p>0.99842</text:p>
          </table:table-cell>
          <table:table-cell office:value-type="float" office:value="0.972448" calcext:value-type="float">
            <text:p>0.972448</text:p>
          </table:table-cell>
          <table:table-cell office:value-type="float" office:value="0.996856" calcext:value-type="float">
            <text:p>0.9968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5076" calcext:value-type="float">
            <text:p>0.985076</text:p>
          </table:table-cell>
          <table:table-cell office:value-type="float" office:value="0.99842" calcext:value-type="float">
            <text:p>0.99842</text:p>
          </table:table-cell>
          <table:table-cell office:value-type="float" office:value="0.972244" calcext:value-type="float">
            <text:p>0.972244</text:p>
          </table:table-cell>
          <table:table-cell office:value-type="float" office:value="0.996868" calcext:value-type="float">
            <text:p>0.9968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4944" calcext:value-type="float">
            <text:p>0.984944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72304" calcext:value-type="float">
            <text:p>0.972304</text:p>
          </table:table-cell>
          <table:table-cell office:value-type="float" office:value="0.996868" calcext:value-type="float">
            <text:p>0.9968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438" calcext:value-type="float">
            <text:p>0.98438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96876" calcext:value-type="float">
            <text:p>0.9968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5092" calcext:value-type="float">
            <text:p>0.985092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72784" calcext:value-type="float">
            <text:p>0.972784</text:p>
          </table:table-cell>
          <table:table-cell office:value-type="float" office:value="0.996876" calcext:value-type="float">
            <text:p>0.9968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492" calcext:value-type="float">
            <text:p>0.98492</text:p>
          </table:table-cell>
          <table:table-cell office:value-type="float" office:value="0.998428" calcext:value-type="float">
            <text:p>0.99842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99688" calcext:value-type="float">
            <text:p>0.996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5132" calcext:value-type="float">
            <text:p>0.985132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99688" calcext:value-type="float">
            <text:p>0.996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5028" calcext:value-type="float">
            <text:p>0.985028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0.972956" calcext:value-type="float">
            <text:p>0.972956</text:p>
          </table:table-cell>
          <table:table-cell office:value-type="float" office:value="0.996884" calcext:value-type="float">
            <text:p>0.9968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5084" calcext:value-type="float">
            <text:p>0.985084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0.972928" calcext:value-type="float">
            <text:p>0.972928</text:p>
          </table:table-cell>
          <table:table-cell office:value-type="float" office:value="0.996884" calcext:value-type="float">
            <text:p>0.9968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85376" calcext:value-type="float">
            <text:p>0.985376</text:p>
          </table:table-cell>
          <table:table-cell office:value-type="float" office:value="0.998436" calcext:value-type="float">
            <text:p>0.998436</text:p>
          </table:table-cell>
          <table:table-cell office:value-type="float" office:value="0.972328" calcext:value-type="float">
            <text:p>0.972328</text:p>
          </table:table-cell>
          <table:table-cell office:value-type="float" office:value="0.996888" calcext:value-type="float">
            <text:p>0.9968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5096" calcext:value-type="float">
            <text:p>0.985096</text:p>
          </table:table-cell>
          <table:table-cell office:value-type="float" office:value="0.998436" calcext:value-type="float">
            <text:p>0.998436</text:p>
          </table:table-cell>
          <table:table-cell office:value-type="float" office:value="0.97304" calcext:value-type="float">
            <text:p>0.97304</text:p>
          </table:table-cell>
          <table:table-cell office:value-type="float" office:value="0.996888" calcext:value-type="float">
            <text:p>0.9968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5136" calcext:value-type="float">
            <text:p>0.985136</text:p>
          </table:table-cell>
          <table:table-cell office:value-type="float" office:value="0.998436" calcext:value-type="float">
            <text:p>0.998436</text:p>
          </table:table-cell>
          <table:table-cell office:value-type="float" office:value="0.973168" calcext:value-type="float">
            <text:p>0.973168</text:p>
          </table:table-cell>
          <table:table-cell office:value-type="float" office:value="0.996896" calcext:value-type="float">
            <text:p>0.9968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556" calcext:value-type="float">
            <text:p>0.9855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9969" calcext:value-type="float">
            <text:p>0.99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542" calcext:value-type="float">
            <text:p>0.98542</text:p>
          </table:table-cell>
          <table:table-cell office:value-type="float" office:value="0.998436" calcext:value-type="float">
            <text:p>0.998436</text:p>
          </table:table-cell>
          <table:table-cell office:value-type="float" office:value="0.973108" calcext:value-type="float">
            <text:p>0.973108</text:p>
          </table:table-cell>
          <table:table-cell office:value-type="float" office:value="0.9969" calcext:value-type="float">
            <text:p>0.99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5512" calcext:value-type="float">
            <text:p>0.985512</text:p>
          </table:table-cell>
          <table:table-cell office:value-type="float" office:value="0.998436" calcext:value-type="float">
            <text:p>0.998436</text:p>
          </table:table-cell>
          <table:table-cell office:value-type="float" office:value="0.97314" calcext:value-type="float">
            <text:p>0.97314</text:p>
          </table:table-cell>
          <table:table-cell office:value-type="float" office:value="0.996904" calcext:value-type="float">
            <text:p>0.9969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5616" calcext:value-type="float">
            <text:p>0.98561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972336" calcext:value-type="float">
            <text:p>0.972336</text:p>
          </table:table-cell>
          <table:table-cell office:value-type="float" office:value="0.996904" calcext:value-type="float">
            <text:p>0.996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5812" calcext:value-type="float">
            <text:p>0.98581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973024" calcext:value-type="float">
            <text:p>0.973024</text:p>
          </table:table-cell>
          <table:table-cell office:value-type="float" office:value="0.996908" calcext:value-type="float">
            <text:p>0.9969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5672" calcext:value-type="float">
            <text:p>0.98567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97304" calcext:value-type="float">
            <text:p>0.97304</text:p>
          </table:table-cell>
          <table:table-cell office:value-type="float" office:value="0.996908" calcext:value-type="float">
            <text:p>0.996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5356" calcext:value-type="float">
            <text:p>0.98535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971936" calcext:value-type="float">
            <text:p>0.971936</text:p>
          </table:table-cell>
          <table:table-cell office:value-type="float" office:value="0.996912" calcext:value-type="float">
            <text:p>0.9969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6212" calcext:value-type="float">
            <text:p>0.986212</text:p>
          </table:table-cell>
          <table:table-cell office:value-type="float" office:value="0.998448" calcext:value-type="float">
            <text:p>0.998448</text:p>
          </table:table-cell>
          <table:table-cell office:value-type="float" office:value="0.97306" calcext:value-type="float">
            <text:p>0.97306</text:p>
          </table:table-cell>
          <table:table-cell office:value-type="float" office:value="0.996912" calcext:value-type="float">
            <text:p>0.9969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6212" calcext:value-type="float">
            <text:p>0.986212</text:p>
          </table:table-cell>
          <table:table-cell office:value-type="float" office:value="0.998452" calcext:value-type="float">
            <text:p>0.998452</text:p>
          </table:table-cell>
          <table:table-cell office:value-type="float" office:value="0.972812" calcext:value-type="float">
            <text:p>0.972812</text:p>
          </table:table-cell>
          <table:table-cell office:value-type="float" office:value="0.996916" calcext:value-type="float">
            <text:p>0.9969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5952" calcext:value-type="float">
            <text:p>0.985952</text:p>
          </table:table-cell>
          <table:table-cell office:value-type="float" office:value="0.998452" calcext:value-type="float">
            <text:p>0.998452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96916" calcext:value-type="float">
            <text:p>0.9969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6108" calcext:value-type="float">
            <text:p>0.986108</text:p>
          </table:table-cell>
          <table:table-cell office:value-type="float" office:value="0.998452" calcext:value-type="float">
            <text:p>0.998452</text:p>
          </table:table-cell>
          <table:table-cell office:value-type="float" office:value="0.972892" calcext:value-type="float">
            <text:p>0.972892</text:p>
          </table:table-cell>
          <table:table-cell office:value-type="float" office:value="0.99692" calcext:value-type="float">
            <text:p>0.9969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6392" calcext:value-type="float">
            <text:p>0.986392</text:p>
          </table:table-cell>
          <table:table-cell office:value-type="float" office:value="0.998448" calcext:value-type="float">
            <text:p>0.998448</text:p>
          </table:table-cell>
          <table:table-cell office:value-type="float" office:value="0.972968" calcext:value-type="float">
            <text:p>0.972968</text:p>
          </table:table-cell>
          <table:table-cell office:value-type="float" office:value="0.99692" calcext:value-type="float">
            <text:p>0.996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594" calcext:value-type="float">
            <text:p>0.98594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64" calcext:value-type="float">
            <text:p>0.97264</text:p>
          </table:table-cell>
          <table:table-cell office:value-type="float" office:value="0.996924" calcext:value-type="float">
            <text:p>0.9969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6676" calcext:value-type="float">
            <text:p>0.986676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3396" calcext:value-type="float">
            <text:p>0.973396</text:p>
          </table:table-cell>
          <table:table-cell office:value-type="float" office:value="0.996928" calcext:value-type="float">
            <text:p>0.9969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5896" calcext:value-type="float">
            <text:p>0.985896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236" calcext:value-type="float">
            <text:p>0.972236</text:p>
          </table:table-cell>
          <table:table-cell office:value-type="float" office:value="0.996928" calcext:value-type="float">
            <text:p>0.9969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6504" calcext:value-type="float">
            <text:p>0.986504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98" calcext:value-type="float">
            <text:p>0.97298</text:p>
          </table:table-cell>
          <table:table-cell office:value-type="float" office:value="0.996928" calcext:value-type="float">
            <text:p>0.9969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6624" calcext:value-type="float">
            <text:p>0.986624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3132" calcext:value-type="float">
            <text:p>0.973132</text:p>
          </table:table-cell>
          <table:table-cell office:value-type="float" office:value="0.996928" calcext:value-type="float">
            <text:p>0.9969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86728" calcext:value-type="float">
            <text:p>0.986728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96928" calcext:value-type="float">
            <text:p>0.9969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356" calcext:value-type="float">
            <text:p>0.972356</text:p>
          </table:table-cell>
          <table:table-cell office:value-type="float" office:value="0.996932" calcext:value-type="float">
            <text:p>0.9969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756" calcext:value-type="float">
            <text:p>0.972756</text:p>
          </table:table-cell>
          <table:table-cell office:value-type="float" office:value="0.996932" calcext:value-type="float">
            <text:p>0.9969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86812" calcext:value-type="float">
            <text:p>0.986812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648" calcext:value-type="float">
            <text:p>0.972648</text:p>
          </table:table-cell>
          <table:table-cell office:value-type="float" office:value="0.996932" calcext:value-type="float">
            <text:p>0.9969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86944" calcext:value-type="float">
            <text:p>0.986944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72896" calcext:value-type="float">
            <text:p>0.972896</text:p>
          </table:table-cell>
          <table:table-cell office:value-type="float" office:value="0.996932" calcext:value-type="float">
            <text:p>0.9969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99846" calcext:value-type="float">
            <text:p>0.99846</text:p>
          </table:table-cell>
          <table:table-cell office:value-type="float" office:value="0.973008" calcext:value-type="float">
            <text:p>0.973008</text:p>
          </table:table-cell>
          <table:table-cell office:value-type="float" office:value="0.996932" calcext:value-type="float">
            <text:p>0.9969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998468" calcext:value-type="float">
            <text:p>0.998468</text:p>
          </table:table-cell>
          <table:table-cell office:value-type="float" office:value="0.971492" calcext:value-type="float">
            <text:p>0.971492</text:p>
          </table:table-cell>
          <table:table-cell office:value-type="float" office:value="0.996936" calcext:value-type="float">
            <text:p>0.9969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87252" calcext:value-type="float">
            <text:p>0.987252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.972236" calcext:value-type="float">
            <text:p>0.972236</text:p>
          </table:table-cell>
          <table:table-cell office:value-type="float" office:value="0.996936" calcext:value-type="float">
            <text:p>0.9969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87296" calcext:value-type="float">
            <text:p>0.98729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.972556" calcext:value-type="float">
            <text:p>0.972556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87108" calcext:value-type="float">
            <text:p>0.987108</text:p>
          </table:table-cell>
          <table:table-cell office:value-type="float" office:value="0.998472" calcext:value-type="float">
            <text:p>0.998472</text:p>
          </table:table-cell>
          <table:table-cell office:value-type="float" office:value="0.972716" calcext:value-type="float">
            <text:p>0.972716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87156" calcext:value-type="float">
            <text:p>0.987156</text:p>
          </table:table-cell>
          <table:table-cell office:value-type="float" office:value="0.998476" calcext:value-type="float">
            <text:p>0.998476</text:p>
          </table:table-cell>
          <table:table-cell office:value-type="float" office:value="0.972852" calcext:value-type="float">
            <text:p>0.972852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87352" calcext:value-type="float">
            <text:p>0.987352</text:p>
          </table:table-cell>
          <table:table-cell office:value-type="float" office:value="0.998472" calcext:value-type="float">
            <text:p>0.998472</text:p>
          </table:table-cell>
          <table:table-cell office:value-type="float" office:value="0.972468" calcext:value-type="float">
            <text:p>0.972468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87648" calcext:value-type="float">
            <text:p>0.987648</text:p>
          </table:table-cell>
          <table:table-cell office:value-type="float" office:value="0.998476" calcext:value-type="float">
            <text:p>0.998476</text:p>
          </table:table-cell>
          <table:table-cell office:value-type="float" office:value="0.97252" calcext:value-type="float">
            <text:p>0.97252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0.998476" calcext:value-type="float">
            <text:p>0.998476</text:p>
          </table:table-cell>
          <table:table-cell office:value-type="float" office:value="0.972964" calcext:value-type="float">
            <text:p>0.972964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998476" calcext:value-type="float">
            <text:p>0.99847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88" calcext:value-type="float">
            <text:p>0.97288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87716" calcext:value-type="float">
            <text:p>0.987716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692" calcext:value-type="float">
            <text:p>0.972692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87636" calcext:value-type="float">
            <text:p>0.987636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3172" calcext:value-type="float">
            <text:p>0.973172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392" calcext:value-type="float">
            <text:p>0.972392</text:p>
          </table:table-cell>
          <table:table-cell office:value-type="float" office:value="0.996944" calcext:value-type="float">
            <text:p>0.9969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87608" calcext:value-type="float">
            <text:p>0.987608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348" calcext:value-type="float">
            <text:p>0.972348</text:p>
          </table:table-cell>
          <table:table-cell office:value-type="float" office:value="0.996952" calcext:value-type="float">
            <text:p>0.9969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87892" calcext:value-type="float">
            <text:p>0.987892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3196" calcext:value-type="float">
            <text:p>0.973196</text:p>
          </table:table-cell>
          <table:table-cell office:value-type="float" office:value="0.996952" calcext:value-type="float">
            <text:p>0.9969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8864" calcext:value-type="float">
            <text:p>0.98864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58" calcext:value-type="float">
            <text:p>0.97258</text:p>
          </table:table-cell>
          <table:table-cell office:value-type="float" office:value="0.996952" calcext:value-type="float">
            <text:p>0.9969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88044" calcext:value-type="float">
            <text:p>0.988044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976" calcext:value-type="float">
            <text:p>0.972976</text:p>
          </table:table-cell>
          <table:table-cell office:value-type="float" office:value="0.99696" calcext:value-type="float">
            <text:p>0.996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87912" calcext:value-type="float">
            <text:p>0.987912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72616" calcext:value-type="float">
            <text:p>0.972616</text:p>
          </table:table-cell>
          <table:table-cell office:value-type="float" office:value="0.99696" calcext:value-type="float">
            <text:p>0.996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88404" calcext:value-type="float">
            <text:p>0.988404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72436" calcext:value-type="float">
            <text:p>0.972436</text:p>
          </table:table-cell>
          <table:table-cell office:value-type="float" office:value="0.996964" calcext:value-type="float">
            <text:p>0.9969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88452" calcext:value-type="float">
            <text:p>0.988452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73556" calcext:value-type="float">
            <text:p>0.973556</text:p>
          </table:table-cell>
          <table:table-cell office:value-type="float" office:value="0.996968" calcext:value-type="float">
            <text:p>0.9969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88728" calcext:value-type="float">
            <text:p>0.988728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73028" calcext:value-type="float">
            <text:p>0.973028</text:p>
          </table:table-cell>
          <table:table-cell office:value-type="float" office:value="0.996972" calcext:value-type="float">
            <text:p>0.9969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88916" calcext:value-type="float">
            <text:p>0.988916</text:p>
          </table:table-cell>
          <table:table-cell office:value-type="float" office:value="0.998492" calcext:value-type="float">
            <text:p>0.998492</text:p>
          </table:table-cell>
          <table:table-cell office:value-type="float" office:value="0.972652" calcext:value-type="float">
            <text:p>0.972652</text:p>
          </table:table-cell>
          <table:table-cell office:value-type="float" office:value="0.996972" calcext:value-type="float">
            <text:p>0.9969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88612" calcext:value-type="float">
            <text:p>0.988612</text:p>
          </table:table-cell>
          <table:table-cell office:value-type="float" office:value="0.998496" calcext:value-type="float">
            <text:p>0.998496</text:p>
          </table:table-cell>
          <table:table-cell office:value-type="float" office:value="0.971884" calcext:value-type="float">
            <text:p>0.971884</text:p>
          </table:table-cell>
          <table:table-cell office:value-type="float" office:value="0.99698" calcext:value-type="float">
            <text:p>0.996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8496" calcext:value-type="float">
            <text:p>0.998496</text:p>
          </table:table-cell>
          <table:table-cell office:value-type="float" office:value="0.97302" calcext:value-type="float">
            <text:p>0.97302</text:p>
          </table:table-cell>
          <table:table-cell office:value-type="float" office:value="0.99698" calcext:value-type="float">
            <text:p>0.996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89036" calcext:value-type="float">
            <text:p>0.989036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73016" calcext:value-type="float">
            <text:p>0.973016</text:p>
          </table:table-cell>
          <table:table-cell office:value-type="float" office:value="0.99698" calcext:value-type="float">
            <text:p>0.996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8892" calcext:value-type="float">
            <text:p>0.98892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72164" calcext:value-type="float">
            <text:p>0.972164</text:p>
          </table:table-cell>
          <table:table-cell office:value-type="float" office:value="0.996988" calcext:value-type="float">
            <text:p>0.9969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88448" calcext:value-type="float">
            <text:p>0.98844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89412" calcext:value-type="float">
            <text:p>0.989412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72824" calcext:value-type="float">
            <text:p>0.972824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89232" calcext:value-type="float">
            <text:p>0.989232</text:p>
          </table:table-cell>
          <table:table-cell office:value-type="float" office:value="0.998504" calcext:value-type="float">
            <text:p>0.998504</text:p>
          </table:table-cell>
          <table:table-cell office:value-type="float" office:value="0.972276" calcext:value-type="float">
            <text:p>0.972276</text:p>
          </table:table-cell>
          <table:table-cell office:value-type="float" office:value="0.997004" calcext:value-type="float">
            <text:p>0.9970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89244" calcext:value-type="float">
            <text:p>0.989244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72308" calcext:value-type="float">
            <text:p>0.972308</text:p>
          </table:table-cell>
          <table:table-cell office:value-type="float" office:value="0.997004" calcext:value-type="float">
            <text:p>0.9970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89092" calcext:value-type="float">
            <text:p>0.989092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72908" calcext:value-type="float">
            <text:p>0.972908</text:p>
          </table:table-cell>
          <table:table-cell office:value-type="float" office:value="0.997004" calcext:value-type="float">
            <text:p>0.9970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89728" calcext:value-type="float">
            <text:p>0.989728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72572" calcext:value-type="float">
            <text:p>0.972572</text:p>
          </table:table-cell>
          <table:table-cell office:value-type="float" office:value="0.997004" calcext:value-type="float">
            <text:p>0.9970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89832" calcext:value-type="float">
            <text:p>0.989832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72848" calcext:value-type="float">
            <text:p>0.972848</text:p>
          </table:table-cell>
          <table:table-cell office:value-type="float" office:value="0.997008" calcext:value-type="float">
            <text:p>0.9970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8944" calcext:value-type="float">
            <text:p>0.98944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72508" calcext:value-type="float">
            <text:p>0.972508</text:p>
          </table:table-cell>
          <table:table-cell office:value-type="float" office:value="0.997008" calcext:value-type="float">
            <text:p>0.9970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89672" calcext:value-type="float">
            <text:p>0.989672</text:p>
          </table:table-cell>
          <table:table-cell office:value-type="float" office:value="0.998516" calcext:value-type="float">
            <text:p>0.998516</text:p>
          </table:table-cell>
          <table:table-cell office:value-type="float" office:value="0.972956" calcext:value-type="float">
            <text:p>0.972956</text:p>
          </table:table-cell>
          <table:table-cell office:value-type="float" office:value="0.997012" calcext:value-type="float">
            <text:p>0.9970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8962" calcext:value-type="float">
            <text:p>0.98962</text:p>
          </table:table-cell>
          <table:table-cell office:value-type="float" office:value="0.998516" calcext:value-type="float">
            <text:p>0.998516</text:p>
          </table:table-cell>
          <table:table-cell office:value-type="float" office:value="0.973316" calcext:value-type="float">
            <text:p>0.973316</text:p>
          </table:table-cell>
          <table:table-cell office:value-type="float" office:value="0.99702" calcext:value-type="float">
            <text:p>0.997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.972332" calcext:value-type="float">
            <text:p>0.972332</text:p>
          </table:table-cell>
          <table:table-cell office:value-type="float" office:value="0.99702" calcext:value-type="float">
            <text:p>0.997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89788" calcext:value-type="float">
            <text:p>0.989788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.972456" calcext:value-type="float">
            <text:p>0.972456</text:p>
          </table:table-cell>
          <table:table-cell office:value-type="float" office:value="0.997024" calcext:value-type="float">
            <text:p>0.9970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90156" calcext:value-type="float">
            <text:p>0.990156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.972496" calcext:value-type="float">
            <text:p>0.972496</text:p>
          </table:table-cell>
          <table:table-cell office:value-type="float" office:value="0.997028" calcext:value-type="float">
            <text:p>0.9970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89788" calcext:value-type="float">
            <text:p>0.989788</text:p>
          </table:table-cell>
          <table:table-cell office:value-type="float" office:value="0.998524" calcext:value-type="float">
            <text:p>0.998524</text:p>
          </table:table-cell>
          <table:table-cell office:value-type="float" office:value="0.973192" calcext:value-type="float">
            <text:p>0.973192</text:p>
          </table:table-cell>
          <table:table-cell office:value-type="float" office:value="0.997028" calcext:value-type="float">
            <text:p>0.9970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89888" calcext:value-type="float">
            <text:p>0.989888</text:p>
          </table:table-cell>
          <table:table-cell office:value-type="float" office:value="0.998524" calcext:value-type="float">
            <text:p>0.998524</text:p>
          </table:table-cell>
          <table:table-cell office:value-type="float" office:value="0.972792" calcext:value-type="float">
            <text:p>0.972792</text:p>
          </table:table-cell>
          <table:table-cell office:value-type="float" office:value="0.997032" calcext:value-type="float">
            <text:p>0.9970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9022" calcext:value-type="float">
            <text:p>0.99022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973244" calcext:value-type="float">
            <text:p>0.973244</text:p>
          </table:table-cell>
          <table:table-cell office:value-type="float" office:value="0.997032" calcext:value-type="float">
            <text:p>0.9970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90544" calcext:value-type="float">
            <text:p>0.99054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112" calcext:value-type="float">
            <text:p>0.973112</text:p>
          </table:table-cell>
          <table:table-cell office:value-type="float" office:value="0.997032" calcext:value-type="float">
            <text:p>0.9970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90508" calcext:value-type="float">
            <text:p>0.990508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972632" calcext:value-type="float">
            <text:p>0.972632</text:p>
          </table:table-cell>
          <table:table-cell office:value-type="float" office:value="0.997032" calcext:value-type="float">
            <text:p>0.9970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990504" calcext:value-type="float">
            <text:p>0.99050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973056" calcext:value-type="float">
            <text:p>0.973056</text:p>
          </table:table-cell>
          <table:table-cell office:value-type="float" office:value="0.997032" calcext:value-type="float">
            <text:p>0.9970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0324" calcext:value-type="float">
            <text:p>0.99032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056" calcext:value-type="float">
            <text:p>0.973056</text:p>
          </table:table-cell>
          <table:table-cell office:value-type="float" office:value="0.99704" calcext:value-type="float">
            <text:p>0.997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9064" calcext:value-type="float">
            <text:p>0.9906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076" calcext:value-type="float">
            <text:p>0.973076</text:p>
          </table:table-cell>
          <table:table-cell office:value-type="float" office:value="0.99704" calcext:value-type="float">
            <text:p>0.997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9704" calcext:value-type="float">
            <text:p>0.997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90872" calcext:value-type="float">
            <text:p>0.990872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976" calcext:value-type="float">
            <text:p>0.972976</text:p>
          </table:table-cell>
          <table:table-cell office:value-type="float" office:value="0.997044" calcext:value-type="float">
            <text:p>0.99704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9068" calcext:value-type="float">
            <text:p>0.9906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544" calcext:value-type="float">
            <text:p>0.972544</text:p>
          </table:table-cell>
          <table:table-cell office:value-type="float" office:value="0.997044" calcext:value-type="float">
            <text:p>0.9970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91008" calcext:value-type="float">
            <text:p>0.99100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97044" calcext:value-type="float">
            <text:p>0.9970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784" calcext:value-type="float">
            <text:p>0.972784</text:p>
          </table:table-cell>
          <table:table-cell office:value-type="float" office:value="0.997044" calcext:value-type="float">
            <text:p>0.9970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91156" calcext:value-type="float">
            <text:p>0.99115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132" calcext:value-type="float">
            <text:p>0.973132</text:p>
          </table:table-cell>
          <table:table-cell office:value-type="float" office:value="0.997048" calcext:value-type="float">
            <text:p>0.9970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08" calcext:value-type="float">
            <text:p>0.97308</text:p>
          </table:table-cell>
          <table:table-cell office:value-type="float" office:value="0.997048" calcext:value-type="float">
            <text:p>0.9970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91344" calcext:value-type="float">
            <text:p>0.99134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692" calcext:value-type="float">
            <text:p>0.972692</text:p>
          </table:table-cell>
          <table:table-cell office:value-type="float" office:value="0.997048" calcext:value-type="float">
            <text:p>0.9970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162" calcext:value-type="float">
            <text:p>0.99162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268" calcext:value-type="float">
            <text:p>0.973268</text:p>
          </table:table-cell>
          <table:table-cell office:value-type="float" office:value="0.997048" calcext:value-type="float">
            <text:p>0.9970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91456" calcext:value-type="float">
            <text:p>0.99145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252" calcext:value-type="float">
            <text:p>0.973252</text:p>
          </table:table-cell>
          <table:table-cell office:value-type="float" office:value="0.997052" calcext:value-type="float">
            <text:p>0.9970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91784" calcext:value-type="float">
            <text:p>0.99178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828" calcext:value-type="float">
            <text:p>0.972828</text:p>
          </table:table-cell>
          <table:table-cell office:value-type="float" office:value="0.997064" calcext:value-type="float">
            <text:p>0.9970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91844" calcext:value-type="float">
            <text:p>0.99184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196" calcext:value-type="float">
            <text:p>0.973196</text:p>
          </table:table-cell>
          <table:table-cell office:value-type="float" office:value="0.997064" calcext:value-type="float">
            <text:p>0.9970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91656" calcext:value-type="float">
            <text:p>0.99165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997064" calcext:value-type="float">
            <text:p>0.9970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964" calcext:value-type="float">
            <text:p>0.972964</text:p>
          </table:table-cell>
          <table:table-cell office:value-type="float" office:value="0.997064" calcext:value-type="float">
            <text:p>0.99706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992" calcext:value-type="float">
            <text:p>0.972992</text:p>
          </table:table-cell>
          <table:table-cell office:value-type="float" office:value="0.997064" calcext:value-type="float">
            <text:p>0.99706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92028" calcext:value-type="float">
            <text:p>0.99202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04" calcext:value-type="float">
            <text:p>0.97304</text:p>
          </table:table-cell>
          <table:table-cell office:value-type="float" office:value="0.997064" calcext:value-type="float">
            <text:p>0.9970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91988" calcext:value-type="float">
            <text:p>0.99198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076" calcext:value-type="float">
            <text:p>0.972076</text:p>
          </table:table-cell>
          <table:table-cell office:value-type="float" office:value="0.997072" calcext:value-type="float">
            <text:p>0.9970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888" calcext:value-type="float">
            <text:p>0.972888</text:p>
          </table:table-cell>
          <table:table-cell office:value-type="float" office:value="0.997076" calcext:value-type="float">
            <text:p>0.99707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9228" calcext:value-type="float">
            <text:p>0.99228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036" calcext:value-type="float">
            <text:p>0.973036</text:p>
          </table:table-cell>
          <table:table-cell office:value-type="float" office:value="0.997076" calcext:value-type="float">
            <text:p>0.9970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148" calcext:value-type="float">
            <text:p>0.973148</text:p>
          </table:table-cell>
          <table:table-cell office:value-type="float" office:value="0.99708" calcext:value-type="float">
            <text:p>0.997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92256" calcext:value-type="float">
            <text:p>0.99225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084" calcext:value-type="float">
            <text:p>0.97308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92532" calcext:value-type="float">
            <text:p>0.992532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504" calcext:value-type="float">
            <text:p>0.97250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92904" calcext:value-type="float">
            <text:p>0.992904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616" calcext:value-type="float">
            <text:p>0.972616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92732" calcext:value-type="float">
            <text:p>0.992732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904" calcext:value-type="float">
            <text:p>0.97290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3664" calcext:value-type="float">
            <text:p>0.97366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9296" calcext:value-type="float">
            <text:p>0.99296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0.972816" calcext:value-type="float">
            <text:p>0.972816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9296" calcext:value-type="float">
            <text:p>0.99296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3004" calcext:value-type="float">
            <text:p>0.97300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92996" calcext:value-type="float">
            <text:p>0.992996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3304" calcext:value-type="float">
            <text:p>0.97330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93116" calcext:value-type="float">
            <text:p>0.993116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314" calcext:value-type="float">
            <text:p>0.9731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93388" calcext:value-type="float">
            <text:p>0.993388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2624" calcext:value-type="float">
            <text:p>0.972624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93248" calcext:value-type="float">
            <text:p>0.993248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93328" calcext:value-type="float">
            <text:p>0.993328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2856" calcext:value-type="float">
            <text:p>0.972856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93568" calcext:value-type="float">
            <text:p>0.993568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3076" calcext:value-type="float">
            <text:p>0.973076</text:p>
          </table:table-cell>
          <table:table-cell office:value-type="float" office:value="0.997088" calcext:value-type="float">
            <text:p>0.9970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9368" calcext:value-type="float">
            <text:p>0.99368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73116" calcext:value-type="float">
            <text:p>0.973116</text:p>
          </table:table-cell>
          <table:table-cell office:value-type="float" office:value="0.997096" calcext:value-type="float">
            <text:p>0.9970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93812" calcext:value-type="float">
            <text:p>0.993812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788" calcext:value-type="float">
            <text:p>0.972788</text:p>
          </table:table-cell>
          <table:table-cell office:value-type="float" office:value="0.997096" calcext:value-type="float">
            <text:p>0.9970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93884" calcext:value-type="float">
            <text:p>0.99388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032" calcext:value-type="float">
            <text:p>0.973032</text:p>
          </table:table-cell>
          <table:table-cell office:value-type="float" office:value="0.997092" calcext:value-type="float">
            <text:p>0.99709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168" calcext:value-type="float">
            <text:p>0.973168</text:p>
          </table:table-cell>
          <table:table-cell office:value-type="float" office:value="0.997096" calcext:value-type="float">
            <text:p>0.9970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93868" calcext:value-type="float">
            <text:p>0.99386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93904" calcext:value-type="float">
            <text:p>0.99390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036" calcext:value-type="float">
            <text:p>0.973036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94084" calcext:value-type="float">
            <text:p>0.99408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216" calcext:value-type="float">
            <text:p>0.972216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94088" calcext:value-type="float">
            <text:p>0.99408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988" calcext:value-type="float">
            <text:p>0.972988</text:p>
          </table:table-cell>
          <table:table-cell office:value-type="float" office:value="0.9971" calcext:value-type="float">
            <text:p>0.99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9406" calcext:value-type="float">
            <text:p>0.9940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692" calcext:value-type="float">
            <text:p>0.972692</text:p>
          </table:table-cell>
          <table:table-cell office:value-type="float" office:value="0.9971" calcext:value-type="float">
            <text:p>0.99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94576" calcext:value-type="float">
            <text:p>0.99457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572" calcext:value-type="float">
            <text:p>0.972572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48" calcext:value-type="float">
            <text:p>0.97348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9456" calcext:value-type="float">
            <text:p>0.9945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752" calcext:value-type="float">
            <text:p>0.972752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94508" calcext:value-type="float">
            <text:p>0.99450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97108" calcext:value-type="float">
            <text:p>0.9971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348" calcext:value-type="float">
            <text:p>0.973348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94876" calcext:value-type="float">
            <text:p>0.99487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476" calcext:value-type="float">
            <text:p>0.972476</text:p>
          </table:table-cell>
          <table:table-cell office:value-type="float" office:value="0.997104" calcext:value-type="float">
            <text:p>0.9971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184" calcext:value-type="float">
            <text:p>0.973184</text:p>
          </table:table-cell>
          <table:table-cell office:value-type="float" office:value="0.997112" calcext:value-type="float">
            <text:p>0.997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94848" calcext:value-type="float">
            <text:p>0.99484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492" calcext:value-type="float">
            <text:p>0.973492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9498" calcext:value-type="float">
            <text:p>0.9949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808" calcext:value-type="float">
            <text:p>0.972808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95008" calcext:value-type="float">
            <text:p>0.99500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796" calcext:value-type="float">
            <text:p>0.972796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95148" calcext:value-type="float">
            <text:p>0.99514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884" calcext:value-type="float">
            <text:p>0.972884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95212" calcext:value-type="float">
            <text:p>0.995212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644" calcext:value-type="float">
            <text:p>0.972644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95296" calcext:value-type="float">
            <text:p>0.99529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056" calcext:value-type="float">
            <text:p>0.973056</text:p>
          </table:table-cell>
          <table:table-cell office:value-type="float" office:value="0.99712" calcext:value-type="float">
            <text:p>0.997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95388" calcext:value-type="float">
            <text:p>0.99538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342" calcext:value-type="float">
            <text:p>0.97342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95412" calcext:value-type="float">
            <text:p>0.995412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997124" calcext:value-type="float">
            <text:p>0.9971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95604" calcext:value-type="float">
            <text:p>0.99560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74" calcext:value-type="float">
            <text:p>0.97274</text:p>
          </table:table-cell>
          <table:table-cell office:value-type="float" office:value="0.997124" calcext:value-type="float">
            <text:p>0.9971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95556" calcext:value-type="float">
            <text:p>0.99555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836" calcext:value-type="float">
            <text:p>0.972836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72996" calcext:value-type="float">
            <text:p>0.972996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95844" calcext:value-type="float">
            <text:p>0.995844</text:p>
          </table:table-cell>
          <table:table-cell office:value-type="float" office:value="0.998548" calcext:value-type="float">
            <text:p>0.998548</text:p>
          </table:table-cell>
          <table:table-cell office:value-type="float" office:value="0.972932" calcext:value-type="float">
            <text:p>0.972932</text:p>
          </table:table-cell>
          <table:table-cell office:value-type="float" office:value="0.997128" calcext:value-type="float">
            <text:p>0.9971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95836" calcext:value-type="float">
            <text:p>0.995836</text:p>
          </table:table-cell>
          <table:table-cell office:value-type="float" office:value="0.998544" calcext:value-type="float">
            <text:p>0.998544</text:p>
          </table:table-cell>
          <table:table-cell office:value-type="float" office:value="0.972796" calcext:value-type="float">
            <text:p>0.972796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95868" calcext:value-type="float">
            <text:p>0.995868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72928" calcext:value-type="float">
            <text:p>0.972928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96068" calcext:value-type="float">
            <text:p>0.996068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72952" calcext:value-type="float">
            <text:p>0.972952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96012" calcext:value-type="float">
            <text:p>0.996012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7334" calcext:value-type="float">
            <text:p>0.97334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9616" calcext:value-type="float">
            <text:p>0.9961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72988" calcext:value-type="float">
            <text:p>0.972988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9616" calcext:value-type="float">
            <text:p>0.9961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72424" calcext:value-type="float">
            <text:p>0.972424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96276" calcext:value-type="float">
            <text:p>0.99627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0.972176" calcext:value-type="float">
            <text:p>0.972176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96272" calcext:value-type="float">
            <text:p>0.99627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684" calcext:value-type="float">
            <text:p>0.972684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96352" calcext:value-type="float">
            <text:p>0.99635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97132" calcext:value-type="float">
            <text:p>0.9971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96384" calcext:value-type="float">
            <text:p>0.996384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648" calcext:value-type="float">
            <text:p>0.972648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96368" calcext:value-type="float">
            <text:p>0.996368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232" calcext:value-type="float">
            <text:p>0.972232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96576" calcext:value-type="float">
            <text:p>0.996576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152" calcext:value-type="float">
            <text:p>0.973152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96688" calcext:value-type="float">
            <text:p>0.996688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072" calcext:value-type="float">
            <text:p>0.973072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9666" calcext:value-type="float">
            <text:p>0.99666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176" calcext:value-type="float">
            <text:p>0.973176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96712" calcext:value-type="float">
            <text:p>0.99671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256" calcext:value-type="float">
            <text:p>0.973256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96796" calcext:value-type="float">
            <text:p>0.996796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616" calcext:value-type="float">
            <text:p>0.972616</text:p>
          </table:table-cell>
          <table:table-cell office:value-type="float" office:value="0.997136" calcext:value-type="float">
            <text:p>0.99713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96876" calcext:value-type="float">
            <text:p>0.996876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008" calcext:value-type="float">
            <text:p>0.972008</text:p>
          </table:table-cell>
          <table:table-cell office:value-type="float" office:value="0.99714" calcext:value-type="float">
            <text:p>0.997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96904" calcext:value-type="float">
            <text:p>0.996904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292" calcext:value-type="float">
            <text:p>0.973292</text:p>
          </table:table-cell>
          <table:table-cell office:value-type="float" office:value="0.99714" calcext:value-type="float">
            <text:p>0.9971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164" calcext:value-type="float">
            <text:p>0.97216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088" calcext:value-type="float">
            <text:p>0.973088</text:p>
          </table:table-cell>
          <table:table-cell office:value-type="float" office:value="0.99714" calcext:value-type="float">
            <text:p>0.997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97136" calcext:value-type="float">
            <text:p>0.997136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1912" calcext:value-type="float">
            <text:p>0.971912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97168" calcext:value-type="float">
            <text:p>0.997168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952" calcext:value-type="float">
            <text:p>0.972952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97152" calcext:value-type="float">
            <text:p>0.99715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588" calcext:value-type="float">
            <text:p>0.972588</text:p>
          </table:table-cell>
          <table:table-cell office:value-type="float" office:value="0.99714" calcext:value-type="float">
            <text:p>0.997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9724" calcext:value-type="float">
            <text:p>0.99724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26" calcext:value-type="float">
            <text:p>0.97226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7292" calcext:value-type="float">
            <text:p>0.99729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3476" calcext:value-type="float">
            <text:p>0.973476</text:p>
          </table:table-cell>
          <table:table-cell office:value-type="float" office:value="0.997148" calcext:value-type="float">
            <text:p>0.9971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97348" calcext:value-type="float">
            <text:p>0.997348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928" calcext:value-type="float">
            <text:p>0.972928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72808" calcext:value-type="float">
            <text:p>0.972808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756" calcext:value-type="float">
            <text:p>0.972756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97508" calcext:value-type="float">
            <text:p>0.997508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812" calcext:value-type="float">
            <text:p>0.972812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97552" calcext:value-type="float">
            <text:p>0.997552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908" calcext:value-type="float">
            <text:p>0.972908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97608" calcext:value-type="float">
            <text:p>0.997608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932" calcext:value-type="float">
            <text:p>0.972932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3384" calcext:value-type="float">
            <text:p>0.97338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97704" calcext:value-type="float">
            <text:p>0.997704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828" calcext:value-type="float">
            <text:p>0.972828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97656" calcext:value-type="float">
            <text:p>0.997656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3336" calcext:value-type="float">
            <text:p>0.973336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9774" calcext:value-type="float">
            <text:p>0.99774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97728" calcext:value-type="float">
            <text:p>0.997728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664" calcext:value-type="float">
            <text:p>0.97266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97784" calcext:value-type="float">
            <text:p>0.997784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0.972772" calcext:value-type="float">
            <text:p>0.972772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97848" calcext:value-type="float">
            <text:p>0.997848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3128" calcext:value-type="float">
            <text:p>0.973128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97872" calcext:value-type="float">
            <text:p>0.997872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3064" calcext:value-type="float">
            <text:p>0.97306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97916" calcext:value-type="float">
            <text:p>0.997916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2104" calcext:value-type="float">
            <text:p>0.97210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97948" calcext:value-type="float">
            <text:p>0.997948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2848" calcext:value-type="float">
            <text:p>0.972848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97964" calcext:value-type="float">
            <text:p>0.997964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3096" calcext:value-type="float">
            <text:p>0.973096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9798" calcext:value-type="float">
            <text:p>0.99798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97988" calcext:value-type="float">
            <text:p>0.997988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1896" calcext:value-type="float">
            <text:p>0.971896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98036" calcext:value-type="float">
            <text:p>0.998036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2904" calcext:value-type="float">
            <text:p>0.972904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98068" calcext:value-type="float">
            <text:p>0.998068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73356" calcext:value-type="float">
            <text:p>0.973356</text:p>
          </table:table-cell>
          <table:table-cell office:value-type="float" office:value="0.997144" calcext:value-type="float">
            <text:p>0.9971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7-05-09T19:41:18.090496783</meta:creation-date>
    <dc:date>2017-05-09T19:48:07.388390123</dc:date>
    <dc:creator>Dave </dc:creator>
    <meta:editing-duration>PT6M26S</meta:editing-duration>
    <meta:editing-cycles>3</meta:editing-cycles>
    <meta:generator>LibreOffice/4.2.8.2$Linux_X86_64 LibreOffice_project/420m0$Build-2</meta:generator>
    <meta:document-statistic meta:table-count="1" meta:cell-count="2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454cm" style:legend-expansion="high" chart:style-name="ch2"/>
        <chart:plot-area chart:style-name="ch3" table:cell-range-address="Sheet1.A2:Sheet1.E401 Sheet1.B1:Sheet1.E1" chart:data-source-has-labels="row" svg:x="0.32cm" svg:y="0.18cm" svg:width="12.217cm" svg:height="8.64cm">
          <chartooo:coordinate-region svg:x="1.232cm" svg:y="0.379cm" svg:width="11.0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scatter">
            <chart:domain table:cell-range-address="Sheet1.A2:Sheet1.A401"/>
            <chart:data-point chart:repeated="400"/>
          </chart:series>
          <chart:series chart:style-name="ch7" chart:values-cell-range-address="Sheet1.C2:Sheet1.C401" chart:label-cell-address="Sheet1.C1:Sheet1.C1" chart:class="chart:scatter">
            <chart:data-point chart:repeated="400"/>
          </chart:series>
          <chart:series chart:style-name="ch8" chart:values-cell-range-address="Sheet1.D2:Sheet1.D401" chart:label-cell-address="Sheet1.D1:Sheet1.D1" chart:class="chart:scatter">
            <chart:data-point chart:repeated="400"/>
          </chart:series>
          <chart:series chart:style-name="ch9" chart:values-cell-range-address="Sheet1.E2:Sheet1.E401" chart:label-cell-address="Sheet1.E1:Sheet1.E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Exponential</text:p>
                <draw:g>
                  <svg:desc>Sheet1.C1:Sheet1.C1</svg:desc>
                </draw:g>
              </table:table-cell>
              <table:table-cell office:value-type="string">
                <text:p>Maximum</text:p>
                <draw:g>
                  <svg:desc>Sheet1.D1:Sheet1.D1</svg:desc>
                </draw:g>
              </table:table-cell>
              <table:table-cell office:value-type="string">
                <text:p>Minimu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01</svg:desc>
                </draw:g>
              </table:table-cell>
              <table:table-cell office:value-type="float" office:value="0.914284">
                <text:p>0.914284</text:p>
                <draw:g>
                  <svg:desc>Sheet1.B2:Sheet1.B401</svg:desc>
                </draw:g>
              </table:table-cell>
              <table:table-cell office:value-type="float" office:value="0.913704">
                <text:p>0.913704</text:p>
                <draw:g>
                  <svg:desc>Sheet1.C2:Sheet1.C401</svg:desc>
                </draw:g>
              </table:table-cell>
              <table:table-cell office:value-type="float" office:value="0.914144">
                <text:p>0.914144</text:p>
                <draw:g>
                  <svg:desc>Sheet1.D2:Sheet1.D401</svg:desc>
                </draw:g>
              </table:table-cell>
              <table:table-cell office:value-type="float" office:value="0.91764">
                <text:p>0.91764</text:p>
                <draw:g>
                  <svg:desc>Sheet1.E2:Sheet1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7912">
                <text:p>0.927912</text:p>
              </table:table-cell>
              <table:table-cell office:value-type="float" office:value="0.931708">
                <text:p>0.931708</text:p>
              </table:table-cell>
              <table:table-cell office:value-type="float" office:value="0.931216">
                <text:p>0.931216</text:p>
              </table:table-cell>
              <table:table-cell office:value-type="float" office:value="0.937296">
                <text:p>0.937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8164">
                <text:p>0.938164</text:p>
              </table:table-cell>
              <table:table-cell office:value-type="float" office:value="0.941652">
                <text:p>0.941652</text:p>
              </table:table-cell>
              <table:table-cell office:value-type="float" office:value="0.94046">
                <text:p>0.94046</text:p>
              </table:table-cell>
              <table:table-cell office:value-type="float" office:value="0.947808">
                <text:p>0.947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438">
                <text:p>0.94438</text:p>
              </table:table-cell>
              <table:table-cell office:value-type="float" office:value="0.947908">
                <text:p>0.947908</text:p>
              </table:table-cell>
              <table:table-cell office:value-type="float" office:value="0.947264">
                <text:p>0.947264</text:p>
              </table:table-cell>
              <table:table-cell office:value-type="float" office:value="0.956168">
                <text:p>0.95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026">
                <text:p>0.95026</text:p>
              </table:table-cell>
              <table:table-cell office:value-type="float" office:value="0.95232">
                <text:p>0.95232</text:p>
              </table:table-cell>
              <table:table-cell office:value-type="float" office:value="0.951112">
                <text:p>0.951112</text:p>
              </table:table-cell>
              <table:table-cell office:value-type="float" office:value="0.962468">
                <text:p>0.962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3812">
                <text:p>0.953812</text:p>
              </table:table-cell>
              <table:table-cell office:value-type="float" office:value="0.95628">
                <text:p>0.95628</text:p>
              </table:table-cell>
              <table:table-cell office:value-type="float" office:value="0.954444">
                <text:p>0.954444</text:p>
              </table:table-cell>
              <table:table-cell office:value-type="float" office:value="0.967228">
                <text:p>0.967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56508">
                <text:p>0.956508</text:p>
              </table:table-cell>
              <table:table-cell office:value-type="float" office:value="0.959504">
                <text:p>0.959504</text:p>
              </table:table-cell>
              <table:table-cell office:value-type="float" office:value="0.956784">
                <text:p>0.956784</text:p>
              </table:table-cell>
              <table:table-cell office:value-type="float" office:value="0.970676">
                <text:p>0.970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59148">
                <text:p>0.959148</text:p>
              </table:table-cell>
              <table:table-cell office:value-type="float" office:value="0.962384">
                <text:p>0.962384</text:p>
              </table:table-cell>
              <table:table-cell office:value-type="float" office:value="0.957564">
                <text:p>0.957564</text:p>
              </table:table-cell>
              <table:table-cell office:value-type="float" office:value="0.973812">
                <text:p>0.973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0052">
                <text:p>0.960052</text:p>
              </table:table-cell>
              <table:table-cell office:value-type="float" office:value="0.96454">
                <text:p>0.96454</text:p>
              </table:table-cell>
              <table:table-cell office:value-type="float" office:value="0.959704">
                <text:p>0.959704</text:p>
              </table:table-cell>
              <table:table-cell office:value-type="float" office:value="0.976588">
                <text:p>0.976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0464">
                <text:p>0.960464</text:p>
              </table:table-cell>
              <table:table-cell office:value-type="float" office:value="0.966256">
                <text:p>0.966256</text:p>
              </table:table-cell>
              <table:table-cell office:value-type="float" office:value="0.961584">
                <text:p>0.961584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2276">
                <text:p>0.962276</text:p>
              </table:table-cell>
              <table:table-cell office:value-type="float" office:value="0.967736">
                <text:p>0.967736</text:p>
              </table:table-cell>
              <table:table-cell office:value-type="float" office:value="0.962768">
                <text:p>0.962768</text:p>
              </table:table-cell>
              <table:table-cell office:value-type="float" office:value="0.979964">
                <text:p>0.979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3236">
                <text:p>0.963236</text:p>
              </table:table-cell>
              <table:table-cell office:value-type="float" office:value="0.96982">
                <text:p>0.96982</text:p>
              </table:table-cell>
              <table:table-cell office:value-type="float" office:value="0.962948">
                <text:p>0.962948</text:p>
              </table:table-cell>
              <table:table-cell office:value-type="float" office:value="0.981528">
                <text:p>0.981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4976">
                <text:p>0.964976</text:p>
              </table:table-cell>
              <table:table-cell office:value-type="float" office:value="0.971288">
                <text:p>0.971288</text:p>
              </table:table-cell>
              <table:table-cell office:value-type="float" office:value="0.964508">
                <text:p>0.964508</text:p>
              </table:table-cell>
              <table:table-cell office:value-type="float" office:value="0.983144">
                <text:p>0.983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65524">
                <text:p>0.965524</text:p>
              </table:table-cell>
              <table:table-cell office:value-type="float" office:value="0.972224">
                <text:p>0.972224</text:p>
              </table:table-cell>
              <table:table-cell office:value-type="float" office:value="0.965344">
                <text:p>0.965344</text:p>
              </table:table-cell>
              <table:table-cell office:value-type="float" office:value="0.98406">
                <text:p>0.98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5732">
                <text:p>0.965732</text:p>
              </table:table-cell>
              <table:table-cell office:value-type="float" office:value="0.973964">
                <text:p>0.973964</text:p>
              </table:table-cell>
              <table:table-cell office:value-type="float" office:value="0.965664">
                <text:p>0.965664</text:p>
              </table:table-cell>
              <table:table-cell office:value-type="float" office:value="0.984668">
                <text:p>0.984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4908">
                <text:p>0.964908</text:p>
              </table:table-cell>
              <table:table-cell office:value-type="float" office:value="0.975244">
                <text:p>0.975244</text:p>
              </table:table-cell>
              <table:table-cell office:value-type="float" office:value="0.966344">
                <text:p>0.966344</text:p>
              </table:table-cell>
              <table:table-cell office:value-type="float" office:value="0.985852">
                <text:p>0.985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678">
                <text:p>0.9678</text:p>
              </table:table-cell>
              <table:table-cell office:value-type="float" office:value="0.975852">
                <text:p>0.975852</text:p>
              </table:table-cell>
              <table:table-cell office:value-type="float" office:value="0.9658">
                <text:p>0.9658</text:p>
              </table:table-cell>
              <table:table-cell office:value-type="float" office:value="0.986584">
                <text:p>0.986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67256">
                <text:p>0.967256</text:p>
              </table:table-cell>
              <table:table-cell office:value-type="float" office:value="0.9769">
                <text:p>0.9769</text:p>
              </table:table-cell>
              <table:table-cell office:value-type="float" office:value="0.966508">
                <text:p>0.966508</text:p>
              </table:table-cell>
              <table:table-cell office:value-type="float" office:value="0.987264">
                <text:p>0.987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67868">
                <text:p>0.967868</text:p>
              </table:table-cell>
              <table:table-cell office:value-type="float" office:value="0.977252">
                <text:p>0.977252</text:p>
              </table:table-cell>
              <table:table-cell office:value-type="float" office:value="0.96696">
                <text:p>0.96696</text:p>
              </table:table-cell>
              <table:table-cell office:value-type="float" office:value="0.987944">
                <text:p>0.987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68836">
                <text:p>0.968836</text:p>
              </table:table-cell>
              <table:table-cell office:value-type="float" office:value="0.978416">
                <text:p>0.978416</text:p>
              </table:table-cell>
              <table:table-cell office:value-type="float" office:value="0.96752">
                <text:p>0.96752</text:p>
              </table:table-cell>
              <table:table-cell office:value-type="float" office:value="0.988604">
                <text:p>0.988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68244">
                <text:p>0.968244</text:p>
              </table:table-cell>
              <table:table-cell office:value-type="float" office:value="0.979476">
                <text:p>0.979476</text:p>
              </table:table-cell>
              <table:table-cell office:value-type="float" office:value="0.96782">
                <text:p>0.96782</text:p>
              </table:table-cell>
              <table:table-cell office:value-type="float" office:value="0.988936">
                <text:p>0.988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8932">
                <text:p>0.968932</text:p>
              </table:table-cell>
              <table:table-cell office:value-type="float" office:value="0.979976">
                <text:p>0.979976</text:p>
              </table:table-cell>
              <table:table-cell office:value-type="float" office:value="0.968496">
                <text:p>0.968496</text:p>
              </table:table-cell>
              <table:table-cell office:value-type="float" office:value="0.989396">
                <text:p>0.989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69656">
                <text:p>0.969656</text:p>
              </table:table-cell>
              <table:table-cell office:value-type="float" office:value="0.980604">
                <text:p>0.980604</text:p>
              </table:table-cell>
              <table:table-cell office:value-type="float" office:value="0.967764">
                <text:p>0.967764</text:p>
              </table:table-cell>
              <table:table-cell office:value-type="float" office:value="0.989964">
                <text:p>0.989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9104">
                <text:p>0.969104</text:p>
              </table:table-cell>
              <table:table-cell office:value-type="float" office:value="0.981832">
                <text:p>0.981832</text:p>
              </table:table-cell>
              <table:table-cell office:value-type="float" office:value="0.968548">
                <text:p>0.968548</text:p>
              </table:table-cell>
              <table:table-cell office:value-type="float" office:value="0.990376">
                <text:p>0.990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9304">
                <text:p>0.969304</text:p>
              </table:table-cell>
              <table:table-cell office:value-type="float" office:value="0.982248">
                <text:p>0.982248</text:p>
              </table:table-cell>
              <table:table-cell office:value-type="float" office:value="0.968016">
                <text:p>0.968016</text:p>
              </table:table-cell>
              <table:table-cell office:value-type="float" office:value="0.990692">
                <text:p>0.990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904">
                <text:p>0.96904</text:p>
              </table:table-cell>
              <table:table-cell office:value-type="float" office:value="0.983084">
                <text:p>0.983084</text:p>
              </table:table-cell>
              <table:table-cell office:value-type="float" office:value="0.969256">
                <text:p>0.969256</text:p>
              </table:table-cell>
              <table:table-cell office:value-type="float" office:value="0.991052">
                <text:p>0.991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7044">
                <text:p>0.97044</text:p>
              </table:table-cell>
              <table:table-cell office:value-type="float" office:value="0.983596">
                <text:p>0.983596</text:p>
              </table:table-cell>
              <table:table-cell office:value-type="float" office:value="0.96866">
                <text:p>0.96866</text:p>
              </table:table-cell>
              <table:table-cell office:value-type="float" office:value="0.991308">
                <text:p>0.991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70216">
                <text:p>0.970216</text:p>
              </table:table-cell>
              <table:table-cell office:value-type="float" office:value="0.98428">
                <text:p>0.98428</text:p>
              </table:table-cell>
              <table:table-cell office:value-type="float" office:value="0.96958">
                <text:p>0.96958</text:p>
              </table:table-cell>
              <table:table-cell office:value-type="float" office:value="0.991652">
                <text:p>0.991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0508">
                <text:p>0.970508</text:p>
              </table:table-cell>
              <table:table-cell office:value-type="float" office:value="0.984872">
                <text:p>0.984872</text:p>
              </table:table-cell>
              <table:table-cell office:value-type="float" office:value="0.96816">
                <text:p>0.96816</text:p>
              </table:table-cell>
              <table:table-cell office:value-type="float" office:value="0.991948">
                <text:p>0.991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0528">
                <text:p>0.970528</text:p>
              </table:table-cell>
              <table:table-cell office:value-type="float" office:value="0.985504">
                <text:p>0.985504</text:p>
              </table:table-cell>
              <table:table-cell office:value-type="float" office:value="0.969916">
                <text:p>0.969916</text:p>
              </table:table-cell>
              <table:table-cell office:value-type="float" office:value="0.992268">
                <text:p>0.992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696">
                <text:p>0.9696</text:p>
              </table:table-cell>
              <table:table-cell office:value-type="float" office:value="0.985988">
                <text:p>0.985988</text:p>
              </table:table-cell>
              <table:table-cell office:value-type="float" office:value="0.969292">
                <text:p>0.969292</text:p>
              </table:table-cell>
              <table:table-cell office:value-type="float" office:value="0.99252">
                <text:p>0.99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1484">
                <text:p>0.971484</text:p>
              </table:table-cell>
              <table:table-cell office:value-type="float" office:value="0.986112">
                <text:p>0.986112</text:p>
              </table:table-cell>
              <table:table-cell office:value-type="float" office:value="0.969728">
                <text:p>0.969728</text:p>
              </table:table-cell>
              <table:table-cell office:value-type="float" office:value="0.992668">
                <text:p>0.992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1248">
                <text:p>0.971248</text:p>
              </table:table-cell>
              <table:table-cell office:value-type="float" office:value="0.986596">
                <text:p>0.986596</text:p>
              </table:table-cell>
              <table:table-cell office:value-type="float" office:value="0.969656">
                <text:p>0.969656</text:p>
              </table:table-cell>
              <table:table-cell office:value-type="float" office:value="0.99294">
                <text:p>0.99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71484">
                <text:p>0.971484</text:p>
              </table:table-cell>
              <table:table-cell office:value-type="float" office:value="0.987172">
                <text:p>0.987172</text:p>
              </table:table-cell>
              <table:table-cell office:value-type="float" office:value="0.970564">
                <text:p>0.970564</text:p>
              </table:table-cell>
              <table:table-cell office:value-type="float" office:value="0.992952">
                <text:p>0.992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0816">
                <text:p>0.970816</text:p>
              </table:table-cell>
              <table:table-cell office:value-type="float" office:value="0.987624">
                <text:p>0.987624</text:p>
              </table:table-cell>
              <table:table-cell office:value-type="float" office:value="0.969452">
                <text:p>0.969452</text:p>
              </table:table-cell>
              <table:table-cell office:value-type="float" office:value="0.993256">
                <text:p>0.993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71584">
                <text:p>0.971584</text:p>
              </table:table-cell>
              <table:table-cell office:value-type="float" office:value="0.987964">
                <text:p>0.987964</text:p>
              </table:table-cell>
              <table:table-cell office:value-type="float" office:value="0.970496">
                <text:p>0.970496</text:p>
              </table:table-cell>
              <table:table-cell office:value-type="float" office:value="0.993412">
                <text:p>0.993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0704">
                <text:p>0.970704</text:p>
              </table:table-cell>
              <table:table-cell office:value-type="float" office:value="0.988464">
                <text:p>0.988464</text:p>
              </table:table-cell>
              <table:table-cell office:value-type="float" office:value="0.970584">
                <text:p>0.970584</text:p>
              </table:table-cell>
              <table:table-cell office:value-type="float" office:value="0.993516">
                <text:p>0.993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71892">
                <text:p>0.971892</text:p>
              </table:table-cell>
              <table:table-cell office:value-type="float" office:value="0.988972">
                <text:p>0.988972</text:p>
              </table:table-cell>
              <table:table-cell office:value-type="float" office:value="0.97052">
                <text:p>0.97052</text:p>
              </table:table-cell>
              <table:table-cell office:value-type="float" office:value="0.993644">
                <text:p>0.993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72156">
                <text:p>0.972156</text:p>
              </table:table-cell>
              <table:table-cell office:value-type="float" office:value="0.98922">
                <text:p>0.98922</text:p>
              </table:table-cell>
              <table:table-cell office:value-type="float" office:value="0.970416">
                <text:p>0.970416</text:p>
              </table:table-cell>
              <table:table-cell office:value-type="float" office:value="0.993832">
                <text:p>0.993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71884">
                <text:p>0.971884</text:p>
              </table:table-cell>
              <table:table-cell office:value-type="float" office:value="0.989592">
                <text:p>0.989592</text:p>
              </table:table-cell>
              <table:table-cell office:value-type="float" office:value="0.970408">
                <text:p>0.970408</text:p>
              </table:table-cell>
              <table:table-cell office:value-type="float" office:value="0.993924">
                <text:p>0.993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7216">
                <text:p>0.97216</text:p>
              </table:table-cell>
              <table:table-cell office:value-type="float" office:value="0.98976">
                <text:p>0.98976</text:p>
              </table:table-cell>
              <table:table-cell office:value-type="float" office:value="0.970968">
                <text:p>0.970968</text:p>
              </table:table-cell>
              <table:table-cell office:value-type="float" office:value="0.994088">
                <text:p>0.994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7332">
                <text:p>0.97332</text:p>
              </table:table-cell>
              <table:table-cell office:value-type="float" office:value="0.990216">
                <text:p>0.990216</text:p>
              </table:table-cell>
              <table:table-cell office:value-type="float" office:value="0.971076">
                <text:p>0.971076</text:p>
              </table:table-cell>
              <table:table-cell office:value-type="float" office:value="0.994192">
                <text:p>0.994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72256">
                <text:p>0.972256</text:p>
              </table:table-cell>
              <table:table-cell office:value-type="float" office:value="0.990628">
                <text:p>0.990628</text:p>
              </table:table-cell>
              <table:table-cell office:value-type="float" office:value="0.971096">
                <text:p>0.971096</text:p>
              </table:table-cell>
              <table:table-cell office:value-type="float" office:value="0.9943">
                <text:p>0.99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7262">
                <text:p>0.97262</text:p>
              </table:table-cell>
              <table:table-cell office:value-type="float" office:value="0.990872">
                <text:p>0.990872</text:p>
              </table:table-cell>
              <table:table-cell office:value-type="float" office:value="0.970112">
                <text:p>0.970112</text:p>
              </table:table-cell>
              <table:table-cell office:value-type="float" office:value="0.994332">
                <text:p>0.994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3136">
                <text:p>0.973136</text:p>
              </table:table-cell>
              <table:table-cell office:value-type="float" office:value="0.99128">
                <text:p>0.99128</text:p>
              </table:table-cell>
              <table:table-cell office:value-type="float" office:value="0.970544">
                <text:p>0.970544</text:p>
              </table:table-cell>
              <table:table-cell office:value-type="float" office:value="0.994408">
                <text:p>0.99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73188">
                <text:p>0.973188</text:p>
              </table:table-cell>
              <table:table-cell office:value-type="float" office:value="0.99164">
                <text:p>0.99164</text:p>
              </table:table-cell>
              <table:table-cell office:value-type="float" office:value="0.970564">
                <text:p>0.970564</text:p>
              </table:table-cell>
              <table:table-cell office:value-type="float" office:value="0.99458">
                <text:p>0.99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73284">
                <text:p>0.973284</text:p>
              </table:table-cell>
              <table:table-cell office:value-type="float" office:value="0.99192">
                <text:p>0.99192</text:p>
              </table:table-cell>
              <table:table-cell office:value-type="float" office:value="0.970328">
                <text:p>0.970328</text:p>
              </table:table-cell>
              <table:table-cell office:value-type="float" office:value="0.994608">
                <text:p>0.994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72852">
                <text:p>0.972852</text:p>
              </table:table-cell>
              <table:table-cell office:value-type="float" office:value="0.992396">
                <text:p>0.992396</text:p>
              </table:table-cell>
              <table:table-cell office:value-type="float" office:value="0.971476">
                <text:p>0.971476</text:p>
              </table:table-cell>
              <table:table-cell office:value-type="float" office:value="0.994692">
                <text:p>0.994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324">
                <text:p>0.97324</text:p>
              </table:table-cell>
              <table:table-cell office:value-type="float" office:value="0.99244">
                <text:p>0.99244</text:p>
              </table:table-cell>
              <table:table-cell office:value-type="float" office:value="0.97092">
                <text:p>0.97092</text:p>
              </table:table-cell>
              <table:table-cell office:value-type="float" office:value="0.994752">
                <text:p>0.994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294">
                <text:p>0.97294</text:p>
              </table:table-cell>
              <table:table-cell office:value-type="float" office:value="0.99272">
                <text:p>0.99272</text:p>
              </table:table-cell>
              <table:table-cell office:value-type="float" office:value="0.97086">
                <text:p>0.97086</text:p>
              </table:table-cell>
              <table:table-cell office:value-type="float" office:value="0.994808">
                <text:p>0.994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73932">
                <text:p>0.973932</text:p>
              </table:table-cell>
              <table:table-cell office:value-type="float" office:value="0.992956">
                <text:p>0.992956</text:p>
              </table:table-cell>
              <table:table-cell office:value-type="float" office:value="0.97132">
                <text:p>0.97132</text:p>
              </table:table-cell>
              <table:table-cell office:value-type="float" office:value="0.994872">
                <text:p>0.994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7378">
                <text:p>0.97378</text:p>
              </table:table-cell>
              <table:table-cell office:value-type="float" office:value="0.993348">
                <text:p>0.993348</text:p>
              </table:table-cell>
              <table:table-cell office:value-type="float" office:value="0.970804">
                <text:p>0.970804</text:p>
              </table:table-cell>
              <table:table-cell office:value-type="float" office:value="0.994912">
                <text:p>0.994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73544">
                <text:p>0.973544</text:p>
              </table:table-cell>
              <table:table-cell office:value-type="float" office:value="0.99358">
                <text:p>0.99358</text:p>
              </table:table-cell>
              <table:table-cell office:value-type="float" office:value="0.971412">
                <text:p>0.971412</text:p>
              </table:table-cell>
              <table:table-cell office:value-type="float" office:value="0.99498">
                <text:p>0.99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73248">
                <text:p>0.973248</text:p>
              </table:table-cell>
              <table:table-cell office:value-type="float" office:value="0.99382">
                <text:p>0.99382</text:p>
              </table:table-cell>
              <table:table-cell office:value-type="float" office:value="0.969932">
                <text:p>0.969932</text:p>
              </table:table-cell>
              <table:table-cell office:value-type="float" office:value="0.995052">
                <text:p>0.995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3652">
                <text:p>0.973652</text:p>
              </table:table-cell>
              <table:table-cell office:value-type="float" office:value="0.994052">
                <text:p>0.994052</text:p>
              </table:table-cell>
              <table:table-cell office:value-type="float" office:value="0.971652">
                <text:p>0.971652</text:p>
              </table:table-cell>
              <table:table-cell office:value-type="float" office:value="0.99506">
                <text:p>0.99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74316">
                <text:p>0.974316</text:p>
              </table:table-cell>
              <table:table-cell office:value-type="float" office:value="0.993996">
                <text:p>0.993996</text:p>
              </table:table-cell>
              <table:table-cell office:value-type="float" office:value="0.971736">
                <text:p>0.971736</text:p>
              </table:table-cell>
              <table:table-cell office:value-type="float" office:value="0.995128">
                <text:p>0.995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7404">
                <text:p>0.97404</text:p>
              </table:table-cell>
              <table:table-cell office:value-type="float" office:value="0.994368">
                <text:p>0.994368</text:p>
              </table:table-cell>
              <table:table-cell office:value-type="float" office:value="0.97138">
                <text:p>0.97138</text:p>
              </table:table-cell>
              <table:table-cell office:value-type="float" office:value="0.995164">
                <text:p>0.995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74144">
                <text:p>0.974144</text:p>
              </table:table-cell>
              <table:table-cell office:value-type="float" office:value="0.994508">
                <text:p>0.994508</text:p>
              </table:table-cell>
              <table:table-cell office:value-type="float" office:value="0.971064">
                <text:p>0.971064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4356">
                <text:p>0.974356</text:p>
              </table:table-cell>
              <table:table-cell office:value-type="float" office:value="0.994544">
                <text:p>0.994544</text:p>
              </table:table-cell>
              <table:table-cell office:value-type="float" office:value="0.9711">
                <text:p>0.9711</text:p>
              </table:table-cell>
              <table:table-cell office:value-type="float" office:value="0.995256">
                <text:p>0.995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74364">
                <text:p>0.974364</text:p>
              </table:table-cell>
              <table:table-cell office:value-type="float" office:value="0.9947">
                <text:p>0.9947</text:p>
              </table:table-cell>
              <table:table-cell office:value-type="float" office:value="0.97168">
                <text:p>0.97168</text:p>
              </table:table-cell>
              <table:table-cell office:value-type="float" office:value="0.99528">
                <text:p>0.99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74444">
                <text:p>0.974444</text:p>
              </table:table-cell>
              <table:table-cell office:value-type="float" office:value="0.995024">
                <text:p>0.995024</text:p>
              </table:table-cell>
              <table:table-cell office:value-type="float" office:value="0.971524">
                <text:p>0.971524</text:p>
              </table:table-cell>
              <table:table-cell office:value-type="float" office:value="0.995344">
                <text:p>0.995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74452">
                <text:p>0.974452</text:p>
              </table:table-cell>
              <table:table-cell office:value-type="float" office:value="0.995188">
                <text:p>0.995188</text:p>
              </table:table-cell>
              <table:table-cell office:value-type="float" office:value="0.971676">
                <text:p>0.971676</text:p>
              </table:table-cell>
              <table:table-cell office:value-type="float" office:value="0.995368">
                <text:p>0.995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7304">
                <text:p>0.97304</text:p>
              </table:table-cell>
              <table:table-cell office:value-type="float" office:value="0.995372">
                <text:p>0.995372</text:p>
              </table:table-cell>
              <table:table-cell office:value-type="float" office:value="0.970884">
                <text:p>0.970884</text:p>
              </table:table-cell>
              <table:table-cell office:value-type="float" office:value="0.995376">
                <text:p>0.995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7426">
                <text:p>0.97426</text:p>
              </table:table-cell>
              <table:table-cell office:value-type="float" office:value="0.995424">
                <text:p>0.995424</text:p>
              </table:table-cell>
              <table:table-cell office:value-type="float" office:value="0.9714">
                <text:p>0.971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75184">
                <text:p>0.975184</text:p>
              </table:table-cell>
              <table:table-cell office:value-type="float" office:value="0.995664">
                <text:p>0.995664</text:p>
              </table:table-cell>
              <table:table-cell office:value-type="float" office:value="0.97186">
                <text:p>0.97186</text:p>
              </table:table-cell>
              <table:table-cell office:value-type="float" office:value="0.995436">
                <text:p>0.995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75388">
                <text:p>0.975388</text:p>
              </table:table-cell>
              <table:table-cell office:value-type="float" office:value="0.99574">
                <text:p>0.99574</text:p>
              </table:table-cell>
              <table:table-cell office:value-type="float" office:value="0.971384">
                <text:p>0.971384</text:p>
              </table:table-cell>
              <table:table-cell office:value-type="float" office:value="0.995456">
                <text:p>0.995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74704">
                <text:p>0.974704</text:p>
              </table:table-cell>
              <table:table-cell office:value-type="float" office:value="0.995812">
                <text:p>0.995812</text:p>
              </table:table-cell>
              <table:table-cell office:value-type="float" office:value="0.971952">
                <text:p>0.971952</text:p>
              </table:table-cell>
              <table:table-cell office:value-type="float" office:value="0.995484">
                <text:p>0.995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75312">
                <text:p>0.975312</text:p>
              </table:table-cell>
              <table:table-cell office:value-type="float" office:value="0.995844">
                <text:p>0.995844</text:p>
              </table:table-cell>
              <table:table-cell office:value-type="float" office:value="0.97116">
                <text:p>0.97116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75216">
                <text:p>0.975216</text:p>
              </table:table-cell>
              <table:table-cell office:value-type="float" office:value="0.996016">
                <text:p>0.996016</text:p>
              </table:table-cell>
              <table:table-cell office:value-type="float" office:value="0.97126">
                <text:p>0.97126</text:p>
              </table:table-cell>
              <table:table-cell office:value-type="float" office:value="0.99552">
                <text:p>0.99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75544">
                <text:p>0.975544</text:p>
              </table:table-cell>
              <table:table-cell office:value-type="float" office:value="0.996068">
                <text:p>0.996068</text:p>
              </table:table-cell>
              <table:table-cell office:value-type="float" office:value="0.971464">
                <text:p>0.971464</text:p>
              </table:table-cell>
              <table:table-cell office:value-type="float" office:value="0.995548">
                <text:p>0.995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75488">
                <text:p>0.975488</text:p>
              </table:table-cell>
              <table:table-cell office:value-type="float" office:value="0.996204">
                <text:p>0.996204</text:p>
              </table:table-cell>
              <table:table-cell office:value-type="float" office:value="0.971548">
                <text:p>0.971548</text:p>
              </table:table-cell>
              <table:table-cell office:value-type="float" office:value="0.995584">
                <text:p>0.995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75292">
                <text:p>0.975292</text:p>
              </table:table-cell>
              <table:table-cell office:value-type="float" office:value="0.996212">
                <text:p>0.996212</text:p>
              </table:table-cell>
              <table:table-cell office:value-type="float" office:value="0.971908">
                <text:p>0.971908</text:p>
              </table:table-cell>
              <table:table-cell office:value-type="float" office:value="0.995588">
                <text:p>0.995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75076">
                <text:p>0.975076</text:p>
              </table:table-cell>
              <table:table-cell office:value-type="float" office:value="0.996344">
                <text:p>0.996344</text:p>
              </table:table-cell>
              <table:table-cell office:value-type="float" office:value="0.971896">
                <text:p>0.971896</text:p>
              </table:table-cell>
              <table:table-cell office:value-type="float" office:value="0.99562">
                <text:p>0.99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75508">
                <text:p>0.975508</text:p>
              </table:table-cell>
              <table:table-cell office:value-type="float" office:value="0.996436">
                <text:p>0.996436</text:p>
              </table:table-cell>
              <table:table-cell office:value-type="float" office:value="0.972248">
                <text:p>0.972248</text:p>
              </table:table-cell>
              <table:table-cell office:value-type="float" office:value="0.995648">
                <text:p>0.9956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75532">
                <text:p>0.975532</text:p>
              </table:table-cell>
              <table:table-cell office:value-type="float" office:value="0.996588">
                <text:p>0.996588</text:p>
              </table:table-cell>
              <table:table-cell office:value-type="float" office:value="0.972032">
                <text:p>0.972032</text:p>
              </table:table-cell>
              <table:table-cell office:value-type="float" office:value="0.995652">
                <text:p>0.9956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75056">
                <text:p>0.975056</text:p>
              </table:table-cell>
              <table:table-cell office:value-type="float" office:value="0.996648">
                <text:p>0.996648</text:p>
              </table:table-cell>
              <table:table-cell office:value-type="float" office:value="0.971856">
                <text:p>0.971856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75368">
                <text:p>0.975368</text:p>
              </table:table-cell>
              <table:table-cell office:value-type="float" office:value="0.996704">
                <text:p>0.996704</text:p>
              </table:table-cell>
              <table:table-cell office:value-type="float" office:value="0.971236">
                <text:p>0.971236</text:p>
              </table:table-cell>
              <table:table-cell office:value-type="float" office:value="0.995716">
                <text:p>0.995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76076">
                <text:p>0.976076</text:p>
              </table:table-cell>
              <table:table-cell office:value-type="float" office:value="0.996688">
                <text:p>0.996688</text:p>
              </table:table-cell>
              <table:table-cell office:value-type="float" office:value="0.9718">
                <text:p>0.9718</text:p>
              </table:table-cell>
              <table:table-cell office:value-type="float" office:value="0.995748">
                <text:p>0.995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76068">
                <text:p>0.976068</text:p>
              </table:table-cell>
              <table:table-cell office:value-type="float" office:value="0.996828">
                <text:p>0.996828</text:p>
              </table:table-cell>
              <table:table-cell office:value-type="float" office:value="0.97144">
                <text:p>0.97144</text:p>
              </table:table-cell>
              <table:table-cell office:value-type="float" office:value="0.995756">
                <text:p>0.995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76272">
                <text:p>0.976272</text:p>
              </table:table-cell>
              <table:table-cell office:value-type="float" office:value="0.996848">
                <text:p>0.996848</text:p>
              </table:table-cell>
              <table:table-cell office:value-type="float" office:value="0.972132">
                <text:p>0.972132</text:p>
              </table:table-cell>
              <table:table-cell office:value-type="float" office:value="0.995808">
                <text:p>0.9958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76556">
                <text:p>0.976556</text:p>
              </table:table-cell>
              <table:table-cell office:value-type="float" office:value="0.996872">
                <text:p>0.996872</text:p>
              </table:table-cell>
              <table:table-cell office:value-type="float" office:value="0.971496">
                <text:p>0.971496</text:p>
              </table:table-cell>
              <table:table-cell office:value-type="float" office:value="0.995824">
                <text:p>0.995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76004">
                <text:p>0.976004</text:p>
              </table:table-cell>
              <table:table-cell office:value-type="float" office:value="0.99698">
                <text:p>0.99698</text:p>
              </table:table-cell>
              <table:table-cell office:value-type="float" office:value="0.972224">
                <text:p>0.972224</text:p>
              </table:table-cell>
              <table:table-cell office:value-type="float" office:value="0.995848">
                <text:p>0.995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75956">
                <text:p>0.975956</text:p>
              </table:table-cell>
              <table:table-cell office:value-type="float" office:value="0.997016">
                <text:p>0.997016</text:p>
              </table:table-cell>
              <table:table-cell office:value-type="float" office:value="0.971972">
                <text:p>0.971972</text:p>
              </table:table-cell>
              <table:table-cell office:value-type="float" office:value="0.995884">
                <text:p>0.995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76504">
                <text:p>0.976504</text:p>
              </table:table-cell>
              <table:table-cell office:value-type="float" office:value="0.99702">
                <text:p>0.99702</text:p>
              </table:table-cell>
              <table:table-cell office:value-type="float" office:value="0.970804">
                <text:p>0.970804</text:p>
              </table:table-cell>
              <table:table-cell office:value-type="float" office:value="0.99588">
                <text:p>0.99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76632">
                <text:p>0.976632</text:p>
              </table:table-cell>
              <table:table-cell office:value-type="float" office:value="0.997112">
                <text:p>0.997112</text:p>
              </table:table-cell>
              <table:table-cell office:value-type="float" office:value="0.971188">
                <text:p>0.971188</text:p>
              </table:table-cell>
              <table:table-cell office:value-type="float" office:value="0.99594">
                <text:p>0.99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76444">
                <text:p>0.976444</text:p>
              </table:table-cell>
              <table:table-cell office:value-type="float" office:value="0.997144">
                <text:p>0.997144</text:p>
              </table:table-cell>
              <table:table-cell office:value-type="float" office:value="0.971716">
                <text:p>0.971716</text:p>
              </table:table-cell>
              <table:table-cell office:value-type="float" office:value="0.995936">
                <text:p>0.995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76316">
                <text:p>0.976316</text:p>
              </table:table-cell>
              <table:table-cell office:value-type="float" office:value="0.997168">
                <text:p>0.997168</text:p>
              </table:table-cell>
              <table:table-cell office:value-type="float" office:value="0.971984">
                <text:p>0.971984</text:p>
              </table:table-cell>
              <table:table-cell office:value-type="float" office:value="0.99596">
                <text:p>0.995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766">
                <text:p>0.9766</text:p>
              </table:table-cell>
              <table:table-cell office:value-type="float" office:value="0.997184">
                <text:p>0.997184</text:p>
              </table:table-cell>
              <table:table-cell office:value-type="float" office:value="0.971504">
                <text:p>0.971504</text:p>
              </table:table-cell>
              <table:table-cell office:value-type="float" office:value="0.995968">
                <text:p>0.995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7656">
                <text:p>0.97656</text:p>
              </table:table-cell>
              <table:table-cell office:value-type="float" office:value="0.997256">
                <text:p>0.997256</text:p>
              </table:table-cell>
              <table:table-cell office:value-type="float" office:value="0.971572">
                <text:p>0.97157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77052">
                <text:p>0.977052</text:p>
              </table:table-cell>
              <table:table-cell office:value-type="float" office:value="0.997264">
                <text:p>0.997264</text:p>
              </table:table-cell>
              <table:table-cell office:value-type="float" office:value="0.971316">
                <text:p>0.971316</text:p>
              </table:table-cell>
              <table:table-cell office:value-type="float" office:value="0.996024">
                <text:p>0.996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76948">
                <text:p>0.976948</text:p>
              </table:table-cell>
              <table:table-cell office:value-type="float" office:value="0.997324">
                <text:p>0.997324</text:p>
              </table:table-cell>
              <table:table-cell office:value-type="float" office:value="0.971228">
                <text:p>0.971228</text:p>
              </table:table-cell>
              <table:table-cell office:value-type="float" office:value="0.996032">
                <text:p>0.996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76672">
                <text:p>0.976672</text:p>
              </table:table-cell>
              <table:table-cell office:value-type="float" office:value="0.99734">
                <text:p>0.99734</text:p>
              </table:table-cell>
              <table:table-cell office:value-type="float" office:value="0.971056">
                <text:p>0.971056</text:p>
              </table:table-cell>
              <table:table-cell office:value-type="float" office:value="0.996048">
                <text:p>0.996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77032">
                <text:p>0.977032</text:p>
              </table:table-cell>
              <table:table-cell office:value-type="float" office:value="0.997384">
                <text:p>0.997384</text:p>
              </table:table-cell>
              <table:table-cell office:value-type="float" office:value="0.971736">
                <text:p>0.971736</text:p>
              </table:table-cell>
              <table:table-cell office:value-type="float" office:value="0.99608">
                <text:p>0.99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76512">
                <text:p>0.976512</text:p>
              </table:table-cell>
              <table:table-cell office:value-type="float" office:value="0.997412">
                <text:p>0.997412</text:p>
              </table:table-cell>
              <table:table-cell office:value-type="float" office:value="0.97204">
                <text:p>0.97204</text:p>
              </table:table-cell>
              <table:table-cell office:value-type="float" office:value="0.996084">
                <text:p>0.9960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76644">
                <text:p>0.976644</text:p>
              </table:table-cell>
              <table:table-cell office:value-type="float" office:value="0.997412">
                <text:p>0.997412</text:p>
              </table:table-cell>
              <table:table-cell office:value-type="float" office:value="0.97198">
                <text:p>0.97198</text:p>
              </table:table-cell>
              <table:table-cell office:value-type="float" office:value="0.996096">
                <text:p>0.996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76412">
                <text:p>0.976412</text:p>
              </table:table-cell>
              <table:table-cell office:value-type="float" office:value="0.997464">
                <text:p>0.997464</text:p>
              </table:table-cell>
              <table:table-cell office:value-type="float" office:value="0.971664">
                <text:p>0.971664</text:p>
              </table:table-cell>
              <table:table-cell office:value-type="float" office:value="0.996112">
                <text:p>0.996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77152">
                <text:p>0.977152</text:p>
              </table:table-cell>
              <table:table-cell office:value-type="float" office:value="0.997488">
                <text:p>0.997488</text:p>
              </table:table-cell>
              <table:table-cell office:value-type="float" office:value="0.97238">
                <text:p>0.97238</text:p>
              </table:table-cell>
              <table:table-cell office:value-type="float" office:value="0.996116">
                <text:p>0.996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77196">
                <text:p>0.977196</text:p>
              </table:table-cell>
              <table:table-cell office:value-type="float" office:value="0.997524">
                <text:p>0.997524</text:p>
              </table:table-cell>
              <table:table-cell office:value-type="float" office:value="0.971856">
                <text:p>0.971856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77708">
                <text:p>0.977708</text:p>
              </table:table-cell>
              <table:table-cell office:value-type="float" office:value="0.997536">
                <text:p>0.997536</text:p>
              </table:table-cell>
              <table:table-cell office:value-type="float" office:value="0.971928">
                <text:p>0.971928</text:p>
              </table:table-cell>
              <table:table-cell office:value-type="float" office:value="0.99614">
                <text:p>0.996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77516">
                <text:p>0.977516</text:p>
              </table:table-cell>
              <table:table-cell office:value-type="float" office:value="0.997556">
                <text:p>0.997556</text:p>
              </table:table-cell>
              <table:table-cell office:value-type="float" office:value="0.971576">
                <text:p>0.971576</text:p>
              </table:table-cell>
              <table:table-cell office:value-type="float" office:value="0.996168">
                <text:p>0.996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77176">
                <text:p>0.977176</text:p>
              </table:table-cell>
              <table:table-cell office:value-type="float" office:value="0.997588">
                <text:p>0.997588</text:p>
              </table:table-cell>
              <table:table-cell office:value-type="float" office:value="0.97306">
                <text:p>0.97306</text:p>
              </table:table-cell>
              <table:table-cell office:value-type="float" office:value="0.996176">
                <text:p>0.996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77656">
                <text:p>0.977656</text:p>
              </table:table-cell>
              <table:table-cell office:value-type="float" office:value="0.997592">
                <text:p>0.997592</text:p>
              </table:table-cell>
              <table:table-cell office:value-type="float" office:value="0.972492">
                <text:p>0.972492</text:p>
              </table:table-cell>
              <table:table-cell office:value-type="float" office:value="0.996196">
                <text:p>0.996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77704">
                <text:p>0.977704</text:p>
              </table:table-cell>
              <table:table-cell office:value-type="float" office:value="0.997608">
                <text:p>0.997608</text:p>
              </table:table-cell>
              <table:table-cell office:value-type="float" office:value="0.972364">
                <text:p>0.972364</text:p>
              </table:table-cell>
              <table:table-cell office:value-type="float" office:value="0.996184">
                <text:p>0.99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77372">
                <text:p>0.977372</text:p>
              </table:table-cell>
              <table:table-cell office:value-type="float" office:value="0.997644">
                <text:p>0.997644</text:p>
              </table:table-cell>
              <table:table-cell office:value-type="float" office:value="0.972048">
                <text:p>0.972048</text:p>
              </table:table-cell>
              <table:table-cell office:value-type="float" office:value="0.996216">
                <text:p>0.9962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776">
                <text:p>0.9776</text:p>
              </table:table-cell>
              <table:table-cell office:value-type="float" office:value="0.997644">
                <text:p>0.997644</text:p>
              </table:table-cell>
              <table:table-cell office:value-type="float" office:value="0.972112">
                <text:p>0.972112</text:p>
              </table:table-cell>
              <table:table-cell office:value-type="float" office:value="0.996224">
                <text:p>0.996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977612">
                <text:p>0.977612</text:p>
              </table:table-cell>
              <table:table-cell office:value-type="float" office:value="0.997656">
                <text:p>0.997656</text:p>
              </table:table-cell>
              <table:table-cell office:value-type="float" office:value="0.972088">
                <text:p>0.972088</text:p>
              </table:table-cell>
              <table:table-cell office:value-type="float" office:value="0.996232">
                <text:p>0.9962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977384">
                <text:p>0.977384</text:p>
              </table:table-cell>
              <table:table-cell office:value-type="float" office:value="0.997696">
                <text:p>0.997696</text:p>
              </table:table-cell>
              <table:table-cell office:value-type="float" office:value="0.972692">
                <text:p>0.972692</text:p>
              </table:table-cell>
              <table:table-cell office:value-type="float" office:value="0.996236">
                <text:p>0.9962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976964">
                <text:p>0.976964</text:p>
              </table:table-cell>
              <table:table-cell office:value-type="float" office:value="0.997712">
                <text:p>0.997712</text:p>
              </table:table-cell>
              <table:table-cell office:value-type="float" office:value="0.972676">
                <text:p>0.972676</text:p>
              </table:table-cell>
              <table:table-cell office:value-type="float" office:value="0.99626">
                <text:p>0.99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977264">
                <text:p>0.977264</text:p>
              </table:table-cell>
              <table:table-cell office:value-type="float" office:value="0.997748">
                <text:p>0.997748</text:p>
              </table:table-cell>
              <table:table-cell office:value-type="float" office:value="0.972464">
                <text:p>0.972464</text:p>
              </table:table-cell>
              <table:table-cell office:value-type="float" office:value="0.996256">
                <text:p>0.996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78256">
                <text:p>0.978256</text:p>
              </table:table-cell>
              <table:table-cell office:value-type="float" office:value="0.99778">
                <text:p>0.99778</text:p>
              </table:table-cell>
              <table:table-cell office:value-type="float" office:value="0.972368">
                <text:p>0.972368</text:p>
              </table:table-cell>
              <table:table-cell office:value-type="float" office:value="0.996288">
                <text:p>0.9962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978276">
                <text:p>0.978276</text:p>
              </table:table-cell>
              <table:table-cell office:value-type="float" office:value="0.99778">
                <text:p>0.99778</text:p>
              </table:table-cell>
              <table:table-cell office:value-type="float" office:value="0.972096">
                <text:p>0.972096</text:p>
              </table:table-cell>
              <table:table-cell office:value-type="float" office:value="0.996288">
                <text:p>0.996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978544">
                <text:p>0.978544</text:p>
              </table:table-cell>
              <table:table-cell office:value-type="float" office:value="0.997808">
                <text:p>0.997808</text:p>
              </table:table-cell>
              <table:table-cell office:value-type="float" office:value="0.972556">
                <text:p>0.972556</text:p>
              </table:table-cell>
              <table:table-cell office:value-type="float" office:value="0.996328">
                <text:p>0.996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78652">
                <text:p>0.978652</text:p>
              </table:table-cell>
              <table:table-cell office:value-type="float" office:value="0.997804">
                <text:p>0.997804</text:p>
              </table:table-cell>
              <table:table-cell office:value-type="float" office:value="0.972076">
                <text:p>0.972076</text:p>
              </table:table-cell>
              <table:table-cell office:value-type="float" office:value="0.996324">
                <text:p>0.996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7842">
                <text:p>0.97842</text:p>
              </table:table-cell>
              <table:table-cell office:value-type="float" office:value="0.99782">
                <text:p>0.99782</text:p>
              </table:table-cell>
              <table:table-cell office:value-type="float" office:value="0.971768">
                <text:p>0.971768</text:p>
              </table:table-cell>
              <table:table-cell office:value-type="float" office:value="0.996328">
                <text:p>0.996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78716">
                <text:p>0.978716</text:p>
              </table:table-cell>
              <table:table-cell office:value-type="float" office:value="0.997836">
                <text:p>0.997836</text:p>
              </table:table-cell>
              <table:table-cell office:value-type="float" office:value="0.972088">
                <text:p>0.972088</text:p>
              </table:table-cell>
              <table:table-cell office:value-type="float" office:value="0.99634">
                <text:p>0.996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79208">
                <text:p>0.979208</text:p>
              </table:table-cell>
              <table:table-cell office:value-type="float" office:value="0.997844">
                <text:p>0.997844</text:p>
              </table:table-cell>
              <table:table-cell office:value-type="float" office:value="0.972528">
                <text:p>0.972528</text:p>
              </table:table-cell>
              <table:table-cell office:value-type="float" office:value="0.996364">
                <text:p>0.9963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78196">
                <text:p>0.978196</text:p>
              </table:table-cell>
              <table:table-cell office:value-type="float" office:value="0.997852">
                <text:p>0.997852</text:p>
              </table:table-cell>
              <table:table-cell office:value-type="float" office:value="0.97202">
                <text:p>0.97202</text:p>
              </table:table-cell>
              <table:table-cell office:value-type="float" office:value="0.996376">
                <text:p>0.996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78724">
                <text:p>0.978724</text:p>
              </table:table-cell>
              <table:table-cell office:value-type="float" office:value="0.997864">
                <text:p>0.997864</text:p>
              </table:table-cell>
              <table:table-cell office:value-type="float" office:value="0.97238">
                <text:p>0.97238</text:p>
              </table:table-cell>
              <table:table-cell office:value-type="float" office:value="0.996396">
                <text:p>0.996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78316">
                <text:p>0.978316</text:p>
              </table:table-cell>
              <table:table-cell office:value-type="float" office:value="0.99788">
                <text:p>0.99788</text:p>
              </table:table-cell>
              <table:table-cell office:value-type="float" office:value="0.971916">
                <text:p>0.971916</text:p>
              </table:table-cell>
              <table:table-cell office:value-type="float" office:value="0.996404">
                <text:p>0.9964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7872">
                <text:p>0.97872</text:p>
              </table:table-cell>
              <table:table-cell office:value-type="float" office:value="0.99788">
                <text:p>0.99788</text:p>
              </table:table-cell>
              <table:table-cell office:value-type="float" office:value="0.97198">
                <text:p>0.97198</text:p>
              </table:table-cell>
              <table:table-cell office:value-type="float" office:value="0.996416">
                <text:p>0.9964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78788">
                <text:p>0.978788</text:p>
              </table:table-cell>
              <table:table-cell office:value-type="float" office:value="0.9979">
                <text:p>0.9979</text:p>
              </table:table-cell>
              <table:table-cell office:value-type="float" office:value="0.97202">
                <text:p>0.97202</text:p>
              </table:table-cell>
              <table:table-cell office:value-type="float" office:value="0.996428">
                <text:p>0.996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78812">
                <text:p>0.978812</text:p>
              </table:table-cell>
              <table:table-cell office:value-type="float" office:value="0.99792">
                <text:p>0.99792</text:p>
              </table:table-cell>
              <table:table-cell office:value-type="float" office:value="0.972188">
                <text:p>0.972188</text:p>
              </table:table-cell>
              <table:table-cell office:value-type="float" office:value="0.996436">
                <text:p>0.9964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979">
                <text:p>0.979</text:p>
              </table:table-cell>
              <table:table-cell office:value-type="float" office:value="0.997908">
                <text:p>0.997908</text:p>
              </table:table-cell>
              <table:table-cell office:value-type="float" office:value="0.971824">
                <text:p>0.971824</text:p>
              </table:table-cell>
              <table:table-cell office:value-type="float" office:value="0.996448">
                <text:p>0.996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979108">
                <text:p>0.979108</text:p>
              </table:table-cell>
              <table:table-cell office:value-type="float" office:value="0.99792">
                <text:p>0.99792</text:p>
              </table:table-cell>
              <table:table-cell office:value-type="float" office:value="0.972064">
                <text:p>0.972064</text:p>
              </table:table-cell>
              <table:table-cell office:value-type="float" office:value="0.996464">
                <text:p>0.996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79572">
                <text:p>0.979572</text:p>
              </table:table-cell>
              <table:table-cell office:value-type="float" office:value="0.997916">
                <text:p>0.997916</text:p>
              </table:table-cell>
              <table:table-cell office:value-type="float" office:value="0.971912">
                <text:p>0.971912</text:p>
              </table:table-cell>
              <table:table-cell office:value-type="float" office:value="0.996464">
                <text:p>0.996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97888">
                <text:p>0.97888</text:p>
              </table:table-cell>
              <table:table-cell office:value-type="float" office:value="0.997928">
                <text:p>0.997928</text:p>
              </table:table-cell>
              <table:table-cell office:value-type="float" office:value="0.972492">
                <text:p>0.972492</text:p>
              </table:table-cell>
              <table:table-cell office:value-type="float" office:value="0.996476">
                <text:p>0.9964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97954">
                <text:p>0.97954</text:p>
              </table:table-cell>
              <table:table-cell office:value-type="float" office:value="0.997948">
                <text:p>0.997948</text:p>
              </table:table-cell>
              <table:table-cell office:value-type="float" office:value="0.972456">
                <text:p>0.972456</text:p>
              </table:table-cell>
              <table:table-cell office:value-type="float" office:value="0.996484">
                <text:p>0.9964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978848">
                <text:p>0.978848</text:p>
              </table:table-cell>
              <table:table-cell office:value-type="float" office:value="0.997968">
                <text:p>0.997968</text:p>
              </table:table-cell>
              <table:table-cell office:value-type="float" office:value="0.972832">
                <text:p>0.972832</text:p>
              </table:table-cell>
              <table:table-cell office:value-type="float" office:value="0.996488">
                <text:p>0.996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79668">
                <text:p>0.979668</text:p>
              </table:table-cell>
              <table:table-cell office:value-type="float" office:value="0.997968">
                <text:p>0.997968</text:p>
              </table:table-cell>
              <table:table-cell office:value-type="float" office:value="0.972652">
                <text:p>0.972652</text:p>
              </table:table-cell>
              <table:table-cell office:value-type="float" office:value="0.996508">
                <text:p>0.996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79392">
                <text:p>0.979392</text:p>
              </table:table-cell>
              <table:table-cell office:value-type="float" office:value="0.997984">
                <text:p>0.997984</text:p>
              </table:table-cell>
              <table:table-cell office:value-type="float" office:value="0.972048">
                <text:p>0.972048</text:p>
              </table:table-cell>
              <table:table-cell office:value-type="float" office:value="0.996512">
                <text:p>0.996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979708">
                <text:p>0.979708</text:p>
              </table:table-cell>
              <table:table-cell office:value-type="float" office:value="0.997992">
                <text:p>0.997992</text:p>
              </table:table-cell>
              <table:table-cell office:value-type="float" office:value="0.971664">
                <text:p>0.971664</text:p>
              </table:table-cell>
              <table:table-cell office:value-type="float" office:value="0.996512">
                <text:p>0.996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97972">
                <text:p>0.97972</text:p>
              </table:table-cell>
              <table:table-cell office:value-type="float" office:value="0.998024">
                <text:p>0.998024</text:p>
              </table:table-cell>
              <table:table-cell office:value-type="float" office:value="0.972652">
                <text:p>0.972652</text:p>
              </table:table-cell>
              <table:table-cell office:value-type="float" office:value="0.99652">
                <text:p>0.99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79692">
                <text:p>0.979692</text:p>
              </table:table-cell>
              <table:table-cell office:value-type="float" office:value="0.998028">
                <text:p>0.998028</text:p>
              </table:table-cell>
              <table:table-cell office:value-type="float" office:value="0.972012">
                <text:p>0.972012</text:p>
              </table:table-cell>
              <table:table-cell office:value-type="float" office:value="0.996528">
                <text:p>0.996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79304">
                <text:p>0.979304</text:p>
              </table:table-cell>
              <table:table-cell office:value-type="float" office:value="0.998032">
                <text:p>0.998032</text:p>
              </table:table-cell>
              <table:table-cell office:value-type="float" office:value="0.972192">
                <text:p>0.972192</text:p>
              </table:table-cell>
              <table:table-cell office:value-type="float" office:value="0.996548">
                <text:p>0.9965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79928">
                <text:p>0.979928</text:p>
              </table:table-cell>
              <table:table-cell office:value-type="float" office:value="0.998032">
                <text:p>0.998032</text:p>
              </table:table-cell>
              <table:table-cell office:value-type="float" office:value="0.9718">
                <text:p>0.9718</text:p>
              </table:table-cell>
              <table:table-cell office:value-type="float" office:value="0.996552">
                <text:p>0.9965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79904">
                <text:p>0.979904</text:p>
              </table:table-cell>
              <table:table-cell office:value-type="float" office:value="0.998044">
                <text:p>0.998044</text:p>
              </table:table-cell>
              <table:table-cell office:value-type="float" office:value="0.971652">
                <text:p>0.971652</text:p>
              </table:table-cell>
              <table:table-cell office:value-type="float" office:value="0.99656">
                <text:p>0.99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79512">
                <text:p>0.979512</text:p>
              </table:table-cell>
              <table:table-cell office:value-type="float" office:value="0.998044">
                <text:p>0.998044</text:p>
              </table:table-cell>
              <table:table-cell office:value-type="float" office:value="0.971908">
                <text:p>0.971908</text:p>
              </table:table-cell>
              <table:table-cell office:value-type="float" office:value="0.996572">
                <text:p>0.996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79472">
                <text:p>0.979472</text:p>
              </table:table-cell>
              <table:table-cell office:value-type="float" office:value="0.998064">
                <text:p>0.998064</text:p>
              </table:table-cell>
              <table:table-cell office:value-type="float" office:value="0.972656">
                <text:p>0.972656</text:p>
              </table:table-cell>
              <table:table-cell office:value-type="float" office:value="0.996568">
                <text:p>0.9965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8024">
                <text:p>0.98024</text:p>
              </table:table-cell>
              <table:table-cell office:value-type="float" office:value="0.998064">
                <text:p>0.998064</text:p>
              </table:table-cell>
              <table:table-cell office:value-type="float" office:value="0.971636">
                <text:p>0.971636</text:p>
              </table:table-cell>
              <table:table-cell office:value-type="float" office:value="0.996576">
                <text:p>0.996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79748">
                <text:p>0.979748</text:p>
              </table:table-cell>
              <table:table-cell office:value-type="float" office:value="0.998092">
                <text:p>0.998092</text:p>
              </table:table-cell>
              <table:table-cell office:value-type="float" office:value="0.972556">
                <text:p>0.972556</text:p>
              </table:table-cell>
              <table:table-cell office:value-type="float" office:value="0.99658">
                <text:p>0.99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80436">
                <text:p>0.980436</text:p>
              </table:table-cell>
              <table:table-cell office:value-type="float" office:value="0.99808">
                <text:p>0.99808</text:p>
              </table:table-cell>
              <table:table-cell office:value-type="float" office:value="0.971452">
                <text:p>0.971452</text:p>
              </table:table-cell>
              <table:table-cell office:value-type="float" office:value="0.996592">
                <text:p>0.996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80012">
                <text:p>0.980012</text:p>
              </table:table-cell>
              <table:table-cell office:value-type="float" office:value="0.998108">
                <text:p>0.998108</text:p>
              </table:table-cell>
              <table:table-cell office:value-type="float" office:value="0.971252">
                <text:p>0.971252</text:p>
              </table:table-cell>
              <table:table-cell office:value-type="float" office:value="0.996596">
                <text:p>0.9965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79728">
                <text:p>0.979728</text:p>
              </table:table-cell>
              <table:table-cell office:value-type="float" office:value="0.9981">
                <text:p>0.9981</text:p>
              </table:table-cell>
              <table:table-cell office:value-type="float" office:value="0.972904">
                <text:p>0.972904</text:p>
              </table:table-cell>
              <table:table-cell office:value-type="float" office:value="0.996604">
                <text:p>0.996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8086">
                <text:p>0.98086</text:p>
              </table:table-cell>
              <table:table-cell office:value-type="float" office:value="0.998124">
                <text:p>0.998124</text:p>
              </table:table-cell>
              <table:table-cell office:value-type="float" office:value="0.971724">
                <text:p>0.971724</text:p>
              </table:table-cell>
              <table:table-cell office:value-type="float" office:value="0.996616">
                <text:p>0.996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8">
                <text:p>0.98</text:p>
              </table:table-cell>
              <table:table-cell office:value-type="float" office:value="0.998124">
                <text:p>0.998124</text:p>
              </table:table-cell>
              <table:table-cell office:value-type="float" office:value="0.972708">
                <text:p>0.972708</text:p>
              </table:table-cell>
              <table:table-cell office:value-type="float" office:value="0.99662">
                <text:p>0.99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80516">
                <text:p>0.980516</text:p>
              </table:table-cell>
              <table:table-cell office:value-type="float" office:value="0.998128">
                <text:p>0.998128</text:p>
              </table:table-cell>
              <table:table-cell office:value-type="float" office:value="0.972192">
                <text:p>0.972192</text:p>
              </table:table-cell>
              <table:table-cell office:value-type="float" office:value="0.996616">
                <text:p>0.9966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80312">
                <text:p>0.980312</text:p>
              </table:table-cell>
              <table:table-cell office:value-type="float" office:value="0.998132">
                <text:p>0.998132</text:p>
              </table:table-cell>
              <table:table-cell office:value-type="float" office:value="0.97268">
                <text:p>0.97268</text:p>
              </table:table-cell>
              <table:table-cell office:value-type="float" office:value="0.996612">
                <text:p>0.996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80396">
                <text:p>0.980396</text:p>
              </table:table-cell>
              <table:table-cell office:value-type="float" office:value="0.998148">
                <text:p>0.998148</text:p>
              </table:table-cell>
              <table:table-cell office:value-type="float" office:value="0.971984">
                <text:p>0.971984</text:p>
              </table:table-cell>
              <table:table-cell office:value-type="float" office:value="0.996616">
                <text:p>0.996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80208">
                <text:p>0.980208</text:p>
              </table:table-cell>
              <table:table-cell office:value-type="float" office:value="0.998144">
                <text:p>0.998144</text:p>
              </table:table-cell>
              <table:table-cell office:value-type="float" office:value="0.972484">
                <text:p>0.972484</text:p>
              </table:table-cell>
              <table:table-cell office:value-type="float" office:value="0.99662">
                <text:p>0.996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80704">
                <text:p>0.980704</text:p>
              </table:table-cell>
              <table:table-cell office:value-type="float" office:value="0.998152">
                <text:p>0.998152</text:p>
              </table:table-cell>
              <table:table-cell office:value-type="float" office:value="0.972856">
                <text:p>0.972856</text:p>
              </table:table-cell>
              <table:table-cell office:value-type="float" office:value="0.996616">
                <text:p>0.9966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80828">
                <text:p>0.980828</text:p>
              </table:table-cell>
              <table:table-cell office:value-type="float" office:value="0.998164">
                <text:p>0.998164</text:p>
              </table:table-cell>
              <table:table-cell office:value-type="float" office:value="0.973">
                <text:p>0.973</text:p>
              </table:table-cell>
              <table:table-cell office:value-type="float" office:value="0.996624">
                <text:p>0.99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80532">
                <text:p>0.980532</text:p>
              </table:table-cell>
              <table:table-cell office:value-type="float" office:value="0.998156">
                <text:p>0.998156</text:p>
              </table:table-cell>
              <table:table-cell office:value-type="float" office:value="0.97218">
                <text:p>0.97218</text:p>
              </table:table-cell>
              <table:table-cell office:value-type="float" office:value="0.99662">
                <text:p>0.99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98078">
                <text:p>0.98078</text:p>
              </table:table-cell>
              <table:table-cell office:value-type="float" office:value="0.998164">
                <text:p>0.998164</text:p>
              </table:table-cell>
              <table:table-cell office:value-type="float" office:value="0.972164">
                <text:p>0.972164</text:p>
              </table:table-cell>
              <table:table-cell office:value-type="float" office:value="0.996624">
                <text:p>0.9966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80812">
                <text:p>0.980812</text:p>
              </table:table-cell>
              <table:table-cell office:value-type="float" office:value="0.998168">
                <text:p>0.998168</text:p>
              </table:table-cell>
              <table:table-cell office:value-type="float" office:value="0.97224">
                <text:p>0.97224</text:p>
              </table:table-cell>
              <table:table-cell office:value-type="float" office:value="0.99664">
                <text:p>0.99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80892">
                <text:p>0.980892</text:p>
              </table:table-cell>
              <table:table-cell office:value-type="float" office:value="0.998184">
                <text:p>0.998184</text:p>
              </table:table-cell>
              <table:table-cell office:value-type="float" office:value="0.973068">
                <text:p>0.973068</text:p>
              </table:table-cell>
              <table:table-cell office:value-type="float" office:value="0.996636">
                <text:p>0.9966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981288">
                <text:p>0.981288</text:p>
              </table:table-cell>
              <table:table-cell office:value-type="float" office:value="0.998188">
                <text:p>0.998188</text:p>
              </table:table-cell>
              <table:table-cell office:value-type="float" office:value="0.972136">
                <text:p>0.972136</text:p>
              </table:table-cell>
              <table:table-cell office:value-type="float" office:value="0.99664">
                <text:p>0.996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81188">
                <text:p>0.981188</text:p>
              </table:table-cell>
              <table:table-cell office:value-type="float" office:value="0.998184">
                <text:p>0.998184</text:p>
              </table:table-cell>
              <table:table-cell office:value-type="float" office:value="0.972744">
                <text:p>0.972744</text:p>
              </table:table-cell>
              <table:table-cell office:value-type="float" office:value="0.996652">
                <text:p>0.9966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81168">
                <text:p>0.981168</text:p>
              </table:table-cell>
              <table:table-cell office:value-type="float" office:value="0.998204">
                <text:p>0.998204</text:p>
              </table:table-cell>
              <table:table-cell office:value-type="float" office:value="0.9723">
                <text:p>0.9723</text:p>
              </table:table-cell>
              <table:table-cell office:value-type="float" office:value="0.996656">
                <text:p>0.996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98128">
                <text:p>0.98128</text:p>
              </table:table-cell>
              <table:table-cell office:value-type="float" office:value="0.998208">
                <text:p>0.998208</text:p>
              </table:table-cell>
              <table:table-cell office:value-type="float" office:value="0.9725">
                <text:p>0.9725</text:p>
              </table:table-cell>
              <table:table-cell office:value-type="float" office:value="0.99666">
                <text:p>0.996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81324">
                <text:p>0.981324</text:p>
              </table:table-cell>
              <table:table-cell office:value-type="float" office:value="0.998212">
                <text:p>0.998212</text:p>
              </table:table-cell>
              <table:table-cell office:value-type="float" office:value="0.972232">
                <text:p>0.972232</text:p>
              </table:table-cell>
              <table:table-cell office:value-type="float" office:value="0.996668">
                <text:p>0.996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80232">
                <text:p>0.980232</text:p>
              </table:table-cell>
              <table:table-cell office:value-type="float" office:value="0.99822">
                <text:p>0.99822</text:p>
              </table:table-cell>
              <table:table-cell office:value-type="float" office:value="0.972192">
                <text:p>0.972192</text:p>
              </table:table-cell>
              <table:table-cell office:value-type="float" office:value="0.996664">
                <text:p>0.9966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981112">
                <text:p>0.981112</text:p>
              </table:table-cell>
              <table:table-cell office:value-type="float" office:value="0.99822">
                <text:p>0.99822</text:p>
              </table:table-cell>
              <table:table-cell office:value-type="float" office:value="0.972316">
                <text:p>0.972316</text:p>
              </table:table-cell>
              <table:table-cell office:value-type="float" office:value="0.996668">
                <text:p>0.9966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81228">
                <text:p>0.981228</text:p>
              </table:table-cell>
              <table:table-cell office:value-type="float" office:value="0.998232">
                <text:p>0.998232</text:p>
              </table:table-cell>
              <table:table-cell office:value-type="float" office:value="0.972064">
                <text:p>0.972064</text:p>
              </table:table-cell>
              <table:table-cell office:value-type="float" office:value="0.996676">
                <text:p>0.9966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81984">
                <text:p>0.981984</text:p>
              </table:table-cell>
              <table:table-cell office:value-type="float" office:value="0.998244">
                <text:p>0.998244</text:p>
              </table:table-cell>
              <table:table-cell office:value-type="float" office:value="0.972208">
                <text:p>0.972208</text:p>
              </table:table-cell>
              <table:table-cell office:value-type="float" office:value="0.99668">
                <text:p>0.99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81464">
                <text:p>0.981464</text:p>
              </table:table-cell>
              <table:table-cell office:value-type="float" office:value="0.998248">
                <text:p>0.998248</text:p>
              </table:table-cell>
              <table:table-cell office:value-type="float" office:value="0.972552">
                <text:p>0.972552</text:p>
              </table:table-cell>
              <table:table-cell office:value-type="float" office:value="0.99668">
                <text:p>0.996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8174">
                <text:p>0.98174</text:p>
              </table:table-cell>
              <table:table-cell office:value-type="float" office:value="0.998248">
                <text:p>0.998248</text:p>
              </table:table-cell>
              <table:table-cell office:value-type="float" office:value="0.972228">
                <text:p>0.972228</text:p>
              </table:table-cell>
              <table:table-cell office:value-type="float" office:value="0.996684">
                <text:p>0.996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81544">
                <text:p>0.981544</text:p>
              </table:table-cell>
              <table:table-cell office:value-type="float" office:value="0.998252">
                <text:p>0.998252</text:p>
              </table:table-cell>
              <table:table-cell office:value-type="float" office:value="0.972712">
                <text:p>0.972712</text:p>
              </table:table-cell>
              <table:table-cell office:value-type="float" office:value="0.996692">
                <text:p>0.9966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982132">
                <text:p>0.982132</text:p>
              </table:table-cell>
              <table:table-cell office:value-type="float" office:value="0.998252">
                <text:p>0.998252</text:p>
              </table:table-cell>
              <table:table-cell office:value-type="float" office:value="0.972292">
                <text:p>0.972292</text:p>
              </table:table-cell>
              <table:table-cell office:value-type="float" office:value="0.996688">
                <text:p>0.996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82016">
                <text:p>0.982016</text:p>
              </table:table-cell>
              <table:table-cell office:value-type="float" office:value="0.99826">
                <text:p>0.99826</text:p>
              </table:table-cell>
              <table:table-cell office:value-type="float" office:value="0.973268">
                <text:p>0.973268</text:p>
              </table:table-cell>
              <table:table-cell office:value-type="float" office:value="0.9967">
                <text:p>0.99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81912">
                <text:p>0.981912</text:p>
              </table:table-cell>
              <table:table-cell office:value-type="float" office:value="0.99826">
                <text:p>0.99826</text:p>
              </table:table-cell>
              <table:table-cell office:value-type="float" office:value="0.972272">
                <text:p>0.972272</text:p>
              </table:table-cell>
              <table:table-cell office:value-type="float" office:value="0.996712">
                <text:p>0.9967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982208">
                <text:p>0.982208</text:p>
              </table:table-cell>
              <table:table-cell office:value-type="float" office:value="0.998268">
                <text:p>0.998268</text:p>
              </table:table-cell>
              <table:table-cell office:value-type="float" office:value="0.972016">
                <text:p>0.972016</text:p>
              </table:table-cell>
              <table:table-cell office:value-type="float" office:value="0.996712">
                <text:p>0.996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81844">
                <text:p>0.981844</text:p>
              </table:table-cell>
              <table:table-cell office:value-type="float" office:value="0.998276">
                <text:p>0.998276</text:p>
              </table:table-cell>
              <table:table-cell office:value-type="float" office:value="0.972388">
                <text:p>0.972388</text:p>
              </table:table-cell>
              <table:table-cell office:value-type="float" office:value="0.996712">
                <text:p>0.9967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82368">
                <text:p>0.982368</text:p>
              </table:table-cell>
              <table:table-cell office:value-type="float" office:value="0.998276">
                <text:p>0.998276</text:p>
              </table:table-cell>
              <table:table-cell office:value-type="float" office:value="0.972692">
                <text:p>0.972692</text:p>
              </table:table-cell>
              <table:table-cell office:value-type="float" office:value="0.996716">
                <text:p>0.9967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982264">
                <text:p>0.982264</text:p>
              </table:table-cell>
              <table:table-cell office:value-type="float" office:value="0.99828">
                <text:p>0.99828</text:p>
              </table:table-cell>
              <table:table-cell office:value-type="float" office:value="0.973004">
                <text:p>0.973004</text:p>
              </table:table-cell>
              <table:table-cell office:value-type="float" office:value="0.996712">
                <text:p>0.9967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82176">
                <text:p>0.982176</text:p>
              </table:table-cell>
              <table:table-cell office:value-type="float" office:value="0.998284">
                <text:p>0.998284</text:p>
              </table:table-cell>
              <table:table-cell office:value-type="float" office:value="0.972748">
                <text:p>0.972748</text:p>
              </table:table-cell>
              <table:table-cell office:value-type="float" office:value="0.996716">
                <text:p>0.9967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82096">
                <text:p>0.982096</text:p>
              </table:table-cell>
              <table:table-cell office:value-type="float" office:value="0.998284">
                <text:p>0.998284</text:p>
              </table:table-cell>
              <table:table-cell office:value-type="float" office:value="0.972772">
                <text:p>0.972772</text:p>
              </table:table-cell>
              <table:table-cell office:value-type="float" office:value="0.996712">
                <text:p>0.996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82476">
                <text:p>0.982476</text:p>
              </table:table-cell>
              <table:table-cell office:value-type="float" office:value="0.998296">
                <text:p>0.998296</text:p>
              </table:table-cell>
              <table:table-cell office:value-type="float" office:value="0.972772">
                <text:p>0.972772</text:p>
              </table:table-cell>
              <table:table-cell office:value-type="float" office:value="0.996724">
                <text:p>0.9967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82036">
                <text:p>0.982036</text:p>
              </table:table-cell>
              <table:table-cell office:value-type="float" office:value="0.998296">
                <text:p>0.998296</text:p>
              </table:table-cell>
              <table:table-cell office:value-type="float" office:value="0.972516">
                <text:p>0.972516</text:p>
              </table:table-cell>
              <table:table-cell office:value-type="float" office:value="0.996716">
                <text:p>0.9967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8266">
                <text:p>0.98266</text:p>
              </table:table-cell>
              <table:table-cell office:value-type="float" office:value="0.998292">
                <text:p>0.998292</text:p>
              </table:table-cell>
              <table:table-cell office:value-type="float" office:value="0.97258">
                <text:p>0.97258</text:p>
              </table:table-cell>
              <table:table-cell office:value-type="float" office:value="0.996732">
                <text:p>0.996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982404">
                <text:p>0.982404</text:p>
              </table:table-cell>
              <table:table-cell office:value-type="float" office:value="0.9983">
                <text:p>0.9983</text:p>
              </table:table-cell>
              <table:table-cell office:value-type="float" office:value="0.972336">
                <text:p>0.972336</text:p>
              </table:table-cell>
              <table:table-cell office:value-type="float" office:value="0.99674">
                <text:p>0.996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8258">
                <text:p>0.98258</text:p>
              </table:table-cell>
              <table:table-cell office:value-type="float" office:value="0.998308">
                <text:p>0.998308</text:p>
              </table:table-cell>
              <table:table-cell office:value-type="float" office:value="0.973028">
                <text:p>0.973028</text:p>
              </table:table-cell>
              <table:table-cell office:value-type="float" office:value="0.996744">
                <text:p>0.996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82352">
                <text:p>0.982352</text:p>
              </table:table-cell>
              <table:table-cell office:value-type="float" office:value="0.998312">
                <text:p>0.998312</text:p>
              </table:table-cell>
              <table:table-cell office:value-type="float" office:value="0.973004">
                <text:p>0.973004</text:p>
              </table:table-cell>
              <table:table-cell office:value-type="float" office:value="0.996752">
                <text:p>0.9967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8256">
                <text:p>0.98256</text:p>
              </table:table-cell>
              <table:table-cell office:value-type="float" office:value="0.998312">
                <text:p>0.998312</text:p>
              </table:table-cell>
              <table:table-cell office:value-type="float" office:value="0.972844">
                <text:p>0.972844</text:p>
              </table:table-cell>
              <table:table-cell office:value-type="float" office:value="0.996756">
                <text:p>0.9967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82684">
                <text:p>0.982684</text:p>
              </table:table-cell>
              <table:table-cell office:value-type="float" office:value="0.998316">
                <text:p>0.998316</text:p>
              </table:table-cell>
              <table:table-cell office:value-type="float" office:value="0.97294">
                <text:p>0.97294</text:p>
              </table:table-cell>
              <table:table-cell office:value-type="float" office:value="0.996764">
                <text:p>0.9967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831">
                <text:p>0.9831</text:p>
              </table:table-cell>
              <table:table-cell office:value-type="float" office:value="0.998324">
                <text:p>0.998324</text:p>
              </table:table-cell>
              <table:table-cell office:value-type="float" office:value="0.972564">
                <text:p>0.972564</text:p>
              </table:table-cell>
              <table:table-cell office:value-type="float" office:value="0.996768">
                <text:p>0.996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98312">
                <text:p>0.98312</text:p>
              </table:table-cell>
              <table:table-cell office:value-type="float" office:value="0.998328">
                <text:p>0.998328</text:p>
              </table:table-cell>
              <table:table-cell office:value-type="float" office:value="0.973084">
                <text:p>0.973084</text:p>
              </table:table-cell>
              <table:table-cell office:value-type="float" office:value="0.996776">
                <text:p>0.9967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983124">
                <text:p>0.983124</text:p>
              </table:table-cell>
              <table:table-cell office:value-type="float" office:value="0.998328">
                <text:p>0.998328</text:p>
              </table:table-cell>
              <table:table-cell office:value-type="float" office:value="0.97298">
                <text:p>0.97298</text:p>
              </table:table-cell>
              <table:table-cell office:value-type="float" office:value="0.996788">
                <text:p>0.9967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82904">
                <text:p>0.982904</text:p>
              </table:table-cell>
              <table:table-cell office:value-type="float" office:value="0.99834">
                <text:p>0.99834</text:p>
              </table:table-cell>
              <table:table-cell office:value-type="float" office:value="0.972624">
                <text:p>0.972624</text:p>
              </table:table-cell>
              <table:table-cell office:value-type="float" office:value="0.996792">
                <text:p>0.996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982976">
                <text:p>0.982976</text:p>
              </table:table-cell>
              <table:table-cell office:value-type="float" office:value="0.998336">
                <text:p>0.998336</text:p>
              </table:table-cell>
              <table:table-cell office:value-type="float" office:value="0.972564">
                <text:p>0.972564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83112">
                <text:p>0.983112</text:p>
              </table:table-cell>
              <table:table-cell office:value-type="float" office:value="0.998348">
                <text:p>0.998348</text:p>
              </table:table-cell>
              <table:table-cell office:value-type="float" office:value="0.97276">
                <text:p>0.97276</text:p>
              </table:table-cell>
              <table:table-cell office:value-type="float" office:value="0.996816">
                <text:p>0.996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983216">
                <text:p>0.983216</text:p>
              </table:table-cell>
              <table:table-cell office:value-type="float" office:value="0.998356">
                <text:p>0.998356</text:p>
              </table:table-cell>
              <table:table-cell office:value-type="float" office:value="0.972564">
                <text:p>0.972564</text:p>
              </table:table-cell>
              <table:table-cell office:value-type="float" office:value="0.996816">
                <text:p>0.9968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83648">
                <text:p>0.983648</text:p>
              </table:table-cell>
              <table:table-cell office:value-type="float" office:value="0.99836">
                <text:p>0.99836</text:p>
              </table:table-cell>
              <table:table-cell office:value-type="float" office:value="0.97234">
                <text:p>0.97234</text:p>
              </table:table-cell>
              <table:table-cell office:value-type="float" office:value="0.996816">
                <text:p>0.996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983524">
                <text:p>0.983524</text:p>
              </table:table-cell>
              <table:table-cell office:value-type="float" office:value="0.99836">
                <text:p>0.99836</text:p>
              </table:table-cell>
              <table:table-cell office:value-type="float" office:value="0.973064">
                <text:p>0.973064</text:p>
              </table:table-cell>
              <table:table-cell office:value-type="float" office:value="0.996828">
                <text:p>0.996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8366">
                <text:p>0.98366</text:p>
              </table:table-cell>
              <table:table-cell office:value-type="float" office:value="0.998364">
                <text:p>0.998364</text:p>
              </table:table-cell>
              <table:table-cell office:value-type="float" office:value="0.972436">
                <text:p>0.972436</text:p>
              </table:table-cell>
              <table:table-cell office:value-type="float" office:value="0.996832">
                <text:p>0.996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983932">
                <text:p>0.983932</text:p>
              </table:table-cell>
              <table:table-cell office:value-type="float" office:value="0.998368">
                <text:p>0.998368</text:p>
              </table:table-cell>
              <table:table-cell office:value-type="float" office:value="0.972272">
                <text:p>0.972272</text:p>
              </table:table-cell>
              <table:table-cell office:value-type="float" office:value="0.996832">
                <text:p>0.9968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83484">
                <text:p>0.983484</text:p>
              </table:table-cell>
              <table:table-cell office:value-type="float" office:value="0.99838">
                <text:p>0.99838</text:p>
              </table:table-cell>
              <table:table-cell office:value-type="float" office:value="0.972432">
                <text:p>0.972432</text:p>
              </table:table-cell>
              <table:table-cell office:value-type="float" office:value="0.996836">
                <text:p>0.9968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984104">
                <text:p>0.984104</text:p>
              </table:table-cell>
              <table:table-cell office:value-type="float" office:value="0.99838">
                <text:p>0.99838</text:p>
              </table:table-cell>
              <table:table-cell office:value-type="float" office:value="0.972636">
                <text:p>0.972636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83536">
                <text:p>0.983536</text:p>
              </table:table-cell>
              <table:table-cell office:value-type="float" office:value="0.998392">
                <text:p>0.998392</text:p>
              </table:table-cell>
              <table:table-cell office:value-type="float" office:value="0.972572">
                <text:p>0.972572</text:p>
              </table:table-cell>
              <table:table-cell office:value-type="float" office:value="0.996844">
                <text:p>0.9968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83904">
                <text:p>0.983904</text:p>
              </table:table-cell>
              <table:table-cell office:value-type="float" office:value="0.998392">
                <text:p>0.998392</text:p>
              </table:table-cell>
              <table:table-cell office:value-type="float" office:value="0.972692">
                <text:p>0.972692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983684">
                <text:p>0.983684</text:p>
              </table:table-cell>
              <table:table-cell office:value-type="float" office:value="0.998392">
                <text:p>0.998392</text:p>
              </table:table-cell>
              <table:table-cell office:value-type="float" office:value="0.972556">
                <text:p>0.972556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984224">
                <text:p>0.984224</text:p>
              </table:table-cell>
              <table:table-cell office:value-type="float" office:value="0.998396">
                <text:p>0.998396</text:p>
              </table:table-cell>
              <table:table-cell office:value-type="float" office:value="0.97232">
                <text:p>0.97232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8414">
                <text:p>0.98414</text:p>
              </table:table-cell>
              <table:table-cell office:value-type="float" office:value="0.9984">
                <text:p>0.9984</text:p>
              </table:table-cell>
              <table:table-cell office:value-type="float" office:value="0.972728">
                <text:p>0.972728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83892">
                <text:p>0.983892</text:p>
              </table:table-cell>
              <table:table-cell office:value-type="float" office:value="0.998396">
                <text:p>0.998396</text:p>
              </table:table-cell>
              <table:table-cell office:value-type="float" office:value="0.972784">
                <text:p>0.972784</text:p>
              </table:table-cell>
              <table:table-cell office:value-type="float" office:value="0.996852">
                <text:p>0.996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83844">
                <text:p>0.983844</text:p>
              </table:table-cell>
              <table:table-cell office:value-type="float" office:value="0.9984">
                <text:p>0.9984</text:p>
              </table:table-cell>
              <table:table-cell office:value-type="float" office:value="0.97256">
                <text:p>0.97256</text:p>
              </table:table-cell>
              <table:table-cell office:value-type="float" office:value="0.996852">
                <text:p>0.9968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844">
                <text:p>0.9844</text:p>
              </table:table-cell>
              <table:table-cell office:value-type="float" office:value="0.9984">
                <text:p>0.9984</text:p>
              </table:table-cell>
              <table:table-cell office:value-type="float" office:value="0.972352">
                <text:p>0.972352</text:p>
              </table:table-cell>
              <table:table-cell office:value-type="float" office:value="0.996852">
                <text:p>0.9968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8386">
                <text:p>0.98386</text:p>
              </table:table-cell>
              <table:table-cell office:value-type="float" office:value="0.9984">
                <text:p>0.9984</text:p>
              </table:table-cell>
              <table:table-cell office:value-type="float" office:value="0.972428">
                <text:p>0.972428</text:p>
              </table:table-cell>
              <table:table-cell office:value-type="float" office:value="0.996852">
                <text:p>0.9968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84048">
                <text:p>0.984048</text:p>
              </table:table-cell>
              <table:table-cell office:value-type="float" office:value="0.998412">
                <text:p>0.998412</text:p>
              </table:table-cell>
              <table:table-cell office:value-type="float" office:value="0.973552">
                <text:p>0.973552</text:p>
              </table:table-cell>
              <table:table-cell office:value-type="float" office:value="0.996852">
                <text:p>0.9968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984344">
                <text:p>0.984344</text:p>
              </table:table-cell>
              <table:table-cell office:value-type="float" office:value="0.998412">
                <text:p>0.998412</text:p>
              </table:table-cell>
              <table:table-cell office:value-type="float" office:value="0.9726">
                <text:p>0.9726</text:p>
              </table:table-cell>
              <table:table-cell office:value-type="float" office:value="0.996852">
                <text:p>0.9968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84524">
                <text:p>0.984524</text:p>
              </table:table-cell>
              <table:table-cell office:value-type="float" office:value="0.998416">
                <text:p>0.998416</text:p>
              </table:table-cell>
              <table:table-cell office:value-type="float" office:value="0.972988">
                <text:p>0.972988</text:p>
              </table:table-cell>
              <table:table-cell office:value-type="float" office:value="0.996856">
                <text:p>0.996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8412">
                <text:p>0.98412</text:p>
              </table:table-cell>
              <table:table-cell office:value-type="float" office:value="0.99842">
                <text:p>0.99842</text:p>
              </table:table-cell>
              <table:table-cell office:value-type="float" office:value="0.972448">
                <text:p>0.972448</text:p>
              </table:table-cell>
              <table:table-cell office:value-type="float" office:value="0.996856">
                <text:p>0.9968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85076">
                <text:p>0.985076</text:p>
              </table:table-cell>
              <table:table-cell office:value-type="float" office:value="0.99842">
                <text:p>0.99842</text:p>
              </table:table-cell>
              <table:table-cell office:value-type="float" office:value="0.972244">
                <text:p>0.972244</text:p>
              </table:table-cell>
              <table:table-cell office:value-type="float" office:value="0.996868">
                <text:p>0.9968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84944">
                <text:p>0.984944</text:p>
              </table:table-cell>
              <table:table-cell office:value-type="float" office:value="0.998424">
                <text:p>0.998424</text:p>
              </table:table-cell>
              <table:table-cell office:value-type="float" office:value="0.972304">
                <text:p>0.972304</text:p>
              </table:table-cell>
              <table:table-cell office:value-type="float" office:value="0.996868">
                <text:p>0.9968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8438">
                <text:p>0.98438</text:p>
              </table:table-cell>
              <table:table-cell office:value-type="float" office:value="0.998424">
                <text:p>0.998424</text:p>
              </table:table-cell>
              <table:table-cell office:value-type="float" office:value="0.9724">
                <text:p>0.9724</text:p>
              </table:table-cell>
              <table:table-cell office:value-type="float" office:value="0.996876">
                <text:p>0.9968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85092">
                <text:p>0.985092</text:p>
              </table:table-cell>
              <table:table-cell office:value-type="float" office:value="0.998424">
                <text:p>0.998424</text:p>
              </table:table-cell>
              <table:table-cell office:value-type="float" office:value="0.972784">
                <text:p>0.972784</text:p>
              </table:table-cell>
              <table:table-cell office:value-type="float" office:value="0.996876">
                <text:p>0.9968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8492">
                <text:p>0.98492</text:p>
              </table:table-cell>
              <table:table-cell office:value-type="float" office:value="0.998428">
                <text:p>0.998428</text:p>
              </table:table-cell>
              <table:table-cell office:value-type="float" office:value="0.972732">
                <text:p>0.972732</text:p>
              </table:table-cell>
              <table:table-cell office:value-type="float" office:value="0.99688">
                <text:p>0.99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85132">
                <text:p>0.985132</text:p>
              </table:table-cell>
              <table:table-cell office:value-type="float" office:value="0.998432">
                <text:p>0.998432</text:p>
              </table:table-cell>
              <table:table-cell office:value-type="float" office:value="0.97262">
                <text:p>0.97262</text:p>
              </table:table-cell>
              <table:table-cell office:value-type="float" office:value="0.99688">
                <text:p>0.99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85028">
                <text:p>0.985028</text:p>
              </table:table-cell>
              <table:table-cell office:value-type="float" office:value="0.998432">
                <text:p>0.998432</text:p>
              </table:table-cell>
              <table:table-cell office:value-type="float" office:value="0.972956">
                <text:p>0.972956</text:p>
              </table:table-cell>
              <table:table-cell office:value-type="float" office:value="0.996884">
                <text:p>0.996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85084">
                <text:p>0.985084</text:p>
              </table:table-cell>
              <table:table-cell office:value-type="float" office:value="0.998432">
                <text:p>0.998432</text:p>
              </table:table-cell>
              <table:table-cell office:value-type="float" office:value="0.972928">
                <text:p>0.972928</text:p>
              </table:table-cell>
              <table:table-cell office:value-type="float" office:value="0.996884">
                <text:p>0.996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985376">
                <text:p>0.985376</text:p>
              </table:table-cell>
              <table:table-cell office:value-type="float" office:value="0.998436">
                <text:p>0.998436</text:p>
              </table:table-cell>
              <table:table-cell office:value-type="float" office:value="0.972328">
                <text:p>0.972328</text:p>
              </table:table-cell>
              <table:table-cell office:value-type="float" office:value="0.996888">
                <text:p>0.9968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85096">
                <text:p>0.985096</text:p>
              </table:table-cell>
              <table:table-cell office:value-type="float" office:value="0.998436">
                <text:p>0.998436</text:p>
              </table:table-cell>
              <table:table-cell office:value-type="float" office:value="0.97304">
                <text:p>0.97304</text:p>
              </table:table-cell>
              <table:table-cell office:value-type="float" office:value="0.996888">
                <text:p>0.9968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85136">
                <text:p>0.985136</text:p>
              </table:table-cell>
              <table:table-cell office:value-type="float" office:value="0.998436">
                <text:p>0.998436</text:p>
              </table:table-cell>
              <table:table-cell office:value-type="float" office:value="0.973168">
                <text:p>0.973168</text:p>
              </table:table-cell>
              <table:table-cell office:value-type="float" office:value="0.996896">
                <text:p>0.9968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8556">
                <text:p>0.98556</text:p>
              </table:table-cell>
              <table:table-cell office:value-type="float" office:value="0.99844">
                <text:p>0.99844</text:p>
              </table:table-cell>
              <table:table-cell office:value-type="float" office:value="0.97262">
                <text:p>0.97262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8542">
                <text:p>0.98542</text:p>
              </table:table-cell>
              <table:table-cell office:value-type="float" office:value="0.998436">
                <text:p>0.998436</text:p>
              </table:table-cell>
              <table:table-cell office:value-type="float" office:value="0.973108">
                <text:p>0.973108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985512">
                <text:p>0.985512</text:p>
              </table:table-cell>
              <table:table-cell office:value-type="float" office:value="0.998436">
                <text:p>0.998436</text:p>
              </table:table-cell>
              <table:table-cell office:value-type="float" office:value="0.97314">
                <text:p>0.97314</text:p>
              </table:table-cell>
              <table:table-cell office:value-type="float" office:value="0.996904">
                <text:p>0.9969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85616">
                <text:p>0.985616</text:p>
              </table:table-cell>
              <table:table-cell office:value-type="float" office:value="0.99844">
                <text:p>0.99844</text:p>
              </table:table-cell>
              <table:table-cell office:value-type="float" office:value="0.972336">
                <text:p>0.972336</text:p>
              </table:table-cell>
              <table:table-cell office:value-type="float" office:value="0.996904">
                <text:p>0.996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85812">
                <text:p>0.985812</text:p>
              </table:table-cell>
              <table:table-cell office:value-type="float" office:value="0.99844">
                <text:p>0.99844</text:p>
              </table:table-cell>
              <table:table-cell office:value-type="float" office:value="0.973024">
                <text:p>0.973024</text:p>
              </table:table-cell>
              <table:table-cell office:value-type="float" office:value="0.996908">
                <text:p>0.9969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85672">
                <text:p>0.985672</text:p>
              </table:table-cell>
              <table:table-cell office:value-type="float" office:value="0.99844">
                <text:p>0.99844</text:p>
              </table:table-cell>
              <table:table-cell office:value-type="float" office:value="0.97304">
                <text:p>0.97304</text:p>
              </table:table-cell>
              <table:table-cell office:value-type="float" office:value="0.996908">
                <text:p>0.996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85356">
                <text:p>0.985356</text:p>
              </table:table-cell>
              <table:table-cell office:value-type="float" office:value="0.99844">
                <text:p>0.99844</text:p>
              </table:table-cell>
              <table:table-cell office:value-type="float" office:value="0.971936">
                <text:p>0.971936</text:p>
              </table:table-cell>
              <table:table-cell office:value-type="float" office:value="0.996912">
                <text:p>0.996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86212">
                <text:p>0.986212</text:p>
              </table:table-cell>
              <table:table-cell office:value-type="float" office:value="0.998448">
                <text:p>0.998448</text:p>
              </table:table-cell>
              <table:table-cell office:value-type="float" office:value="0.97306">
                <text:p>0.97306</text:p>
              </table:table-cell>
              <table:table-cell office:value-type="float" office:value="0.996912">
                <text:p>0.996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86212">
                <text:p>0.986212</text:p>
              </table:table-cell>
              <table:table-cell office:value-type="float" office:value="0.998452">
                <text:p>0.998452</text:p>
              </table:table-cell>
              <table:table-cell office:value-type="float" office:value="0.972812">
                <text:p>0.972812</text:p>
              </table:table-cell>
              <table:table-cell office:value-type="float" office:value="0.996916">
                <text:p>0.9969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85952">
                <text:p>0.985952</text:p>
              </table:table-cell>
              <table:table-cell office:value-type="float" office:value="0.998452">
                <text:p>0.998452</text:p>
              </table:table-cell>
              <table:table-cell office:value-type="float" office:value="0.9726">
                <text:p>0.9726</text:p>
              </table:table-cell>
              <table:table-cell office:value-type="float" office:value="0.996916">
                <text:p>0.9969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86108">
                <text:p>0.986108</text:p>
              </table:table-cell>
              <table:table-cell office:value-type="float" office:value="0.998452">
                <text:p>0.998452</text:p>
              </table:table-cell>
              <table:table-cell office:value-type="float" office:value="0.972892">
                <text:p>0.972892</text:p>
              </table:table-cell>
              <table:table-cell office:value-type="float" office:value="0.99692">
                <text:p>0.996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986392">
                <text:p>0.986392</text:p>
              </table:table-cell>
              <table:table-cell office:value-type="float" office:value="0.998448">
                <text:p>0.998448</text:p>
              </table:table-cell>
              <table:table-cell office:value-type="float" office:value="0.972968">
                <text:p>0.972968</text:p>
              </table:table-cell>
              <table:table-cell office:value-type="float" office:value="0.99692">
                <text:p>0.99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8594">
                <text:p>0.98594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64">
                <text:p>0.97264</text:p>
              </table:table-cell>
              <table:table-cell office:value-type="float" office:value="0.996924">
                <text:p>0.996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86676">
                <text:p>0.986676</text:p>
              </table:table-cell>
              <table:table-cell office:value-type="float" office:value="0.998456">
                <text:p>0.998456</text:p>
              </table:table-cell>
              <table:table-cell office:value-type="float" office:value="0.973396">
                <text:p>0.973396</text:p>
              </table:table-cell>
              <table:table-cell office:value-type="float" office:value="0.996928">
                <text:p>0.9969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85896">
                <text:p>0.985896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236">
                <text:p>0.972236</text:p>
              </table:table-cell>
              <table:table-cell office:value-type="float" office:value="0.996928">
                <text:p>0.996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986504">
                <text:p>0.986504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98">
                <text:p>0.97298</text:p>
              </table:table-cell>
              <table:table-cell office:value-type="float" office:value="0.996928">
                <text:p>0.996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86624">
                <text:p>0.986624</text:p>
              </table:table-cell>
              <table:table-cell office:value-type="float" office:value="0.998456">
                <text:p>0.998456</text:p>
              </table:table-cell>
              <table:table-cell office:value-type="float" office:value="0.973132">
                <text:p>0.973132</text:p>
              </table:table-cell>
              <table:table-cell office:value-type="float" office:value="0.996928">
                <text:p>0.996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86728">
                <text:p>0.986728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82">
                <text:p>0.97282</text:p>
              </table:table-cell>
              <table:table-cell office:value-type="float" office:value="0.996928">
                <text:p>0.9969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861">
                <text:p>0.9861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356">
                <text:p>0.972356</text:p>
              </table:table-cell>
              <table:table-cell office:value-type="float" office:value="0.996932">
                <text:p>0.9969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987">
                <text:p>0.987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756">
                <text:p>0.972756</text:p>
              </table:table-cell>
              <table:table-cell office:value-type="float" office:value="0.996932">
                <text:p>0.9969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86812">
                <text:p>0.986812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648">
                <text:p>0.972648</text:p>
              </table:table-cell>
              <table:table-cell office:value-type="float" office:value="0.996932">
                <text:p>0.9969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86944">
                <text:p>0.986944</text:p>
              </table:table-cell>
              <table:table-cell office:value-type="float" office:value="0.998456">
                <text:p>0.998456</text:p>
              </table:table-cell>
              <table:table-cell office:value-type="float" office:value="0.972896">
                <text:p>0.972896</text:p>
              </table:table-cell>
              <table:table-cell office:value-type="float" office:value="0.996932">
                <text:p>0.996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86772">
                <text:p>0.986772</text:p>
              </table:table-cell>
              <table:table-cell office:value-type="float" office:value="0.99846">
                <text:p>0.99846</text:p>
              </table:table-cell>
              <table:table-cell office:value-type="float" office:value="0.973008">
                <text:p>0.973008</text:p>
              </table:table-cell>
              <table:table-cell office:value-type="float" office:value="0.996932">
                <text:p>0.9969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873">
                <text:p>0.9873</text:p>
              </table:table-cell>
              <table:table-cell office:value-type="float" office:value="0.998468">
                <text:p>0.998468</text:p>
              </table:table-cell>
              <table:table-cell office:value-type="float" office:value="0.971492">
                <text:p>0.971492</text:p>
              </table:table-cell>
              <table:table-cell office:value-type="float" office:value="0.996936">
                <text:p>0.996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87252">
                <text:p>0.987252</text:p>
              </table:table-cell>
              <table:table-cell office:value-type="float" office:value="0.998464">
                <text:p>0.998464</text:p>
              </table:table-cell>
              <table:table-cell office:value-type="float" office:value="0.972236">
                <text:p>0.972236</text:p>
              </table:table-cell>
              <table:table-cell office:value-type="float" office:value="0.996936">
                <text:p>0.996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987296">
                <text:p>0.987296</text:p>
              </table:table-cell>
              <table:table-cell office:value-type="float" office:value="0.998464">
                <text:p>0.998464</text:p>
              </table:table-cell>
              <table:table-cell office:value-type="float" office:value="0.972556">
                <text:p>0.972556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87108">
                <text:p>0.987108</text:p>
              </table:table-cell>
              <table:table-cell office:value-type="float" office:value="0.998472">
                <text:p>0.998472</text:p>
              </table:table-cell>
              <table:table-cell office:value-type="float" office:value="0.972716">
                <text:p>0.972716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87156">
                <text:p>0.987156</text:p>
              </table:table-cell>
              <table:table-cell office:value-type="float" office:value="0.998476">
                <text:p>0.998476</text:p>
              </table:table-cell>
              <table:table-cell office:value-type="float" office:value="0.972852">
                <text:p>0.972852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87352">
                <text:p>0.987352</text:p>
              </table:table-cell>
              <table:table-cell office:value-type="float" office:value="0.998472">
                <text:p>0.998472</text:p>
              </table:table-cell>
              <table:table-cell office:value-type="float" office:value="0.972468">
                <text:p>0.972468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87648">
                <text:p>0.987648</text:p>
              </table:table-cell>
              <table:table-cell office:value-type="float" office:value="0.998476">
                <text:p>0.998476</text:p>
              </table:table-cell>
              <table:table-cell office:value-type="float" office:value="0.97252">
                <text:p>0.97252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87568">
                <text:p>0.987568</text:p>
              </table:table-cell>
              <table:table-cell office:value-type="float" office:value="0.998476">
                <text:p>0.998476</text:p>
              </table:table-cell>
              <table:table-cell office:value-type="float" office:value="0.972964">
                <text:p>0.972964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8768">
                <text:p>0.98768</text:p>
              </table:table-cell>
              <table:table-cell office:value-type="float" office:value="0.998476">
                <text:p>0.998476</text:p>
              </table:table-cell>
              <table:table-cell office:value-type="float" office:value="0.9717">
                <text:p>0.9717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8796">
                <text:p>0.98796</text:p>
              </table:table-cell>
              <table:table-cell office:value-type="float" office:value="0.99848">
                <text:p>0.99848</text:p>
              </table:table-cell>
              <table:table-cell office:value-type="float" office:value="0.97288">
                <text:p>0.97288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987716">
                <text:p>0.987716</text:p>
              </table:table-cell>
              <table:table-cell office:value-type="float" office:value="0.99848">
                <text:p>0.99848</text:p>
              </table:table-cell>
              <table:table-cell office:value-type="float" office:value="0.972692">
                <text:p>0.972692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87636">
                <text:p>0.987636</text:p>
              </table:table-cell>
              <table:table-cell office:value-type="float" office:value="0.99848">
                <text:p>0.99848</text:p>
              </table:table-cell>
              <table:table-cell office:value-type="float" office:value="0.973172">
                <text:p>0.973172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88">
                <text:p>0.988</text:p>
              </table:table-cell>
              <table:table-cell office:value-type="float" office:value="0.99848">
                <text:p>0.99848</text:p>
              </table:table-cell>
              <table:table-cell office:value-type="float" office:value="0.972392">
                <text:p>0.972392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87608">
                <text:p>0.987608</text:p>
              </table:table-cell>
              <table:table-cell office:value-type="float" office:value="0.99848">
                <text:p>0.99848</text:p>
              </table:table-cell>
              <table:table-cell office:value-type="float" office:value="0.972348">
                <text:p>0.972348</text:p>
              </table:table-cell>
              <table:table-cell office:value-type="float" office:value="0.996952">
                <text:p>0.9969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87892">
                <text:p>0.987892</text:p>
              </table:table-cell>
              <table:table-cell office:value-type="float" office:value="0.99848">
                <text:p>0.99848</text:p>
              </table:table-cell>
              <table:table-cell office:value-type="float" office:value="0.973196">
                <text:p>0.973196</text:p>
              </table:table-cell>
              <table:table-cell office:value-type="float" office:value="0.996952">
                <text:p>0.9969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8864">
                <text:p>0.98864</text:p>
              </table:table-cell>
              <table:table-cell office:value-type="float" office:value="0.99848">
                <text:p>0.99848</text:p>
              </table:table-cell>
              <table:table-cell office:value-type="float" office:value="0.97258">
                <text:p>0.97258</text:p>
              </table:table-cell>
              <table:table-cell office:value-type="float" office:value="0.996952">
                <text:p>0.9969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88044">
                <text:p>0.988044</text:p>
              </table:table-cell>
              <table:table-cell office:value-type="float" office:value="0.99848">
                <text:p>0.99848</text:p>
              </table:table-cell>
              <table:table-cell office:value-type="float" office:value="0.972976">
                <text:p>0.972976</text:p>
              </table:table-cell>
              <table:table-cell office:value-type="float" office:value="0.99696">
                <text:p>0.99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87912">
                <text:p>0.987912</text:p>
              </table:table-cell>
              <table:table-cell office:value-type="float" office:value="0.99848">
                <text:p>0.99848</text:p>
              </table:table-cell>
              <table:table-cell office:value-type="float" office:value="0.972616">
                <text:p>0.972616</text:p>
              </table:table-cell>
              <table:table-cell office:value-type="float" office:value="0.99696">
                <text:p>0.996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88404">
                <text:p>0.988404</text:p>
              </table:table-cell>
              <table:table-cell office:value-type="float" office:value="0.998484">
                <text:p>0.998484</text:p>
              </table:table-cell>
              <table:table-cell office:value-type="float" office:value="0.972436">
                <text:p>0.972436</text:p>
              </table:table-cell>
              <table:table-cell office:value-type="float" office:value="0.996964">
                <text:p>0.9969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88452">
                <text:p>0.988452</text:p>
              </table:table-cell>
              <table:table-cell office:value-type="float" office:value="0.998484">
                <text:p>0.998484</text:p>
              </table:table-cell>
              <table:table-cell office:value-type="float" office:value="0.973556">
                <text:p>0.973556</text:p>
              </table:table-cell>
              <table:table-cell office:value-type="float" office:value="0.996968">
                <text:p>0.996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88728">
                <text:p>0.988728</text:p>
              </table:table-cell>
              <table:table-cell office:value-type="float" office:value="0.998484">
                <text:p>0.998484</text:p>
              </table:table-cell>
              <table:table-cell office:value-type="float" office:value="0.973028">
                <text:p>0.973028</text:p>
              </table:table-cell>
              <table:table-cell office:value-type="float" office:value="0.996972">
                <text:p>0.9969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88916">
                <text:p>0.988916</text:p>
              </table:table-cell>
              <table:table-cell office:value-type="float" office:value="0.998492">
                <text:p>0.998492</text:p>
              </table:table-cell>
              <table:table-cell office:value-type="float" office:value="0.972652">
                <text:p>0.972652</text:p>
              </table:table-cell>
              <table:table-cell office:value-type="float" office:value="0.996972">
                <text:p>0.9969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88612">
                <text:p>0.988612</text:p>
              </table:table-cell>
              <table:table-cell office:value-type="float" office:value="0.998496">
                <text:p>0.998496</text:p>
              </table:table-cell>
              <table:table-cell office:value-type="float" office:value="0.971884">
                <text:p>0.971884</text:p>
              </table:table-cell>
              <table:table-cell office:value-type="float" office:value="0.99698">
                <text:p>0.996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885">
                <text:p>0.9885</text:p>
              </table:table-cell>
              <table:table-cell office:value-type="float" office:value="0.998496">
                <text:p>0.998496</text:p>
              </table:table-cell>
              <table:table-cell office:value-type="float" office:value="0.97302">
                <text:p>0.97302</text:p>
              </table:table-cell>
              <table:table-cell office:value-type="float" office:value="0.99698">
                <text:p>0.996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89036">
                <text:p>0.989036</text:p>
              </table:table-cell>
              <table:table-cell office:value-type="float" office:value="0.9985">
                <text:p>0.9985</text:p>
              </table:table-cell>
              <table:table-cell office:value-type="float" office:value="0.973016">
                <text:p>0.973016</text:p>
              </table:table-cell>
              <table:table-cell office:value-type="float" office:value="0.99698">
                <text:p>0.996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8892">
                <text:p>0.98892</text:p>
              </table:table-cell>
              <table:table-cell office:value-type="float" office:value="0.9985">
                <text:p>0.9985</text:p>
              </table:table-cell>
              <table:table-cell office:value-type="float" office:value="0.972164">
                <text:p>0.972164</text:p>
              </table:table-cell>
              <table:table-cell office:value-type="float" office:value="0.996988">
                <text:p>0.9969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88448">
                <text:p>0.988448</text:p>
              </table:table-cell>
              <table:table-cell office:value-type="float" office:value="0.9985">
                <text:p>0.9985</text:p>
              </table:table-cell>
              <table:table-cell office:value-type="float" office:value="0.972732">
                <text:p>0.97273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89412">
                <text:p>0.989412</text:p>
              </table:table-cell>
              <table:table-cell office:value-type="float" office:value="0.998508">
                <text:p>0.998508</text:p>
              </table:table-cell>
              <table:table-cell office:value-type="float" office:value="0.972824">
                <text:p>0.972824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89232">
                <text:p>0.989232</text:p>
              </table:table-cell>
              <table:table-cell office:value-type="float" office:value="0.998504">
                <text:p>0.998504</text:p>
              </table:table-cell>
              <table:table-cell office:value-type="float" office:value="0.972276">
                <text:p>0.972276</text:p>
              </table:table-cell>
              <table:table-cell office:value-type="float" office:value="0.997004">
                <text:p>0.997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89244">
                <text:p>0.989244</text:p>
              </table:table-cell>
              <table:table-cell office:value-type="float" office:value="0.998508">
                <text:p>0.998508</text:p>
              </table:table-cell>
              <table:table-cell office:value-type="float" office:value="0.972308">
                <text:p>0.972308</text:p>
              </table:table-cell>
              <table:table-cell office:value-type="float" office:value="0.997004">
                <text:p>0.9970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89092">
                <text:p>0.989092</text:p>
              </table:table-cell>
              <table:table-cell office:value-type="float" office:value="0.998508">
                <text:p>0.998508</text:p>
              </table:table-cell>
              <table:table-cell office:value-type="float" office:value="0.972908">
                <text:p>0.972908</text:p>
              </table:table-cell>
              <table:table-cell office:value-type="float" office:value="0.997004">
                <text:p>0.997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89728">
                <text:p>0.989728</text:p>
              </table:table-cell>
              <table:table-cell office:value-type="float" office:value="0.998508">
                <text:p>0.998508</text:p>
              </table:table-cell>
              <table:table-cell office:value-type="float" office:value="0.972572">
                <text:p>0.972572</text:p>
              </table:table-cell>
              <table:table-cell office:value-type="float" office:value="0.997004">
                <text:p>0.997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89832">
                <text:p>0.989832</text:p>
              </table:table-cell>
              <table:table-cell office:value-type="float" office:value="0.998508">
                <text:p>0.998508</text:p>
              </table:table-cell>
              <table:table-cell office:value-type="float" office:value="0.972848">
                <text:p>0.972848</text:p>
              </table:table-cell>
              <table:table-cell office:value-type="float" office:value="0.997008">
                <text:p>0.9970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8944">
                <text:p>0.98944</text:p>
              </table:table-cell>
              <table:table-cell office:value-type="float" office:value="0.998508">
                <text:p>0.998508</text:p>
              </table:table-cell>
              <table:table-cell office:value-type="float" office:value="0.972508">
                <text:p>0.972508</text:p>
              </table:table-cell>
              <table:table-cell office:value-type="float" office:value="0.997008">
                <text:p>0.9970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89672">
                <text:p>0.989672</text:p>
              </table:table-cell>
              <table:table-cell office:value-type="float" office:value="0.998516">
                <text:p>0.998516</text:p>
              </table:table-cell>
              <table:table-cell office:value-type="float" office:value="0.972956">
                <text:p>0.972956</text:p>
              </table:table-cell>
              <table:table-cell office:value-type="float" office:value="0.997012">
                <text:p>0.9970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8962">
                <text:p>0.98962</text:p>
              </table:table-cell>
              <table:table-cell office:value-type="float" office:value="0.998516">
                <text:p>0.998516</text:p>
              </table:table-cell>
              <table:table-cell office:value-type="float" office:value="0.973316">
                <text:p>0.973316</text:p>
              </table:table-cell>
              <table:table-cell office:value-type="float" office:value="0.99702">
                <text:p>0.997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896">
                <text:p>0.9896</text:p>
              </table:table-cell>
              <table:table-cell office:value-type="float" office:value="0.99852">
                <text:p>0.99852</text:p>
              </table:table-cell>
              <table:table-cell office:value-type="float" office:value="0.972332">
                <text:p>0.972332</text:p>
              </table:table-cell>
              <table:table-cell office:value-type="float" office:value="0.99702">
                <text:p>0.997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89788">
                <text:p>0.989788</text:p>
              </table:table-cell>
              <table:table-cell office:value-type="float" office:value="0.99852">
                <text:p>0.99852</text:p>
              </table:table-cell>
              <table:table-cell office:value-type="float" office:value="0.972456">
                <text:p>0.972456</text:p>
              </table:table-cell>
              <table:table-cell office:value-type="float" office:value="0.997024">
                <text:p>0.997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90156">
                <text:p>0.990156</text:p>
              </table:table-cell>
              <table:table-cell office:value-type="float" office:value="0.99852">
                <text:p>0.99852</text:p>
              </table:table-cell>
              <table:table-cell office:value-type="float" office:value="0.972496">
                <text:p>0.972496</text:p>
              </table:table-cell>
              <table:table-cell office:value-type="float" office:value="0.997028">
                <text:p>0.9970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89788">
                <text:p>0.989788</text:p>
              </table:table-cell>
              <table:table-cell office:value-type="float" office:value="0.998524">
                <text:p>0.998524</text:p>
              </table:table-cell>
              <table:table-cell office:value-type="float" office:value="0.973192">
                <text:p>0.973192</text:p>
              </table:table-cell>
              <table:table-cell office:value-type="float" office:value="0.997028">
                <text:p>0.9970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89888">
                <text:p>0.989888</text:p>
              </table:table-cell>
              <table:table-cell office:value-type="float" office:value="0.998524">
                <text:p>0.998524</text:p>
              </table:table-cell>
              <table:table-cell office:value-type="float" office:value="0.972792">
                <text:p>0.972792</text:p>
              </table:table-cell>
              <table:table-cell office:value-type="float" office:value="0.997032">
                <text:p>0.997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9022">
                <text:p>0.99022</text:p>
              </table:table-cell>
              <table:table-cell office:value-type="float" office:value="0.998528">
                <text:p>0.998528</text:p>
              </table:table-cell>
              <table:table-cell office:value-type="float" office:value="0.973244">
                <text:p>0.973244</text:p>
              </table:table-cell>
              <table:table-cell office:value-type="float" office:value="0.997032">
                <text:p>0.9970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90544">
                <text:p>0.99054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112">
                <text:p>0.973112</text:p>
              </table:table-cell>
              <table:table-cell office:value-type="float" office:value="0.997032">
                <text:p>0.9970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90508">
                <text:p>0.990508</text:p>
              </table:table-cell>
              <table:table-cell office:value-type="float" office:value="0.998528">
                <text:p>0.998528</text:p>
              </table:table-cell>
              <table:table-cell office:value-type="float" office:value="0.972632">
                <text:p>0.972632</text:p>
              </table:table-cell>
              <table:table-cell office:value-type="float" office:value="0.997032">
                <text:p>0.9970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90504">
                <text:p>0.990504</text:p>
              </table:table-cell>
              <table:table-cell office:value-type="float" office:value="0.998528">
                <text:p>0.998528</text:p>
              </table:table-cell>
              <table:table-cell office:value-type="float" office:value="0.973056">
                <text:p>0.973056</text:p>
              </table:table-cell>
              <table:table-cell office:value-type="float" office:value="0.997032">
                <text:p>0.9970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90324">
                <text:p>0.99032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056">
                <text:p>0.973056</text:p>
              </table:table-cell>
              <table:table-cell office:value-type="float" office:value="0.99704">
                <text:p>0.997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9064">
                <text:p>0.9906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076">
                <text:p>0.973076</text:p>
              </table:table-cell>
              <table:table-cell office:value-type="float" office:value="0.99704">
                <text:p>0.997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90308">
                <text:p>0.99030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3">
                <text:p>0.9733</text:p>
              </table:table-cell>
              <table:table-cell office:value-type="float" office:value="0.99704">
                <text:p>0.99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90872">
                <text:p>0.990872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976">
                <text:p>0.972976</text:p>
              </table:table-cell>
              <table:table-cell office:value-type="float" office:value="0.997044">
                <text:p>0.997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9068">
                <text:p>0.9906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544">
                <text:p>0.972544</text:p>
              </table:table-cell>
              <table:table-cell office:value-type="float" office:value="0.997044">
                <text:p>0.9970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91008">
                <text:p>0.99100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5">
                <text:p>0.9725</text:p>
              </table:table-cell>
              <table:table-cell office:value-type="float" office:value="0.997044">
                <text:p>0.997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9076">
                <text:p>0.9907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784">
                <text:p>0.972784</text:p>
              </table:table-cell>
              <table:table-cell office:value-type="float" office:value="0.997044">
                <text:p>0.9970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91156">
                <text:p>0.99115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132">
                <text:p>0.973132</text:p>
              </table:table-cell>
              <table:table-cell office:value-type="float" office:value="0.997048">
                <text:p>0.9970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909">
                <text:p>0.9909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08">
                <text:p>0.97308</text:p>
              </table:table-cell>
              <table:table-cell office:value-type="float" office:value="0.997048">
                <text:p>0.9970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91344">
                <text:p>0.99134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692">
                <text:p>0.972692</text:p>
              </table:table-cell>
              <table:table-cell office:value-type="float" office:value="0.997048">
                <text:p>0.9970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9162">
                <text:p>0.99162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268">
                <text:p>0.973268</text:p>
              </table:table-cell>
              <table:table-cell office:value-type="float" office:value="0.997048">
                <text:p>0.9970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91456">
                <text:p>0.99145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252">
                <text:p>0.973252</text:p>
              </table:table-cell>
              <table:table-cell office:value-type="float" office:value="0.997052">
                <text:p>0.997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91784">
                <text:p>0.99178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828">
                <text:p>0.972828</text:p>
              </table:table-cell>
              <table:table-cell office:value-type="float" office:value="0.997064">
                <text:p>0.9970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91844">
                <text:p>0.99184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196">
                <text:p>0.973196</text:p>
              </table:table-cell>
              <table:table-cell office:value-type="float" office:value="0.997064">
                <text:p>0.9970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91656">
                <text:p>0.99165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284">
                <text:p>0.973284</text:p>
              </table:table-cell>
              <table:table-cell office:value-type="float" office:value="0.997064">
                <text:p>0.997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9188">
                <text:p>0.9918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964">
                <text:p>0.972964</text:p>
              </table:table-cell>
              <table:table-cell office:value-type="float" office:value="0.997064">
                <text:p>0.997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9196">
                <text:p>0.9919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992">
                <text:p>0.972992</text:p>
              </table:table-cell>
              <table:table-cell office:value-type="float" office:value="0.997064">
                <text:p>0.9970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92028">
                <text:p>0.99202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04">
                <text:p>0.97304</text:p>
              </table:table-cell>
              <table:table-cell office:value-type="float" office:value="0.997064">
                <text:p>0.997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91988">
                <text:p>0.99198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076">
                <text:p>0.972076</text:p>
              </table:table-cell>
              <table:table-cell office:value-type="float" office:value="0.997072">
                <text:p>0.9970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92188">
                <text:p>0.99218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888">
                <text:p>0.972888</text:p>
              </table:table-cell>
              <table:table-cell office:value-type="float" office:value="0.997076">
                <text:p>0.9970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9228">
                <text:p>0.99228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036">
                <text:p>0.973036</text:p>
              </table:table-cell>
              <table:table-cell office:value-type="float" office:value="0.997076">
                <text:p>0.997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92344">
                <text:p>0.99234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148">
                <text:p>0.973148</text:p>
              </table:table-cell>
              <table:table-cell office:value-type="float" office:value="0.99708">
                <text:p>0.997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92256">
                <text:p>0.99225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084">
                <text:p>0.97308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92532">
                <text:p>0.992532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504">
                <text:p>0.97250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92904">
                <text:p>0.992904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616">
                <text:p>0.972616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92732">
                <text:p>0.992732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904">
                <text:p>0.97290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93">
                <text:p>0.993</text:p>
              </table:table-cell>
              <table:table-cell office:value-type="float" office:value="0.998532">
                <text:p>0.998532</text:p>
              </table:table-cell>
              <table:table-cell office:value-type="float" office:value="0.973664">
                <text:p>0.97366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9296">
                <text:p>0.99296</text:p>
              </table:table-cell>
              <table:table-cell office:value-type="float" office:value="0.998532">
                <text:p>0.998532</text:p>
              </table:table-cell>
              <table:table-cell office:value-type="float" office:value="0.972816">
                <text:p>0.972816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99296">
                <text:p>0.99296</text:p>
              </table:table-cell>
              <table:table-cell office:value-type="float" office:value="0.998536">
                <text:p>0.998536</text:p>
              </table:table-cell>
              <table:table-cell office:value-type="float" office:value="0.973004">
                <text:p>0.97300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92996">
                <text:p>0.992996</text:p>
              </table:table-cell>
              <table:table-cell office:value-type="float" office:value="0.998536">
                <text:p>0.998536</text:p>
              </table:table-cell>
              <table:table-cell office:value-type="float" office:value="0.973304">
                <text:p>0.97330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93116">
                <text:p>0.993116</text:p>
              </table:table-cell>
              <table:table-cell office:value-type="float" office:value="0.998536">
                <text:p>0.998536</text:p>
              </table:table-cell>
              <table:table-cell office:value-type="float" office:value="0.97314">
                <text:p>0.9731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93388">
                <text:p>0.993388</text:p>
              </table:table-cell>
              <table:table-cell office:value-type="float" office:value="0.998536">
                <text:p>0.998536</text:p>
              </table:table-cell>
              <table:table-cell office:value-type="float" office:value="0.972624">
                <text:p>0.972624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93248">
                <text:p>0.993248</text:p>
              </table:table-cell>
              <table:table-cell office:value-type="float" office:value="0.998536">
                <text:p>0.998536</text:p>
              </table:table-cell>
              <table:table-cell office:value-type="float" office:value="0.97282">
                <text:p>0.97282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93328">
                <text:p>0.993328</text:p>
              </table:table-cell>
              <table:table-cell office:value-type="float" office:value="0.998536">
                <text:p>0.998536</text:p>
              </table:table-cell>
              <table:table-cell office:value-type="float" office:value="0.972856">
                <text:p>0.972856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93568">
                <text:p>0.993568</text:p>
              </table:table-cell>
              <table:table-cell office:value-type="float" office:value="0.998536">
                <text:p>0.998536</text:p>
              </table:table-cell>
              <table:table-cell office:value-type="float" office:value="0.973076">
                <text:p>0.973076</text:p>
              </table:table-cell>
              <table:table-cell office:value-type="float" office:value="0.997088">
                <text:p>0.9970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9368">
                <text:p>0.99368</text:p>
              </table:table-cell>
              <table:table-cell office:value-type="float" office:value="0.998536">
                <text:p>0.998536</text:p>
              </table:table-cell>
              <table:table-cell office:value-type="float" office:value="0.973116">
                <text:p>0.973116</text:p>
              </table:table-cell>
              <table:table-cell office:value-type="float" office:value="0.997096">
                <text:p>0.997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93812">
                <text:p>0.993812</text:p>
              </table:table-cell>
              <table:table-cell office:value-type="float" office:value="0.99854">
                <text:p>0.99854</text:p>
              </table:table-cell>
              <table:table-cell office:value-type="float" office:value="0.972788">
                <text:p>0.972788</text:p>
              </table:table-cell>
              <table:table-cell office:value-type="float" office:value="0.997096">
                <text:p>0.9970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93884">
                <text:p>0.993884</text:p>
              </table:table-cell>
              <table:table-cell office:value-type="float" office:value="0.99854">
                <text:p>0.99854</text:p>
              </table:table-cell>
              <table:table-cell office:value-type="float" office:value="0.973032">
                <text:p>0.973032</text:p>
              </table:table-cell>
              <table:table-cell office:value-type="float" office:value="0.997092">
                <text:p>0.9970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9386">
                <text:p>0.99386</text:p>
              </table:table-cell>
              <table:table-cell office:value-type="float" office:value="0.99854">
                <text:p>0.99854</text:p>
              </table:table-cell>
              <table:table-cell office:value-type="float" office:value="0.973168">
                <text:p>0.973168</text:p>
              </table:table-cell>
              <table:table-cell office:value-type="float" office:value="0.997096">
                <text:p>0.9970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93868">
                <text:p>0.993868</text:p>
              </table:table-cell>
              <table:table-cell office:value-type="float" office:value="0.99854">
                <text:p>0.99854</text:p>
              </table:table-cell>
              <table:table-cell office:value-type="float" office:value="0.9726">
                <text:p>0.9726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93904">
                <text:p>0.993904</text:p>
              </table:table-cell>
              <table:table-cell office:value-type="float" office:value="0.99854">
                <text:p>0.99854</text:p>
              </table:table-cell>
              <table:table-cell office:value-type="float" office:value="0.973036">
                <text:p>0.973036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994084">
                <text:p>0.994084</text:p>
              </table:table-cell>
              <table:table-cell office:value-type="float" office:value="0.99854">
                <text:p>0.99854</text:p>
              </table:table-cell>
              <table:table-cell office:value-type="float" office:value="0.972216">
                <text:p>0.972216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94088">
                <text:p>0.994088</text:p>
              </table:table-cell>
              <table:table-cell office:value-type="float" office:value="0.99854">
                <text:p>0.99854</text:p>
              </table:table-cell>
              <table:table-cell office:value-type="float" office:value="0.972988">
                <text:p>0.97298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9406">
                <text:p>0.99406</text:p>
              </table:table-cell>
              <table:table-cell office:value-type="float" office:value="0.99854">
                <text:p>0.99854</text:p>
              </table:table-cell>
              <table:table-cell office:value-type="float" office:value="0.972692">
                <text:p>0.972692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94576">
                <text:p>0.994576</text:p>
              </table:table-cell>
              <table:table-cell office:value-type="float" office:value="0.99854">
                <text:p>0.99854</text:p>
              </table:table-cell>
              <table:table-cell office:value-type="float" office:value="0.972572">
                <text:p>0.972572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94504">
                <text:p>0.994504</text:p>
              </table:table-cell>
              <table:table-cell office:value-type="float" office:value="0.99854">
                <text:p>0.99854</text:p>
              </table:table-cell>
              <table:table-cell office:value-type="float" office:value="0.97348">
                <text:p>0.97348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9456">
                <text:p>0.99456</text:p>
              </table:table-cell>
              <table:table-cell office:value-type="float" office:value="0.99854">
                <text:p>0.99854</text:p>
              </table:table-cell>
              <table:table-cell office:value-type="float" office:value="0.972752">
                <text:p>0.972752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94508">
                <text:p>0.994508</text:p>
              </table:table-cell>
              <table:table-cell office:value-type="float" office:value="0.99854">
                <text:p>0.99854</text:p>
              </table:table-cell>
              <table:table-cell office:value-type="float" office:value="0.9727">
                <text:p>0.9727</text:p>
              </table:table-cell>
              <table:table-cell office:value-type="float" office:value="0.997108">
                <text:p>0.9971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9458">
                <text:p>0.99458</text:p>
              </table:table-cell>
              <table:table-cell office:value-type="float" office:value="0.99854">
                <text:p>0.99854</text:p>
              </table:table-cell>
              <table:table-cell office:value-type="float" office:value="0.973348">
                <text:p>0.973348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94876">
                <text:p>0.994876</text:p>
              </table:table-cell>
              <table:table-cell office:value-type="float" office:value="0.99854">
                <text:p>0.99854</text:p>
              </table:table-cell>
              <table:table-cell office:value-type="float" office:value="0.972476">
                <text:p>0.972476</text:p>
              </table:table-cell>
              <table:table-cell office:value-type="float" office:value="0.997104">
                <text:p>0.9971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9476">
                <text:p>0.99476</text:p>
              </table:table-cell>
              <table:table-cell office:value-type="float" office:value="0.99854">
                <text:p>0.99854</text:p>
              </table:table-cell>
              <table:table-cell office:value-type="float" office:value="0.973184">
                <text:p>0.973184</text:p>
              </table:table-cell>
              <table:table-cell office:value-type="float" office:value="0.997112">
                <text:p>0.997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94848">
                <text:p>0.994848</text:p>
              </table:table-cell>
              <table:table-cell office:value-type="float" office:value="0.99854">
                <text:p>0.99854</text:p>
              </table:table-cell>
              <table:table-cell office:value-type="float" office:value="0.973492">
                <text:p>0.973492</text:p>
              </table:table-cell>
              <table:table-cell office:value-type="float" office:value="0.997116">
                <text:p>0.997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9498">
                <text:p>0.99498</text:p>
              </table:table-cell>
              <table:table-cell office:value-type="float" office:value="0.99854">
                <text:p>0.99854</text:p>
              </table:table-cell>
              <table:table-cell office:value-type="float" office:value="0.972808">
                <text:p>0.972808</text:p>
              </table:table-cell>
              <table:table-cell office:value-type="float" office:value="0.997116">
                <text:p>0.9971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95008">
                <text:p>0.995008</text:p>
              </table:table-cell>
              <table:table-cell office:value-type="float" office:value="0.99854">
                <text:p>0.99854</text:p>
              </table:table-cell>
              <table:table-cell office:value-type="float" office:value="0.972796">
                <text:p>0.972796</text:p>
              </table:table-cell>
              <table:table-cell office:value-type="float" office:value="0.997116">
                <text:p>0.9971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95148">
                <text:p>0.995148</text:p>
              </table:table-cell>
              <table:table-cell office:value-type="float" office:value="0.99854">
                <text:p>0.99854</text:p>
              </table:table-cell>
              <table:table-cell office:value-type="float" office:value="0.972884">
                <text:p>0.972884</text:p>
              </table:table-cell>
              <table:table-cell office:value-type="float" office:value="0.997116">
                <text:p>0.997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95212">
                <text:p>0.995212</text:p>
              </table:table-cell>
              <table:table-cell office:value-type="float" office:value="0.99854">
                <text:p>0.99854</text:p>
              </table:table-cell>
              <table:table-cell office:value-type="float" office:value="0.972644">
                <text:p>0.972644</text:p>
              </table:table-cell>
              <table:table-cell office:value-type="float" office:value="0.997116">
                <text:p>0.997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95296">
                <text:p>0.995296</text:p>
              </table:table-cell>
              <table:table-cell office:value-type="float" office:value="0.99854">
                <text:p>0.99854</text:p>
              </table:table-cell>
              <table:table-cell office:value-type="float" office:value="0.973056">
                <text:p>0.973056</text:p>
              </table:table-cell>
              <table:table-cell office:value-type="float" office:value="0.99712">
                <text:p>0.99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95388">
                <text:p>0.995388</text:p>
              </table:table-cell>
              <table:table-cell office:value-type="float" office:value="0.99854">
                <text:p>0.99854</text:p>
              </table:table-cell>
              <table:table-cell office:value-type="float" office:value="0.97342">
                <text:p>0.97342</text:p>
              </table:table-cell>
              <table:table-cell office:value-type="float" office:value="0.997116">
                <text:p>0.9971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95412">
                <text:p>0.995412</text:p>
              </table:table-cell>
              <table:table-cell office:value-type="float" office:value="0.99854">
                <text:p>0.99854</text:p>
              </table:table-cell>
              <table:table-cell office:value-type="float" office:value="0.97262">
                <text:p>0.97262</text:p>
              </table:table-cell>
              <table:table-cell office:value-type="float" office:value="0.997124">
                <text:p>0.9971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95604">
                <text:p>0.995604</text:p>
              </table:table-cell>
              <table:table-cell office:value-type="float" office:value="0.99854">
                <text:p>0.99854</text:p>
              </table:table-cell>
              <table:table-cell office:value-type="float" office:value="0.97274">
                <text:p>0.97274</text:p>
              </table:table-cell>
              <table:table-cell office:value-type="float" office:value="0.997124">
                <text:p>0.9971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95556">
                <text:p>0.995556</text:p>
              </table:table-cell>
              <table:table-cell office:value-type="float" office:value="0.99854">
                <text:p>0.99854</text:p>
              </table:table-cell>
              <table:table-cell office:value-type="float" office:value="0.972836">
                <text:p>0.972836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9566">
                <text:p>0.99566</text:p>
              </table:table-cell>
              <table:table-cell office:value-type="float" office:value="0.99854">
                <text:p>0.99854</text:p>
              </table:table-cell>
              <table:table-cell office:value-type="float" office:value="0.972996">
                <text:p>0.972996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95844">
                <text:p>0.995844</text:p>
              </table:table-cell>
              <table:table-cell office:value-type="float" office:value="0.998548">
                <text:p>0.998548</text:p>
              </table:table-cell>
              <table:table-cell office:value-type="float" office:value="0.972932">
                <text:p>0.972932</text:p>
              </table:table-cell>
              <table:table-cell office:value-type="float" office:value="0.997128">
                <text:p>0.9971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95836">
                <text:p>0.995836</text:p>
              </table:table-cell>
              <table:table-cell office:value-type="float" office:value="0.998544">
                <text:p>0.998544</text:p>
              </table:table-cell>
              <table:table-cell office:value-type="float" office:value="0.972796">
                <text:p>0.972796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95868">
                <text:p>0.995868</text:p>
              </table:table-cell>
              <table:table-cell office:value-type="float" office:value="0.998552">
                <text:p>0.998552</text:p>
              </table:table-cell>
              <table:table-cell office:value-type="float" office:value="0.972928">
                <text:p>0.972928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96068">
                <text:p>0.996068</text:p>
              </table:table-cell>
              <table:table-cell office:value-type="float" office:value="0.998552">
                <text:p>0.998552</text:p>
              </table:table-cell>
              <table:table-cell office:value-type="float" office:value="0.972952">
                <text:p>0.972952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96012">
                <text:p>0.996012</text:p>
              </table:table-cell>
              <table:table-cell office:value-type="float" office:value="0.998552">
                <text:p>0.998552</text:p>
              </table:table-cell>
              <table:table-cell office:value-type="float" office:value="0.97334">
                <text:p>0.97334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9616">
                <text:p>0.99616</text:p>
              </table:table-cell>
              <table:table-cell office:value-type="float" office:value="0.998552">
                <text:p>0.998552</text:p>
              </table:table-cell>
              <table:table-cell office:value-type="float" office:value="0.972988">
                <text:p>0.972988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9616">
                <text:p>0.99616</text:p>
              </table:table-cell>
              <table:table-cell office:value-type="float" office:value="0.998552">
                <text:p>0.998552</text:p>
              </table:table-cell>
              <table:table-cell office:value-type="float" office:value="0.972424">
                <text:p>0.972424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96276">
                <text:p>0.996276</text:p>
              </table:table-cell>
              <table:table-cell office:value-type="float" office:value="0.998552">
                <text:p>0.998552</text:p>
              </table:table-cell>
              <table:table-cell office:value-type="float" office:value="0.972176">
                <text:p>0.972176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96272">
                <text:p>0.996272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684">
                <text:p>0.972684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96352">
                <text:p>0.996352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32">
                <text:p>0.97232</text:p>
              </table:table-cell>
              <table:table-cell office:value-type="float" office:value="0.997132">
                <text:p>0.9971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96384">
                <text:p>0.996384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648">
                <text:p>0.972648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96368">
                <text:p>0.996368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232">
                <text:p>0.972232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96576">
                <text:p>0.996576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152">
                <text:p>0.973152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96688">
                <text:p>0.996688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072">
                <text:p>0.973072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9666">
                <text:p>0.99666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176">
                <text:p>0.973176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96712">
                <text:p>0.996712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256">
                <text:p>0.973256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96796">
                <text:p>0.996796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616">
                <text:p>0.972616</text:p>
              </table:table-cell>
              <table:table-cell office:value-type="float" office:value="0.997136">
                <text:p>0.9971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96876">
                <text:p>0.996876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008">
                <text:p>0.972008</text:p>
              </table:table-cell>
              <table:table-cell office:value-type="float" office:value="0.99714">
                <text:p>0.99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96904">
                <text:p>0.996904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292">
                <text:p>0.973292</text:p>
              </table:table-cell>
              <table:table-cell office:value-type="float" office:value="0.99714">
                <text:p>0.997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96968">
                <text:p>0.996968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164">
                <text:p>0.97216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9708">
                <text:p>0.99708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088">
                <text:p>0.973088</text:p>
              </table:table-cell>
              <table:table-cell office:value-type="float" office:value="0.99714">
                <text:p>0.997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97136">
                <text:p>0.997136</text:p>
              </table:table-cell>
              <table:table-cell office:value-type="float" office:value="0.998556">
                <text:p>0.998556</text:p>
              </table:table-cell>
              <table:table-cell office:value-type="float" office:value="0.971912">
                <text:p>0.971912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97168">
                <text:p>0.997168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952">
                <text:p>0.972952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97152">
                <text:p>0.997152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588">
                <text:p>0.972588</text:p>
              </table:table-cell>
              <table:table-cell office:value-type="float" office:value="0.99714">
                <text:p>0.997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9724">
                <text:p>0.99724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1">
                <text:p>0.9731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9726">
                <text:p>0.99726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26">
                <text:p>0.97226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97292">
                <text:p>0.997292</text:p>
              </table:table-cell>
              <table:table-cell office:value-type="float" office:value="0.998556">
                <text:p>0.998556</text:p>
              </table:table-cell>
              <table:table-cell office:value-type="float" office:value="0.973476">
                <text:p>0.973476</text:p>
              </table:table-cell>
              <table:table-cell office:value-type="float" office:value="0.997148">
                <text:p>0.9971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97348">
                <text:p>0.997348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928">
                <text:p>0.972928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97444">
                <text:p>0.997444</text:p>
              </table:table-cell>
              <table:table-cell office:value-type="float" office:value="0.998556">
                <text:p>0.998556</text:p>
              </table:table-cell>
              <table:table-cell office:value-type="float" office:value="0.972808">
                <text:p>0.972808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9746">
                <text:p>0.99746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756">
                <text:p>0.972756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97508">
                <text:p>0.997508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812">
                <text:p>0.972812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97552">
                <text:p>0.997552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908">
                <text:p>0.972908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97608">
                <text:p>0.997608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932">
                <text:p>0.972932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976">
                <text:p>0.9976</text:p>
              </table:table-cell>
              <table:table-cell office:value-type="float" office:value="0.998564">
                <text:p>0.998564</text:p>
              </table:table-cell>
              <table:table-cell office:value-type="float" office:value="0.973384">
                <text:p>0.97338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97704">
                <text:p>0.997704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828">
                <text:p>0.972828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97656">
                <text:p>0.997656</text:p>
              </table:table-cell>
              <table:table-cell office:value-type="float" office:value="0.998564">
                <text:p>0.998564</text:p>
              </table:table-cell>
              <table:table-cell office:value-type="float" office:value="0.973336">
                <text:p>0.973336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9774">
                <text:p>0.99774</text:p>
              </table:table-cell>
              <table:table-cell office:value-type="float" office:value="0.998564">
                <text:p>0.998564</text:p>
              </table:table-cell>
              <table:table-cell office:value-type="float" office:value="0.9734">
                <text:p>0.973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97728">
                <text:p>0.997728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664">
                <text:p>0.97266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97784">
                <text:p>0.997784</text:p>
              </table:table-cell>
              <table:table-cell office:value-type="float" office:value="0.998564">
                <text:p>0.998564</text:p>
              </table:table-cell>
              <table:table-cell office:value-type="float" office:value="0.972772">
                <text:p>0.972772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97848">
                <text:p>0.997848</text:p>
              </table:table-cell>
              <table:table-cell office:value-type="float" office:value="0.998572">
                <text:p>0.998572</text:p>
              </table:table-cell>
              <table:table-cell office:value-type="float" office:value="0.973128">
                <text:p>0.973128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97872">
                <text:p>0.997872</text:p>
              </table:table-cell>
              <table:table-cell office:value-type="float" office:value="0.998572">
                <text:p>0.998572</text:p>
              </table:table-cell>
              <table:table-cell office:value-type="float" office:value="0.973064">
                <text:p>0.97306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97916">
                <text:p>0.997916</text:p>
              </table:table-cell>
              <table:table-cell office:value-type="float" office:value="0.998572">
                <text:p>0.998572</text:p>
              </table:table-cell>
              <table:table-cell office:value-type="float" office:value="0.972104">
                <text:p>0.97210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97948">
                <text:p>0.997948</text:p>
              </table:table-cell>
              <table:table-cell office:value-type="float" office:value="0.998572">
                <text:p>0.998572</text:p>
              </table:table-cell>
              <table:table-cell office:value-type="float" office:value="0.972848">
                <text:p>0.972848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97964">
                <text:p>0.997964</text:p>
              </table:table-cell>
              <table:table-cell office:value-type="float" office:value="0.998572">
                <text:p>0.998572</text:p>
              </table:table-cell>
              <table:table-cell office:value-type="float" office:value="0.973096">
                <text:p>0.973096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9798">
                <text:p>0.99798</text:p>
              </table:table-cell>
              <table:table-cell office:value-type="float" office:value="0.998572">
                <text:p>0.998572</text:p>
              </table:table-cell>
              <table:table-cell office:value-type="float" office:value="0.97282">
                <text:p>0.97282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97988">
                <text:p>0.997988</text:p>
              </table:table-cell>
              <table:table-cell office:value-type="float" office:value="0.998572">
                <text:p>0.998572</text:p>
              </table:table-cell>
              <table:table-cell office:value-type="float" office:value="0.971896">
                <text:p>0.971896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98036">
                <text:p>0.998036</text:p>
              </table:table-cell>
              <table:table-cell office:value-type="float" office:value="0.998572">
                <text:p>0.998572</text:p>
              </table:table-cell>
              <table:table-cell office:value-type="float" office:value="0.972904">
                <text:p>0.972904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98068">
                <text:p>0.998068</text:p>
              </table:table-cell>
              <table:table-cell office:value-type="float" office:value="0.998572">
                <text:p>0.998572</text:p>
              </table:table-cell>
              <table:table-cell office:value-type="float" office:value="0.973356">
                <text:p>0.973356</text:p>
              </table:table-cell>
              <table:table-cell office:value-type="float" office:value="0.997144">
                <text:p>0.9971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